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65.99pt"/>
    </style:style>
    <style:style style:name="co30" style:family="table-column">
      <style:table-column-properties fo:break-before="auto" style:column-width="420.21pt"/>
    </style:style>
    <style:style style:name="co31" style:family="table-column">
      <style:table-column-properties fo:break-before="auto" style:column-width="352.8pt"/>
    </style:style>
    <style:style style:name="co32" style:family="table-column">
      <style:table-column-properties fo:break-before="auto" style:column-width="343.11pt"/>
    </style:style>
    <style:style style:name="co33" style:family="table-column">
      <style:table-column-properties fo:break-before="auto" style:column-width="347.95pt"/>
    </style:style>
    <style:style style:name="co34" style:family="table-column">
      <style:table-column-properties fo:break-before="auto" style:column-width="370.86pt"/>
    </style:style>
    <style:style style:name="co35" style:family="table-column">
      <style:table-column-properties fo:break-before="auto" style:column-width="304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양수" calcext:value-type="string">
            <text:p>양수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ABS" calcext:value-type="string">
            <text:p>ABS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이트" calcext:value-type="string">
            <text:p>아크 탕이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ATN" calcext:value-type="string">
            <text:p>ATN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BASIS" calcext:value-type="string">
            <text:p>BASIS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SEKELA" calcext:value-type="string">
            <text:p>ISISEKEL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ПОСАДКА" calcext:value-type="string">
            <text:p>ПОСАДКА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COS" calcext:value-type="string">
            <text:p>COS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NOTITIA" calcext:value-type="string">
            <text:p>NOTITIA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수" calcext:value-type="string">
            <text:p>수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DBL" calcext:value-type="string">
            <text:p>DBL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ЕКТ" calcext:value-type="string">
            <text:p>ДЕФЕКТ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C" calcext:value-type="string">
            <text:p>C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GELA" calcext:value-type="string">
            <text:p>UKUKHANGEL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DÜSTER" calcext:value-type="string">
            <text:p>DÜSTER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ESCURECIDO" calcext:value-type="string">
            <text:p>ESCURECIDO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CALIGO" calcext:value-type="string">
            <text:p>CALIGO</text:p>
          </table:table-cell>
          <table:table-cell table:style-name="ce1" table:formula="of:=[$lang_cy.A10]" office:value-type="string" office:string-value="BYLANT" calcext:value-type="string">
            <text:p>BYLANT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FINIS" calcext:value-type="string">
            <text:p>FINIS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OPSTO" calcext:value-type="string">
            <text:p>OPSTO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من" calcext:value-type="string">
            <text:p>من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DE" calcext:value-type="string">
            <text:p>DE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מ" calcext:value-type="string">
            <text:p>מ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UTOKA" calcext:value-type="string">
            <text:p>KUTOK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ENIM" calcext:value-type="string">
            <text:p>ENIM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פון" calcext:value-type="string">
            <text:p>פון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GOTO" calcext:value-type="string">
            <text:p>GOTO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CAESIM" calcext:value-type="string">
            <text:p>CAESIM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" calcext:value-type="string">
            <text:p>만약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SI" calcext:value-type="string">
            <text:p>SI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INT" calcext:value-type="string">
            <text:p>INT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INT" calcext:value-type="string">
            <text:p>INT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INPUT" calcext:value-type="string">
            <text:p>INPUT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RUHUSU" calcext:value-type="string">
            <text:p>RUHUSU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FIAT" calcext:value-type="string">
            <text:p>FIAT</text:p>
          </table:table-cell>
          <table:table-cell table:style-name="ce1" table:formula="of:=[$lang_cy.A19]" office:value-type="string" office:string-value="ADAWEN" calcext:value-type="string">
            <text:p>ADAWE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GUS" calcext:value-type="string">
            <text:p>LOGUS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DEINDE" calcext:value-type="string">
            <text:p>DEINDE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KAILAN" calcext:value-type="string">
            <text:p>KAILAN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IN" calcext:value-type="string">
            <text:p>IN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OPTIO" calcext:value-type="string">
            <text:p>OPTIO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PRINT" calcext:value-type="string">
            <text:p>PRINT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RANDOMIZE" calcext:value-type="string">
            <text:p>RANDOMIZE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RAT" calcext:value-type="string">
            <text:p>RAT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EGERE" calcext:value-type="string">
            <text:p>LEGERE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РЕМ" calcext:value-type="string">
            <text:p>РЕМ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REM" calcext:value-type="string">
            <text:p>REM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RESTITUO" calcext:value-type="string">
            <text:p>RESTITUO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ריוויינד" calcext:value-type="string">
            <text:p>ריוויינד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REDITUS" calcext:value-type="string">
            <text:p>REDITUS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RND" calcext:value-type="string">
            <text:p>RND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SGN" calcext:value-type="string">
            <text:p>SGN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PECCATUM" calcext:value-type="string">
            <text:p>PECCATUM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SQR" calcext:value-type="string">
            <text:p>SQR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GRADUS" calcext:value-type="string">
            <text:p>GRADUS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PROHIBERE" calcext:value-type="string">
            <text:p>PROHIBERE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STRO" calcext:value-type="string">
            <text:p>STRO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TAN" calcext:value-type="string">
            <text:p>TAN</text:p>
          </table:table-cell>
          <table:table-cell table:style-name="ce1" table:formula="of:=[$lang_cy.A38]" office:value-type="string" office:string-value="FARCIED" calcext:value-type="string">
            <text:p>FARCIED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O" calcext:value-type="string">
            <text:p>TO</text:p>
          </table:table-cell>
          <table:table-cell table:style-name="ce1" table:formula="of:=[$lang_en.A39]" office:value-type="string" office:string-value="TO" calcext:value-type="string">
            <text:p>TO</text:p>
          </table:table-cell>
          <table:table-cell table:style-name="ce1" table:formula="of:=[$lang_ko.A39]" office:value-type="string" office:string-value="에게" calcext:value-type="string">
            <text:p>에게</text:p>
          </table:table-cell>
          <table:table-cell table:style-name="ce1" table:formula="of:=[$lang_fr.A39]" office:value-type="string" office:string-value="JUSQU'À" calcext:value-type="string">
            <text:p>JUSQU'À</text:p>
          </table:table-cell>
          <table:table-cell table:style-name="ce1" table:formula="of:=[$lang_de.A39]" office:value-type="string" office:string-value="ZU" calcext:value-type="string">
            <text:p>ZU</text:p>
          </table:table-cell>
          <table:table-cell table:style-name="ce1" table:formula="of:=[$lang_zh.A39]" office:value-type="string" office:string-value="到" calcext:value-type="string">
            <text:p>到</text:p>
          </table:table-cell>
          <table:table-cell table:style-name="ce1" table:formula="of:=[$lang_es.A39]" office:value-type="string" office:string-value="A" calcext:value-type="string">
            <text:p>A</text:p>
          </table:table-cell>
          <table:table-cell table:style-name="ce1" table:formula="of:=[$lang_ar.A39]" office:value-type="string" office:string-value="ل" calcext:value-type="string">
            <text:p>ل</text:p>
          </table:table-cell>
          <table:table-cell table:style-name="ce1" table:formula="of:=[$lang_ru.A39]" office:value-type="string" office:string-value="К" calcext:value-type="string">
            <text:p>К</text:p>
          </table:table-cell>
          <table:table-cell table:style-name="ce1" table:formula="of:=[$lang_hi.A39]" office:value-type="string" office:string-value="को" calcext:value-type="string">
            <text:p>को</text:p>
          </table:table-cell>
          <table:table-cell table:style-name="ce1" table:formula="of:=[$lang_bn.A39]" office:value-type="string" office:string-value="প্রতি" calcext:value-type="string">
            <text:p>প্রতি</text:p>
          </table:table-cell>
          <table:table-cell table:style-name="ce1" table:formula="of:=[$lang_pt.A39]" office:value-type="string" office:string-value="PARA" calcext:value-type="string">
            <text:p>PARA</text:p>
          </table:table-cell>
          <table:table-cell table:style-name="ce1" table:formula="of:=[$lang_in.A39]" office:value-type="string" office:string-value="KE" calcext:value-type="string">
            <text:p>KE</text:p>
          </table:table-cell>
          <table:table-cell table:style-name="ce1" table:formula="of:=[$lang_ja.A39]" office:value-type="string" office:string-value="に" calcext:value-type="string">
            <text:p>に</text:p>
          </table:table-cell>
          <table:table-cell table:style-name="ce1" table:formula="of:=[$lang_he.A39]" office:value-type="string" office:string-value="ל" calcext:value-type="string">
            <text:p>ל</text:p>
          </table:table-cell>
          <table:table-cell table:style-name="ce1" table:formula="of:=[$lang_eo.A39]" office:value-type="string" office:string-value="AL" calcext:value-type="string">
            <text:p>AL</text:p>
          </table:table-cell>
          <table:table-cell table:style-name="ce1" table:formula="of:=[$lang_sw.A39]" office:value-type="string" office:string-value="KWA" calcext:value-type="string">
            <text:p>KWA</text:p>
          </table:table-cell>
          <table:table-cell table:style-name="ce1" table:formula="of:=[$lang_tl.A39]" office:value-type="string" office:string-value="SA" calcext:value-type="string">
            <text:p>SA</text:p>
          </table:table-cell>
          <table:table-cell table:style-name="ce1" table:formula="of:=[$lang_ur.A39]" office:value-type="string" office:string-value="TO" calcext:value-type="string">
            <text:p>TO</text:p>
          </table:table-cell>
          <table:table-cell table:style-name="ce2" table:formula="of:=[$lang_la.A39]" office:value-type="string" office:string-value="UT" calcext:value-type="string">
            <text:p>UT</text:p>
          </table:table-cell>
          <table:table-cell table:style-name="ce1" table:formula="of:=[$lang_cy.A39]" office:value-type="string" office:string-value="ATO" calcext:value-type="string">
            <text:p>ATO</text:p>
          </table:table-cell>
          <table:table-cell table:style-name="ce1" table:formula="of:=[$lang_zu.A39]" office:value-type="string" office:string-value="KWA-" calcext:value-type="string">
            <text:p>KWA-</text:p>
          </table:table-cell>
          <table:table-cell table:style-name="ce1" table:formula="of:=[$lang_yi.A39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1]" office:value-type="float" office:value="0" calcext:value-type="float">
            <text:p>0</text:p>
          </table:table-cell>
          <table:table-cell table:style-name="ce1" table:formula="of:=[$lang_en.A40]" office:value-type="float" office:value="0" calcext:value-type="float">
            <text:p>0</text:p>
          </table:table-cell>
          <table:table-cell table:style-name="ce1" table:formula="of:=[$lang_ko.A40]" office:value-type="float" office:value="0" calcext:value-type="float">
            <text:p>0</text:p>
          </table:table-cell>
          <table:table-cell table:style-name="ce1" table:formula="of:=[$lang_fr.A40]" office:value-type="float" office:value="0" calcext:value-type="float">
            <text:p>0</text:p>
          </table:table-cell>
          <table:table-cell table:style-name="ce1" table:formula="of:=[$lang_de.A40]" office:value-type="float" office:value="0" calcext:value-type="float">
            <text:p>0</text:p>
          </table:table-cell>
          <table:table-cell table:style-name="ce1" table:formula="of:=[$lang_zh.A40]" office:value-type="float" office:value="0" calcext:value-type="float">
            <text:p>0</text:p>
          </table:table-cell>
          <table:table-cell table:style-name="ce1" table:formula="of:=[$lang_es.A40]" office:value-type="float" office:value="0" calcext:value-type="float">
            <text:p>0</text:p>
          </table:table-cell>
          <table:table-cell table:style-name="ce1" table:formula="of:=[$lang_ar.A40]" office:value-type="float" office:value="0" calcext:value-type="float">
            <text:p>0</text:p>
          </table:table-cell>
          <table:table-cell table:style-name="ce1" table:formula="of:=[$lang_ru.A40]" office:value-type="float" office:value="0" calcext:value-type="float">
            <text:p>0</text:p>
          </table:table-cell>
          <table:table-cell table:style-name="ce1" table:formula="of:=[$lang_hi.A40]" office:value-type="float" office:value="0" calcext:value-type="float">
            <text:p>0</text:p>
          </table:table-cell>
          <table:table-cell table:style-name="ce1" table:formula="of:=[$lang_bn.A40]" office:value-type="float" office:value="0" calcext:value-type="float">
            <text:p>0</text:p>
          </table:table-cell>
          <table:table-cell table:style-name="ce1" table:formula="of:=[$lang_pt.A40]" office:value-type="float" office:value="0" calcext:value-type="float">
            <text:p>0</text:p>
          </table:table-cell>
          <table:table-cell table:style-name="ce1" table:formula="of:=[$lang_in.A40]" office:value-type="float" office:value="0" calcext:value-type="float">
            <text:p>0</text:p>
          </table:table-cell>
          <table:table-cell table:style-name="ce1" table:formula="of:=[$lang_ja.A40]" office:value-type="float" office:value="0" calcext:value-type="float">
            <text:p>0</text:p>
          </table:table-cell>
          <table:table-cell table:style-name="ce1" table:formula="of:=[$lang_he.A40]" office:value-type="float" office:value="0" calcext:value-type="float">
            <text:p>0</text:p>
          </table:table-cell>
          <table:table-cell table:style-name="ce1" table:formula="of:=[$lang_eo.A40]" office:value-type="float" office:value="0" calcext:value-type="float">
            <text:p>0</text:p>
          </table:table-cell>
          <table:table-cell table:style-name="ce1" table:formula="of:=[$lang_sw.A40]" office:value-type="float" office:value="0" calcext:value-type="float">
            <text:p>0</text:p>
          </table:table-cell>
          <table:table-cell table:style-name="ce1" table:formula="of:=[$lang_tl.A40]" office:value-type="float" office:value="0" calcext:value-type="float">
            <text:p>0</text:p>
          </table:table-cell>
          <table:table-cell table:style-name="ce1" table:formula="of:=[$lang_ur.A40]" office:value-type="float" office:value="0" calcext:value-type="float">
            <text:p>0</text:p>
          </table:table-cell>
          <table:table-cell table:style-name="ce2" table:formula="of:=[$lang_la.A40]" office:value-type="float" office:value="0" calcext:value-type="float">
            <text:p>0</text:p>
          </table:table-cell>
          <table:table-cell table:style-name="ce1" table:formula="of:=[$lang_cy.A40]" office:value-type="float" office:value="0" calcext:value-type="float">
            <text:p>0</text:p>
          </table:table-cell>
          <table:table-cell table:style-name="ce1" table:formula="of:=[$lang_zu.A40]" office:value-type="float" office:value="0" calcext:value-type="float">
            <text:p>0</text:p>
          </table:table-cell>
          <table:table-cell table:style-name="ce1" table:formula="of:=[$lang_yi.A4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1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1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1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1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1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1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1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1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1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1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1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1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1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1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1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1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1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1]" office:value-type="string" office:string-value="ET NON LINGUAM DEDIT IN ORDER VERSUS. EXIVIT." calcext:value-type="string">
            <text:p>ET NON LINGUAM DEDIT IN ORDER VERSUS. EXIVIT.</text:p>
          </table:table-cell>
          <table:table-cell table:style-name="ce1" table:formula="of:=[$lang_cy.A41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1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1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2]" office:value-type="string" office:string-value="ARRAY ALREADY DEFINED" calcext:value-type="string">
            <text:p>ARRAY ALREADY DEFINED</text:p>
          </table:table-cell>
          <table:table-cell table:style-name="ce1" table:formula="of:=[$lang_ko.A42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2]" office:value-type="string" office:string-value="TABLEAU DÉJÀ DÉFINI" calcext:value-type="string">
            <text:p>TABLEAU DÉJÀ DÉFINI</text:p>
          </table:table-cell>
          <table:table-cell table:style-name="ce1" table:formula="of:=[$lang_de.A42]" office:value-type="string" office:string-value="ARRAY BEREITS DEFINIERT" calcext:value-type="string">
            <text:p>ARRAY BEREITS DEFINIERT</text:p>
          </table:table-cell>
          <table:table-cell table:style-name="ce1" table:formula="of:=[$lang_zh.A42]" office:value-type="string" office:string-value="数组已经定义" calcext:value-type="string">
            <text:p>数组已经定义</text:p>
          </table:table-cell>
          <table:table-cell table:style-name="ce1" table:formula="of:=[$lang_es.A42]" office:value-type="string" office:string-value="MATRIZ YA DEFINIDA" calcext:value-type="string">
            <text:p>MATRIZ YA DEFINIDA</text:p>
          </table:table-cell>
          <table:table-cell table:style-name="ce1" table:formula="of:=[$lang_ar.A42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2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2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2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2]" office:value-type="string" office:string-value="ARRAY JÁ DEFINIDO" calcext:value-type="string">
            <text:p>ARRAY JÁ DEFINIDO</text:p>
          </table:table-cell>
          <table:table-cell table:style-name="ce1" table:formula="of:=[$lang_in.A42]" office:value-type="string" office:string-value="ARRAY SUDAH DITENTUKAN" calcext:value-type="string">
            <text:p>ARRAY SUDAH DITENTUKAN</text:p>
          </table:table-cell>
          <table:table-cell table:style-name="ce1" table:formula="of:=[$lang_ja.A42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2]" office:value-type="string" office:string-value="מערך כבר מוגדר" calcext:value-type="string">
            <text:p>מערך כבר מוגדר</text:p>
          </table:table-cell>
          <table:table-cell table:style-name="ce1" table:formula="of:=[$lang_eo.A42]" office:value-type="string" office:string-value="TABELO JAM DIFINITA" calcext:value-type="string">
            <text:p>TABELO JAM DIFINITA</text:p>
          </table:table-cell>
          <table:table-cell table:style-name="ce1" table:formula="of:=[$lang_sw.A42]" office:value-type="string" office:string-value="SAFU TAYARI IMEELEZEWA" calcext:value-type="string">
            <text:p>SAFU TAYARI IMEELEZEWA</text:p>
          </table:table-cell>
          <table:table-cell table:style-name="ce1" table:formula="of:=[$lang_tl.A42]" office:value-type="string" office:string-value="NATUKOY NA ANG ARRAY" calcext:value-type="string">
            <text:p>NATUKOY NA ANG ARRAY</text:p>
          </table:table-cell>
          <table:table-cell table:style-name="ce1" table:formula="of:=[$lang_ur.A42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2]" office:value-type="string" office:string-value="ORDINATA IAM DEFINED" calcext:value-type="string">
            <text:p>ORDINATA IAM DEFINED</text:p>
          </table:table-cell>
          <table:table-cell table:style-name="ce1" table:formula="of:=[$lang_cy.A42]" office:value-type="string" office:string-value="ARAE EISOES WEDI'I DIFFINIO" calcext:value-type="string">
            <text:p>ARAE EISOES WEDI'I DIFFINIO</text:p>
          </table:table-cell>
          <table:table-cell table:style-name="ce1" table:formula="of:=[$lang_zu.A42]" office:value-type="string" office:string-value="I-ARRAY ISIVELE ICHAZIWE" calcext:value-type="string">
            <text:p>I-ARRAY ISIVELE ICHAZIWE</text:p>
          </table:table-cell>
          <table:table-cell table:style-name="ce1" table:formula="of:=[$lang_yi.A42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3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3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3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3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3]" office:value-type="string" office:string-value="数组索引范围之外" calcext:value-type="string">
            <text:p>数组索引范围之外</text:p>
          </table:table-cell>
          <table:table-cell table:style-name="ce1" table:formula="of:=[$lang_es.A43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3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3]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1" table:formula="of:=[$lang_hi.A43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3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3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3]" office:value-type="string" office:string-value="INDEKS ARRAY DI LUAR BATAS" calcext:value-type="string">
            <text:p>INDEKS ARRAY DI LUAR BATAS</text:p>
          </table:table-cell>
          <table:table-cell table:style-name="ce1" table:formula="of:=[$lang_ja.A43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3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3]" office:value-type="string" office:string-value="ARRAY -INDEKSO EKSTER LIMOJ" calcext:value-type="string">
            <text:p>ARRAY -INDEKSO EKSTER LIMOJ</text:p>
          </table:table-cell>
          <table:table-cell table:style-name="ce1" table:formula="of:=[$lang_sw.A43]" office:value-type="string" office:string-value="SAFU YA SAFU NJE YA MIPAKA" calcext:value-type="string">
            <text:p>SAFU YA SAFU NJE YA MIPAKA</text:p>
          </table:table-cell>
          <table:table-cell table:style-name="ce1" table:formula="of:=[$lang_tl.A43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3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3]" office:value-type="string" office:string-value="ORDINATA INDEX EXTRA TERMINOS" calcext:value-type="string">
            <text:p>ORDINATA INDEX EXTRA TERMINOS</text:p>
          </table:table-cell>
          <table:table-cell table:style-name="ce1" table:formula="of:=[$lang_cy.A43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3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3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4]" office:value-type="string" office:string-value="CANNOT ACCESS DIRECTORY" calcext:value-type="string">
            <text:p>CANNOT ACCESS DIRECTORY</text:p>
          </table:table-cell>
          <table:table-cell table:style-name="ce1" table:formula="of:=[$lang_ko.A44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4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4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4]" office:value-type="string" office:string-value="无法访问目录" calcext:value-type="string">
            <text:p>无法访问目录</text:p>
          </table:table-cell>
          <table:table-cell table:style-name="ce1" table:formula="of:=[$lang_es.A44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4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4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4]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1" table:formula="of:=[$lang_bn.A44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4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4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4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4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4]" office:value-type="string" office:string-value="NE POVAS ALIRI DOSIERUJON" calcext:value-type="string">
            <text:p>NE POVAS ALIRI DOSIERUJON</text:p>
          </table:table-cell>
          <table:table-cell table:style-name="ce1" table:formula="of:=[$lang_sw.A44]" office:value-type="string" office:string-value="HAIWEZI KUFIKIA SARAKA" calcext:value-type="string">
            <text:p>HAIWEZI KUFIKIA SARAKA</text:p>
          </table:table-cell>
          <table:table-cell table:style-name="ce1" table:formula="of:=[$lang_tl.A44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4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4]" office:value-type="string" office:string-value="POTEST OBVIUS DIRECTORY" calcext:value-type="string">
            <text:p>POTEST OBVIUS DIRECTORY</text:p>
          </table:table-cell>
          <table:table-cell table:style-name="ce1" table:formula="of:=[$lang_cy.A44]" office:value-type="string" office:string-value="METHU CYRCHU CYFEIRIADUR" calcext:value-type="string">
            <text:p>METHU CYRCHU CYFEIRIADUR</text:p>
          </table:table-cell>
          <table:table-cell table:style-name="ce1" table:formula="of:=[$lang_zu.A44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4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5]" office:value-type="string" office:string-value="DATA INPUT UNDERFLOW" calcext:value-type="string">
            <text:p>DATA INPUT UNDERFLOW</text:p>
          </table:table-cell>
          <table:table-cell table:style-name="ce1" table:formula="of:=[$lang_ko.A45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5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5]" office:value-type="string" office:string-value="DATENEINGANGSUNTERLAUF" calcext:value-type="string">
            <text:p>DATENEINGANGSUNTERLAUF</text:p>
          </table:table-cell>
          <table:table-cell table:style-name="ce1" table:formula="of:=[$lang_zh.A45]" office:value-type="string" office:string-value="数据输入下流" calcext:value-type="string">
            <text:p>数据输入下流</text:p>
          </table:table-cell>
          <table:table-cell table:style-name="ce1" table:formula="of:=[$lang_es.A45]" office:value-type="string" office:string-value="INGRESOS DE DATOS SUBFLOGO" calcext:value-type="string">
            <text:p>INGRESOS DE DATOS SUBFLOGO</text:p>
          </table:table-cell>
          <table:table-cell table:style-name="ce1" table:formula="of:=[$lang_ar.A45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5]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1" table:formula="of:=[$lang_hi.A45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5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5]" office:value-type="string" office:string-value="ENTRADA DE DADOS SUBFLUENTE" calcext:value-type="string">
            <text:p>ENTRADA DE DADOS SUBFLUENTE</text:p>
          </table:table-cell>
          <table:table-cell table:style-name="ce1" table:formula="of:=[$lang_in.A45]" office:value-type="string" office:string-value="INPUT DATA UNDERFLOW" calcext:value-type="string">
            <text:p>INPUT DATA UNDERFLOW</text:p>
          </table:table-cell>
          <table:table-cell table:style-name="ce1" table:formula="of:=[$lang_ja.A45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5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5]" office:value-type="string" office:string-value="DATUMA ENIGA SUBFLUO" calcext:value-type="string">
            <text:p>DATUMA ENIGA SUBFLUO</text:p>
          </table:table-cell>
          <table:table-cell table:style-name="ce1" table:formula="of:=[$lang_sw.A45]" office:value-type="string" office:string-value="UINGIZAJI WA DATA UNAFURIKA" calcext:value-type="string">
            <text:p>UINGIZAJI WA DATA UNAFURIKA</text:p>
          </table:table-cell>
          <table:table-cell table:style-name="ce1" table:formula="of:=[$lang_tl.A45]" office:value-type="string" office:string-value="DATA INPUT UNDERFLOW" calcext:value-type="string">
            <text:p>DATA INPUT UNDERFLOW</text:p>
          </table:table-cell>
          <table:table-cell table:style-name="ce1" table:formula="of:=[$lang_ur.A45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5]" office:value-type="string" office:string-value="DATA INPUT UNDERFLOW" calcext:value-type="string">
            <text:p>DATA INPUT UNDERFLOW</text:p>
          </table:table-cell>
          <table:table-cell table:style-name="ce1" table:formula="of:=[$lang_cy.A45]" office:value-type="string" office:string-value="TAN -LIF MEWNBWN DATA" calcext:value-type="string">
            <text:p>TAN -LIF MEWNBWN DATA</text:p>
          </table:table-cell>
          <table:table-cell table:style-name="ce1" table:formula="of:=[$lang_zu.A45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5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6]" office:value-type="string" office:string-value="DATA READ UNDERFLOW" calcext:value-type="string">
            <text:p>DATA READ UNDERFLOW</text:p>
          </table:table-cell>
          <table:table-cell table:style-name="ce1" table:formula="of:=[$lang_ko.A46]" office:value-type="string" office:string-value="데이터를 읽습니다" calcext:value-type="string">
            <text:p>데이터를 읽습니다</text:p>
          </table:table-cell>
          <table:table-cell table:style-name="ce1" table:formula="of:=[$lang_fr.A46]" office:value-type="string" office:string-value="DONNÉES LUS SOUS-PLEIN" calcext:value-type="string">
            <text:p>DONNÉES LUS SOUS-PLEIN</text:p>
          </table:table-cell>
          <table:table-cell table:style-name="ce1" table:formula="of:=[$lang_de.A46]" office:value-type="string" office:string-value="DATEN LESEN UNTERLAUF" calcext:value-type="string">
            <text:p>DATEN LESEN UNTERLAUF</text:p>
          </table:table-cell>
          <table:table-cell table:style-name="ce1" table:formula="of:=[$lang_zh.A46]" office:value-type="string" office:string-value="数据读取底流" calcext:value-type="string">
            <text:p>数据读取底流</text:p>
          </table:table-cell>
          <table:table-cell table:style-name="ce1" table:formula="of:=[$lang_es.A46]" office:value-type="string" office:string-value="DATOS LEÍDOS BAJO FLUJO" calcext:value-type="string">
            <text:p>DATOS LEÍDOS BAJO FLUJO</text:p>
          </table:table-cell>
          <table:table-cell table:style-name="ce1" table:formula="of:=[$lang_ar.A46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6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6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6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6]" office:value-type="string" office:string-value="DADOS LEIA O SUBFLUXO" calcext:value-type="string">
            <text:p>DADOS LEIA O SUBFLUXO</text:p>
          </table:table-cell>
          <table:table-cell table:style-name="ce1" table:formula="of:=[$lang_in.A46]" office:value-type="string" office:string-value="DATA BACA UNDERFLOW" calcext:value-type="string">
            <text:p>DATA BACA UNDERFLOW</text:p>
          </table:table-cell>
          <table:table-cell table:style-name="ce1" table:formula="of:=[$lang_ja.A46]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1" table:formula="of:=[$lang_he.A46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6]" office:value-type="string" office:string-value="DATUMOJ LEGU SUBFLUON" calcext:value-type="string">
            <text:p>DATUMOJ LEGU SUBFLUON</text:p>
          </table:table-cell>
          <table:table-cell table:style-name="ce1" table:formula="of:=[$lang_sw.A46]" office:value-type="string" office:string-value="TAKWIMU ZILIZOSOMWA" calcext:value-type="string">
            <text:p>TAKWIMU ZILIZOSOMWA</text:p>
          </table:table-cell>
          <table:table-cell table:style-name="ce1" table:formula="of:=[$lang_tl.A46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6]" office:value-type="string" office:string-value="ڈیٹا انڈر فلو کو پڑھتا ہے" calcext:value-type="string">
            <text:p>ڈیٹا انڈر فلو کو پڑھتا ہے</text:p>
          </table:table-cell>
          <table:table-cell table:style-name="ce2" table:formula="of:=[$lang_la.A46]" office:value-type="string" office:string-value="DATA READ UNDERFLOW" calcext:value-type="string">
            <text:p>DATA READ UNDERFLOW</text:p>
          </table:table-cell>
          <table:table-cell table:style-name="ce1" table:formula="of:=[$lang_cy.A46]" office:value-type="string" office:string-value="DATA DARLLEN TANLIF" calcext:value-type="string">
            <text:p>DATA DARLLEN TANLIF</text:p>
          </table:table-cell>
          <table:table-cell table:style-name="ce1" table:formula="of:=[$lang_zu.A46]" office:value-type="string" office:string-value="IDATHA IFUNDWE NGAPHANSI" calcext:value-type="string">
            <text:p>IDATHA IFUNDWE NGAPHANSI</text:p>
          </table:table-cell>
          <table:table-cell table:style-name="ce1" table:formula="of:=[$lang_yi.A46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7]" office:value-type="string" office:string-value="DEFINITION CYCLE DISCOVERED" calcext:value-type="string">
            <text:p>DEFINITION CYCLE DISCOVERED</text:p>
          </table:table-cell>
          <table:table-cell table:style-name="ce1" table:formula="of:=[$lang_ko.A47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7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7]" office:value-type="string" office:string-value="DEFINITIONSZYKLUS ENTDECKT" calcext:value-type="string">
            <text:p>DEFINITIONSZYKLUS ENTDECKT</text:p>
          </table:table-cell>
          <table:table-cell table:style-name="ce1" table:formula="of:=[$lang_zh.A47]" office:value-type="string" office:string-value="发现定义周期" calcext:value-type="string">
            <text:p>发现定义周期</text:p>
          </table:table-cell>
          <table:table-cell table:style-name="ce1" table:formula="of:=[$lang_es.A47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7]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1" table:formula="of:=[$lang_ru.A47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7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7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7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7]" office:value-type="string" office:string-value="SIKLUS DEFINISI DITEMUKAN" calcext:value-type="string">
            <text:p>SIKLUS DEFINISI DITEMUKAN</text:p>
          </table:table-cell>
          <table:table-cell table:style-name="ce1" table:formula="of:=[$lang_ja.A47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7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7]" office:value-type="string" office:string-value="DIFINA CIKLO MALKOVRITA" calcext:value-type="string">
            <text:p>DIFINA CIKLO MALKOVRITA</text:p>
          </table:table-cell>
          <table:table-cell table:style-name="ce1" table:formula="of:=[$lang_sw.A47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7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7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7]" office:value-type="string" office:string-value="DEFINITIO EXOLVUNTUR INVENTA" calcext:value-type="string">
            <text:p>DEFINITIO EXOLVUNTUR INVENTA</text:p>
          </table:table-cell>
          <table:table-cell table:style-name="ce1" table:formula="of:=[$lang_cy.A47]" office:value-type="string" office:string-value="CYLCH DIFFINIAD WEDI'I DDARGANFOD" calcext:value-type="string">
            <text:p>CYLCH DIFFINIAD WEDI'I DDARGANFOD</text:p>
          </table:table-cell>
          <table:table-cell table:style-name="ce1" table:formula="of:=[$lang_zu.A47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7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8]" office:value-type="string" office:string-value="ERROR" calcext:value-type="string">
            <text:p>ERROR</text:p>
          </table:table-cell>
          <table:table-cell table:style-name="ce1" table:formula="of:=[$lang_ko.A48]" office:value-type="string" office:string-value="오류" calcext:value-type="string">
            <text:p>오류</text:p>
          </table:table-cell>
          <table:table-cell table:style-name="ce1" table:formula="of:=[$lang_fr.A48]" office:value-type="string" office:string-value="ERREUR" calcext:value-type="string">
            <text:p>ERREUR</text:p>
          </table:table-cell>
          <table:table-cell table:style-name="ce1" table:formula="of:=[$lang_de.A48]" office:value-type="string" office:string-value="FEHLER" calcext:value-type="string">
            <text:p>FEHLER</text:p>
          </table:table-cell>
          <table:table-cell table:style-name="ce1" table:formula="of:=[$lang_zh.A48]" office:value-type="string" office:string-value="错误" calcext:value-type="string">
            <text:p>错误</text:p>
          </table:table-cell>
          <table:table-cell table:style-name="ce1" table:formula="of:=[$lang_es.A48]" office:value-type="string" office:string-value="ERROR" calcext:value-type="string">
            <text:p>ERROR</text:p>
          </table:table-cell>
          <table:table-cell table:style-name="ce1" table:formula="of:=[$lang_ar.A48]" office:value-type="string" office:string-value="خطأ" calcext:value-type="string">
            <text:p>خطأ</text:p>
          </table:table-cell>
          <table:table-cell table:style-name="ce1" table:formula="of:=[$lang_ru.A48]" office:value-type="string" office:string-value="ОШИБКА" calcext:value-type="string">
            <text:p>ОШИБКА</text:p>
          </table:table-cell>
          <table:table-cell table:style-name="ce1" table:formula="of:=[$lang_hi.A48]" office:value-type="string" office:string-value="गलती" calcext:value-type="string">
            <text:p>गलती</text:p>
          </table:table-cell>
          <table:table-cell table:style-name="ce1" table:formula="of:=[$lang_bn.A48]" office:value-type="string" office:string-value="ত্রুটি" calcext:value-type="string">
            <text:p>ত্রুটি</text:p>
          </table:table-cell>
          <table:table-cell table:style-name="ce1" table:formula="of:=[$lang_pt.A48]" office:value-type="string" office:string-value="ERRO" calcext:value-type="string">
            <text:p>ERRO</text:p>
          </table:table-cell>
          <table:table-cell table:style-name="ce1" table:formula="of:=[$lang_in.A48]" office:value-type="string" office:string-value="KESALAHAN" calcext:value-type="string">
            <text:p>KESALAHAN</text:p>
          </table:table-cell>
          <table:table-cell table:style-name="ce1" table:formula="of:=[$lang_ja.A48]" office:value-type="string" office:string-value="エラー" calcext:value-type="string">
            <text:p>エラー</text:p>
          </table:table-cell>
          <table:table-cell table:style-name="ce1" table:formula="of:=[$lang_he.A48]" office:value-type="string" office:string-value="שְׁגִיאָה" calcext:value-type="string">
            <text:p>שְׁגִיאָה</text:p>
          </table:table-cell>
          <table:table-cell table:style-name="ce1" table:formula="of:=[$lang_eo.A48]" office:value-type="string" office:string-value="ERARO" calcext:value-type="string">
            <text:p>ERARO</text:p>
          </table:table-cell>
          <table:table-cell table:style-name="ce1" table:formula="of:=[$lang_sw.A48]" office:value-type="string" office:string-value="KOSA" calcext:value-type="string">
            <text:p>KOSA</text:p>
          </table:table-cell>
          <table:table-cell table:style-name="ce1" table:formula="of:=[$lang_tl.A48]" office:value-type="string" office:string-value="ERROR" calcext:value-type="string">
            <text:p>ERROR</text:p>
          </table:table-cell>
          <table:table-cell table:style-name="ce1" table:formula="of:=[$lang_ur.A48]" office:value-type="string" office:string-value="غلطی" calcext:value-type="string">
            <text:p>غلطی</text:p>
          </table:table-cell>
          <table:table-cell table:style-name="ce2" table:formula="of:=[$lang_la.A48]" office:value-type="string" office:string-value="ERROR" calcext:value-type="string">
            <text:p>ERROR</text:p>
          </table:table-cell>
          <table:table-cell table:style-name="ce1" table:formula="of:=[$lang_cy.A48]" office:value-type="string" office:string-value="WALLAU" calcext:value-type="string">
            <text:p>WALLAU</text:p>
          </table:table-cell>
          <table:table-cell table:style-name="ce1" table:formula="of:=[$lang_zu.A48]" office:value-type="string" office:string-value="UKUPHAMBEKA" calcext:value-type="string">
            <text:p>UKUPHAMBEKA</text:p>
          </table:table-cell>
          <table:table-cell table:style-name="ce1" table:formula="of:=[$lang_yi.A48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AILURE" calcext:value-type="string">
            <text:p>FAILURE</text:p>
          </table:table-cell>
          <table:table-cell table:style-name="ce1" table:formula="of:=[$lang_en.A49]" office:value-type="string" office:string-value="FAILURE" calcext:value-type="string">
            <text:p>FAILURE</text:p>
          </table:table-cell>
          <table:table-cell table:style-name="ce1" table:formula="of:=[$lang_ko.A49]" office:value-type="string" office:string-value="실패" calcext:value-type="string">
            <text:p>실패</text:p>
          </table:table-cell>
          <table:table-cell table:style-name="ce1" table:formula="of:=[$lang_fr.A49]" office:value-type="string" office:string-value="ÉCHEC" calcext:value-type="string">
            <text:p>ÉCHEC</text:p>
          </table:table-cell>
          <table:table-cell table:style-name="ce1" table:formula="of:=[$lang_de.A49]" office:value-type="string" office:string-value="VERSAGEN" calcext:value-type="string">
            <text:p>VERSAGEN</text:p>
          </table:table-cell>
          <table:table-cell table:style-name="ce1" table:formula="of:=[$lang_zh.A49]" office:value-type="string" office:string-value="失败" calcext:value-type="string">
            <text:p>失败</text:p>
          </table:table-cell>
          <table:table-cell table:style-name="ce1" table:formula="of:=[$lang_es.A49]" office:value-type="string" office:string-value="FALLA" calcext:value-type="string">
            <text:p>FALLA</text:p>
          </table:table-cell>
          <table:table-cell table:style-name="ce1" table:formula="of:=[$lang_ar.A49]" office:value-type="string" office:string-value="فشل" calcext:value-type="string">
            <text:p>فشل</text:p>
          </table:table-cell>
          <table:table-cell table:style-name="ce1" table:formula="of:=[$lang_ru.A49]" office:value-type="string" office:string-value="ОТКАЗ" calcext:value-type="string">
            <text:p>ОТКАЗ</text:p>
          </table:table-cell>
          <table:table-cell table:style-name="ce1" table:formula="of:=[$lang_hi.A49]" office:value-type="string" office:string-value="असफलता" calcext:value-type="string">
            <text:p>असफलता</text:p>
          </table:table-cell>
          <table:table-cell table:style-name="ce1" table:formula="of:=[$lang_bn.A49]" office:value-type="string" office:string-value="ব্যর্থতা" calcext:value-type="string">
            <text:p>ব্যর্থতা</text:p>
          </table:table-cell>
          <table:table-cell table:style-name="ce1" table:formula="of:=[$lang_pt.A49]" office:value-type="string" office:string-value="FALHA" calcext:value-type="string">
            <text:p>FALHA</text:p>
          </table:table-cell>
          <table:table-cell table:style-name="ce1" table:formula="of:=[$lang_in.A49]" office:value-type="string" office:string-value="KEGAGALAN" calcext:value-type="string">
            <text:p>KEGAGALAN</text:p>
          </table:table-cell>
          <table:table-cell table:style-name="ce1" table:formula="of:=[$lang_ja.A49]" office:value-type="string" office:string-value="失敗" calcext:value-type="string">
            <text:p>失敗</text:p>
          </table:table-cell>
          <table:table-cell table:style-name="ce1" table:formula="of:=[$lang_he.A49]" office:value-type="string" office:string-value="כישלון" calcext:value-type="string">
            <text:p>כישלון</text:p>
          </table:table-cell>
          <table:table-cell table:style-name="ce1" table:formula="of:=[$lang_eo.A49]" office:value-type="string" office:string-value="MALSUKCESO" calcext:value-type="string">
            <text:p>MALSUKCESO</text:p>
          </table:table-cell>
          <table:table-cell table:style-name="ce1" table:formula="of:=[$lang_sw.A49]" office:value-type="string" office:string-value="KUSHINDWA" calcext:value-type="string">
            <text:p>KUSHINDWA</text:p>
          </table:table-cell>
          <table:table-cell table:style-name="ce1" table:formula="of:=[$lang_tl.A49]" office:value-type="string" office:string-value="PAGKABIGO" calcext:value-type="string">
            <text:p>PAGKABIGO</text:p>
          </table:table-cell>
          <table:table-cell table:style-name="ce1" table:formula="of:=[$lang_ur.A49]" office:value-type="string" office:string-value="ناکامی" calcext:value-type="string">
            <text:p>ناکامی</text:p>
          </table:table-cell>
          <table:table-cell table:style-name="ce2" table:formula="of:=[$lang_la.A49]" office:value-type="string" office:string-value="DEFECTUM" calcext:value-type="string">
            <text:p>DEFECTUM</text:p>
          </table:table-cell>
          <table:table-cell table:style-name="ce1" table:formula="of:=[$lang_cy.A49]" office:value-type="string" office:string-value="METHIANNAU" calcext:value-type="string">
            <text:p>METHIANNAU</text:p>
          </table:table-cell>
          <table:table-cell table:style-name="ce1" table:formula="of:=[$lang_zu.A49]" office:value-type="string" office:string-value="PHAPHALAZA" calcext:value-type="string">
            <text:p>PHAPHALAZA</text:p>
          </table:table-cell>
          <table:table-cell table:style-name="ce1" table:formula="of:=[$lang_yi.A49]" office:value-type="string" office:string-value="דורכפאַל" calcext:value-type="string">
            <text:p>דורכפאַל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50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50]" office:value-type="string" office:string-value="변수 곱하기의 경우" calcext:value-type="string">
            <text:p>변수 곱하기의 경우</text:p>
          </table:table-cell>
          <table:table-cell table:style-name="ce1" table:formula="of:=[$lang_fr.A50]" office:value-type="string" office:string-value="POUR VARIABLE MULTIPLY DÉFINIE" calcext:value-type="string">
            <text:p>POUR VARIABLE MULTIPLY DÉFINIE</text:p>
          </table:table-cell>
          <table:table-cell table:style-name="ce1" table:formula="of:=[$lang_de.A50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50]" office:value-type="string" office:string-value="对于可变倍数定义" calcext:value-type="string">
            <text:p>对于可变倍数定义</text:p>
          </table:table-cell>
          <table:table-cell table:style-name="ce1" table:formula="of:=[$lang_es.A50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50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50]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1" table:formula="of:=[$lang_hi.A50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50]" office:value-type="string" office:string-value="ভেরিয়েবল গুণিত জন্য সংজ্ঞায়িত" calcext:value-type="string">
            <text:p>ভেরিয়েবল গুণিত জন্য সংজ্ঞায়িত</text:p>
          </table:table-cell>
          <table:table-cell table:style-name="ce1" table:formula="of:=[$lang_pt.A50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50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50]" office:value-type="string" office:string-value="可変乗算定義の場合" calcext:value-type="string">
            <text:p>可変乗算定義の場合</text:p>
          </table:table-cell>
          <table:table-cell table:style-name="ce1" table:formula="of:=[$lang_he.A50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50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50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50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50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50]" office:value-type="string" office:string-value="NAM VARIABILIS MULTIPLICENTUR DEFINED" calcext:value-type="string">
            <text:p>NAM VARIABILIS MULTIPLICENTUR DEFINED</text:p>
          </table:table-cell>
          <table:table-cell table:style-name="ce1" table:formula="of:=[$lang_cy.A50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50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50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1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1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1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1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1]" office:value-type="string" office:string-value="功能定义乘以定义" calcext:value-type="string">
            <text:p>功能定义乘以定义</text:p>
          </table:table-cell>
          <table:table-cell table:style-name="ce1" table:formula="of:=[$lang_es.A51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1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1]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1" table:formula="of:=[$lang_hi.A51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1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1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1]" office:value-type="string" office:string-value="DEFINISI FUNGSI BERLIPAT GANDA DIDEFINISIKAN" calcext:value-type="string">
            <text:p>DEFINISI FUNGSI BERLIPAT GANDA DIDEFINISIKAN</text:p>
          </table:table-cell>
          <table:table-cell table:style-name="ce1" table:formula="of:=[$lang_ja.A51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1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1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1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1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1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1]" office:value-type="string" office:string-value="FUNCTION DEFINITIONE DEFINITUR" calcext:value-type="string">
            <text:p>FUNCTION DEFINITIONE DEFINITUR</text:p>
          </table:table-cell>
          <table:table-cell table:style-name="ce1" table:formula="of:=[$lang_cy.A51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1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1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2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2]" office:value-type="string" office:string-value="통화 스택 오버플로" calcext:value-type="string">
            <text:p>통화 스택 오버플로</text:p>
          </table:table-cell>
          <table:table-cell table:style-name="ce1" table:formula="of:=[$lang_fr.A52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2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2]" office:value-type="string" office:string-value="功能定义参数不匹配" calcext:value-type="string">
            <text:p>功能定义参数不匹配</text:p>
          </table:table-cell>
          <table:table-cell table:style-name="ce1" table:formula="of:=[$lang_es.A52]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1" table:formula="of:=[$lang_ar.A52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2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2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2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2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2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2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2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2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2]" office:value-type="string" office:string-value="UFAFANUZI WA KAZI YA PARAMU" calcext:value-type="string">
            <text:p>UFAFANUZI WA KAZI YA PARAMU</text:p>
          </table:table-cell>
          <table:table-cell table:style-name="ce1" table:formula="of:=[$lang_tl.A52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2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2]" office:value-type="string" office:string-value="FUNCTION DEFINITIO PARAMETCH MISMATCH" calcext:value-type="string">
            <text:p>FUNCTION DEFINITIO PARAMETCH MISMATCH</text:p>
          </table:table-cell>
          <table:table-cell table:style-name="ce1" table:formula="of:=[$lang_cy.A52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2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2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 table:style-name="ce1" table:formula="of:=[$lang_en.A53]" office:value-type="string" office:string-value="GOSUB STACK OVERFLOW" calcext:value-type="string">
            <text:p>GOSUB STACK OVERFLOW</text:p>
          </table:table-cell>
          <table:table-cell table:style-name="ce1" table:formula="of:=[$lang_ko.A53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3]" office:value-type="string" office:string-value="GOSUB STACK OVERFLOW" calcext:value-type="string">
            <text:p>GOSUB STACK OVERFLOW</text:p>
          </table:table-cell>
          <table:table-cell table:style-name="ce1" table:formula="of:=[$lang_de.A53]" office:value-type="string" office:string-value="GOSUB STACK OVERFLOW" calcext:value-type="string">
            <text:p>GOSUB STACK OVERFLOW</text:p>
          </table:table-cell>
          <table:table-cell table:style-name="ce1" table:formula="of:=[$lang_zh.A53]" office:value-type="string" office:string-value="GOSUB堆栈溢出" calcext:value-type="string">
            <text:p>GOSUB堆栈溢出</text:p>
          </table:table-cell>
          <table:table-cell table:style-name="ce1" table:formula="of:=[$lang_es.A53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3]" office:value-type="string" office:string-value="GOSUB STACK OVERFLOW" calcext:value-type="string">
            <text:p>GOSUB STACK OVERFLOW</text:p>
          </table:table-cell>
          <table:table-cell table:style-name="ce1" table:formula="of:=[$lang_ru.A53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3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3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3]" office:value-type="string" office:string-value="GOSUB STACK OVERFLOW" calcext:value-type="string">
            <text:p>GOSUB STACK OVERFLOW</text:p>
          </table:table-cell>
          <table:table-cell table:style-name="ce1" table:formula="of:=[$lang_in.A53]" office:value-type="string" office:string-value="GOSUB STACK OVERFLOW" calcext:value-type="string">
            <text:p>GOSUB STACK OVERFLOW</text:p>
          </table:table-cell>
          <table:table-cell table:style-name="ce1" table:formula="of:=[$lang_ja.A53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3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3]" office:value-type="string" office:string-value="GOSUB -STAKO SUPERFLUAS" calcext:value-type="string">
            <text:p>GOSUB -STAKO SUPERFLUAS</text:p>
          </table:table-cell>
          <table:table-cell table:style-name="ce1" table:formula="of:=[$lang_sw.A53]" office:value-type="string" office:string-value="GOSUB STACK KUFURIKA" calcext:value-type="string">
            <text:p>GOSUB STACK KUFURIKA</text:p>
          </table:table-cell>
          <table:table-cell table:style-name="ce1" table:formula="of:=[$lang_tl.A53]" office:value-type="string" office:string-value="OVERFLOW NG GOSUB STACK" calcext:value-type="string">
            <text:p>OVERFLOW NG GOSUB STACK</text:p>
          </table:table-cell>
          <table:table-cell table:style-name="ce1" table:formula="of:=[$lang_ur.A53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3]" office:value-type="string" office:string-value="GESSECTUS AMCFERO" calcext:value-type="string">
            <text:p>GESSECTUS AMCFERO</text:p>
          </table:table-cell>
          <table:table-cell table:style-name="ce1" table:formula="of:=[$lang_cy.A53]" office:value-type="string" office:string-value="GORLIF PENTWR GOSUB" calcext:value-type="string">
            <text:p>GORLIF PENTWR GOSUB</text:p>
          </table:table-cell>
          <table:table-cell table:style-name="ce1" table:formula="of:=[$lang_zu.A53]" office:value-type="string" office:string-value="I-GOSUB STACK IYACHICHIMA" calcext:value-type="string">
            <text:p>I-GOSUB STACK IYACHICHIMA</text:p>
          </table:table-cell>
          <table:table-cell table:style-name="ce1" table:formula="of:=[$lang_yi.A53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 table:style-name="ce1" table:formula="of:=[$lang_en.A54]" office:value-type="string" office:string-value="GOSUB STACK UNDERFLOW" calcext:value-type="string">
            <text:p>GOSUB STACK UNDERFLOW</text:p>
          </table:table-cell>
          <table:table-cell table:style-name="ce1" table:formula="of:=[$lang_ko.A54]" office:value-type="string" office:string-value="GOSUB 스택 언더 플로" calcext:value-type="string">
            <text:p>GOSUB 스택 언더 플로</text:p>
          </table:table-cell>
          <table:table-cell table:style-name="ce1" table:formula="of:=[$lang_fr.A54]" office:value-type="string" office:string-value="UNDERFLOW GOSUB STACK" calcext:value-type="string">
            <text:p>UNDERFLOW GOSUB STACK</text:p>
          </table:table-cell>
          <table:table-cell table:style-name="ce1" table:formula="of:=[$lang_de.A54]" office:value-type="string" office:string-value="GOSUB -STACK -UNTERLAUF" calcext:value-type="string">
            <text:p>GOSUB -STACK -UNTERLAUF</text:p>
          </table:table-cell>
          <table:table-cell table:style-name="ce1" table:formula="of:=[$lang_zh.A54]" office:value-type="string" office:string-value="GOSUB堆栈下流" calcext:value-type="string">
            <text:p>GOSUB堆栈下流</text:p>
          </table:table-cell>
          <table:table-cell table:style-name="ce1" table:formula="of:=[$lang_es.A54]" office:value-type="string" office:string-value="GOSUB STACK SUBSFLOW" calcext:value-type="string">
            <text:p>GOSUB STACK SUBSFLOW</text:p>
          </table:table-cell>
          <table:table-cell table:style-name="ce1" table:formula="of:=[$lang_ar.A54]" office:value-type="string" office:string-value="GOSUB STACK UNDERFLOW" calcext:value-type="string">
            <text:p>GOSUB STACK UNDERFLOW</text:p>
          </table:table-cell>
          <table:table-cell table:style-name="ce1" table:formula="of:=[$lang_ru.A54]" office:value-type="string" office:string-value="GOSUB STACK HOONFLOW" calcext:value-type="string">
            <text:p>GOSUB STACK HOONFLOW</text:p>
          </table:table-cell>
          <table:table-cell table:style-name="ce1" table:formula="of:=[$lang_hi.A54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4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4]" office:value-type="string" office:string-value="GOSUB STACK SUBFLOW" calcext:value-type="string">
            <text:p>GOSUB STACK SUBFLOW</text:p>
          </table:table-cell>
          <table:table-cell table:style-name="ce1" table:formula="of:=[$lang_in.A54]" office:value-type="string" office:string-value="GOSUB STACK UNDERFLOW" calcext:value-type="string">
            <text:p>GOSUB STACK UNDERFLOW</text:p>
          </table:table-cell>
          <table:table-cell table:style-name="ce1" table:formula="of:=[$lang_ja.A54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4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4]" office:value-type="string" office:string-value="GOSUB STACK SUBFLUO" calcext:value-type="string">
            <text:p>GOSUB STACK SUBFLUO</text:p>
          </table:table-cell>
          <table:table-cell table:style-name="ce1" table:formula="of:=[$lang_sw.A54]" office:value-type="string" office:string-value="GOSUB STACK UNDERED" calcext:value-type="string">
            <text:p>GOSUB STACK UNDERED</text:p>
          </table:table-cell>
          <table:table-cell table:style-name="ce1" table:formula="of:=[$lang_tl.A54]" office:value-type="string" office:string-value="GOSUB STACK UNDERFLOW" calcext:value-type="string">
            <text:p>GOSUB STACK UNDERFLOW</text:p>
          </table:table-cell>
          <table:table-cell table:style-name="ce1" table:formula="of:=[$lang_ur.A54]" office:value-type="string" office:string-value="گوسوب اسٹیک انڈر فلو" calcext:value-type="string">
            <text:p>گوسوب اسٹیک انڈر فلو</text:p>
          </table:table-cell>
          <table:table-cell table:style-name="ce2" table:formula="of:=[$lang_la.A54]" office:value-type="string" office:string-value="GESSUB ACERVUS UNDERFLOW" calcext:value-type="string">
            <text:p>GESSUB ACERVUS UNDERFLOW</text:p>
          </table:table-cell>
          <table:table-cell table:style-name="ce1" table:formula="of:=[$lang_cy.A54]" office:value-type="string" office:string-value="TAN -LIF PENTWR GOSUB" calcext:value-type="string">
            <text:p>TAN -LIF PENTWR GOSUB</text:p>
          </table:table-cell>
          <table:table-cell table:style-name="ce1" table:formula="of:=[$lang_zu.A54]" office:value-type="string" office:string-value="I-GOSUB STACK UKUCHICHIMA" calcext:value-type="string">
            <text:p>I-GOSUB STACK UKUCHICHIMA</text:p>
          </table:table-cell>
          <table:table-cell table:style-name="ce1" table:formula="of:=[$lang_yi.A54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 table:style-name="ce1" table:formula="of:=[$lang_en.A55]" office:value-type="string" office:string-value="INDEX OUT OF RANGE" calcext:value-type="string">
            <text:p>INDEX OUT OF RANGE</text:p>
          </table:table-cell>
          <table:table-cell table:style-name="ce1" table:formula="of:=[$lang_ko.A55]" office:value-type="string" office:string-value="범위를 벗어난 색인" calcext:value-type="string">
            <text:p>범위를 벗어난 색인</text:p>
          </table:table-cell>
          <table:table-cell table:style-name="ce1" table:formula="of:=[$lang_fr.A55]" office:value-type="string" office:string-value="INDEX HORS DE PORTÉE" calcext:value-type="string">
            <text:p>INDEX HORS DE PORTÉE</text:p>
          </table:table-cell>
          <table:table-cell table:style-name="ce1" table:formula="of:=[$lang_de.A55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5]" office:value-type="string" office:string-value="索引超出范围" calcext:value-type="string">
            <text:p>索引超出范围</text:p>
          </table:table-cell>
          <table:table-cell table:style-name="ce1" table:formula="of:=[$lang_es.A55]" office:value-type="string" office:string-value="ÍNDICE FUERA DE RANGO" calcext:value-type="string">
            <text:p>ÍNDICE FUERA DE RANGO</text:p>
          </table:table-cell>
          <table:table-cell table:style-name="ce1" table:formula="of:=[$lang_ar.A55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5]" office:value-type="string" office:string-value="УКАЗАТЕЛЬ" calcext:value-type="string">
            <text:p>УКАЗАТЕЛЬ</text:p>
          </table:table-cell>
          <table:table-cell table:style-name="ce1" table:formula="of:=[$lang_hi.A55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5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5]" office:value-type="string" office:string-value="ÍNDICE FORA DE ALCANCE" calcext:value-type="string">
            <text:p>ÍNDICE FORA DE ALCANCE</text:p>
          </table:table-cell>
          <table:table-cell table:style-name="ce1" table:formula="of:=[$lang_in.A55]" office:value-type="string" office:string-value="INDEKS DI LUAR JANGKAUAN" calcext:value-type="string">
            <text:p>INDEKS DI LUAR JANGKAUAN</text:p>
          </table:table-cell>
          <table:table-cell table:style-name="ce1" table:formula="of:=[$lang_ja.A55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5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5]" office:value-type="string" office:string-value="INDEKSO EKSTER LA GAMO" calcext:value-type="string">
            <text:p>INDEKSO EKSTER LA GAMO</text:p>
          </table:table-cell>
          <table:table-cell table:style-name="ce1" table:formula="of:=[$lang_sw.A55]" office:value-type="string" office:string-value="INDEX NJE YA ANUWAI" calcext:value-type="string">
            <text:p>INDEX NJE YA ANUWAI</text:p>
          </table:table-cell>
          <table:table-cell table:style-name="ce1" table:formula="of:=[$lang_tl.A55]" office:value-type="string" office:string-value="INDEX SA LABAS NG SAKLAW" calcext:value-type="string">
            <text:p>INDEX SA LABAS NG SAKLAW</text:p>
          </table:table-cell>
          <table:table-cell table:style-name="ce1" table:formula="of:=[$lang_ur.A55]" office:value-type="string" office:string-value="انڈیکس رینج سے باہر" calcext:value-type="string">
            <text:p>انڈیکس رینج سے باہر</text:p>
          </table:table-cell>
          <table:table-cell table:style-name="ce2" table:formula="of:=[$lang_la.A55]" office:value-type="string" office:string-value="INDEX DE RANGE" calcext:value-type="string">
            <text:p>INDEX DE RANGE</text:p>
          </table:table-cell>
          <table:table-cell table:style-name="ce1" table:formula="of:=[$lang_cy.A55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5]" office:value-type="string" office:string-value="INKOMBA NGAPHANDLE KWEBANGA" calcext:value-type="string">
            <text:p>INKOMBA NGAPHANDLE KWEBANGA</text:p>
          </table:table-cell>
          <table:table-cell table:style-name="ce1" table:formula="of:=[$lang_yi.A55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 table:style-name="ce1" table:formula="of:=[$lang_en.A56]" office:value-type="string" office:string-value="LABEL ALREADY DEFINED" calcext:value-type="string">
            <text:p>LABEL ALREADY DEFINED</text:p>
          </table:table-cell>
          <table:table-cell table:style-name="ce1" table:formula="of:=[$lang_ko.A56]" office:value-type="string" office:string-value="이미 정의 된 레이블" calcext:value-type="string">
            <text:p>이미 정의 된 레이블</text:p>
          </table:table-cell>
          <table:table-cell table:style-name="ce1" table:formula="of:=[$lang_fr.A56]" office:value-type="string" office:string-value="ÉTIQUETTE DÉJÀ DÉFINIE" calcext:value-type="string">
            <text:p>ÉTIQUETTE DÉJÀ DÉFINIE</text:p>
          </table:table-cell>
          <table:table-cell table:style-name="ce1" table:formula="of:=[$lang_de.A56]" office:value-type="string" office:string-value="ETIKETT BEREITS DEFINIERT" calcext:value-type="string">
            <text:p>ETIKETT BEREITS DEFINIERT</text:p>
          </table:table-cell>
          <table:table-cell table:style-name="ce1" table:formula="of:=[$lang_zh.A56]" office:value-type="string" office:string-value="标签已经定义" calcext:value-type="string">
            <text:p>标签已经定义</text:p>
          </table:table-cell>
          <table:table-cell table:style-name="ce1" table:formula="of:=[$lang_es.A56]" office:value-type="string" office:string-value="ETIQUETA YA DEFINIDA" calcext:value-type="string">
            <text:p>ETIQUETA YA DEFINIDA</text:p>
          </table:table-cell>
          <table:table-cell table:style-name="ce1" table:formula="of:=[$lang_ar.A56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6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6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6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6]" office:value-type="string" office:string-value="RÓTULO JÁ DEFINIDO" calcext:value-type="string">
            <text:p>RÓTULO JÁ DEFINIDO</text:p>
          </table:table-cell>
          <table:table-cell table:style-name="ce1" table:formula="of:=[$lang_in.A56]" office:value-type="string" office:string-value="LABEL SUDAH DITENTUKAN" calcext:value-type="string">
            <text:p>LABEL SUDAH DITENTUKAN</text:p>
          </table:table-cell>
          <table:table-cell table:style-name="ce1" table:formula="of:=[$lang_ja.A56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6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6]" office:value-type="string" office:string-value="ETIKEDO JAM DIFINITA" calcext:value-type="string">
            <text:p>ETIKEDO JAM DIFINITA</text:p>
          </table:table-cell>
          <table:table-cell table:style-name="ce1" table:formula="of:=[$lang_sw.A56]" office:value-type="string" office:string-value="LEBO TAYARI IMEELEZEWA" calcext:value-type="string">
            <text:p>LEBO TAYARI IMEELEZEWA</text:p>
          </table:table-cell>
          <table:table-cell table:style-name="ce1" table:formula="of:=[$lang_tl.A56]" office:value-type="string" office:string-value="NATUKOY NA ANG LABEL" calcext:value-type="string">
            <text:p>NATUKOY NA ANG LABEL</text:p>
          </table:table-cell>
          <table:table-cell table:style-name="ce1" table:formula="of:=[$lang_ur.A56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6]" office:value-type="string" office:string-value="PITTACIUM IAM DEFINED" calcext:value-type="string">
            <text:p>PITTACIUM IAM DEFINED</text:p>
          </table:table-cell>
          <table:table-cell table:style-name="ce1" table:formula="of:=[$lang_cy.A56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6]" office:value-type="string" office:string-value="ILEBULA ECHAZIWE" calcext:value-type="string">
            <text:p>ILEBULA ECHAZIWE</text:p>
          </table:table-cell>
          <table:table-cell table:style-name="ce1" table:formula="of:=[$lang_yi.A56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7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7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7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7]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1" table:formula="of:=[$lang_zh.A57]" office:value-type="string" office:string-value="左 /右操作不匹配" calcext:value-type="string">
            <text:p>左 /右操作不匹配</text:p>
          </table:table-cell>
          <table:table-cell table:style-name="ce1" table:formula="of:=[$lang_es.A57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7]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style-name="ce1" table:formula="of:=[$lang_ru.A57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7]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style-name="ce1" table:formula="of:=[$lang_bn.A57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7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7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7]" office:value-type="string" office:string-value="左 /右操作の不一致" calcext:value-type="string">
            <text:p>左 /右操作の不一致</text:p>
          </table:table-cell>
          <table:table-cell table:style-name="ce1" table:formula="of:=[$lang_he.A57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7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7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7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7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7]" office:value-type="string" office:string-value="SINISTRAM / IUS OPERATIONEM MISMATCH" calcext:value-type="string">
            <text:p>SINISTRAM / IUS OPERATIONEM MISMATCH</text:p>
          </table:table-cell>
          <table:table-cell table:style-name="ce1" table:formula="of:=[$lang_cy.A57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7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7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 table:style-name="ce1" table:formula="of:=[$lang_en.A58]" office:value-type="string" office:string-value="NEGATIVE INDEX" calcext:value-type="string">
            <text:p>NEGATIVE INDEX</text:p>
          </table:table-cell>
          <table:table-cell table:style-name="ce1" table:formula="of:=[$lang_ko.A58]" office:value-type="string" office:string-value="음수 지수" calcext:value-type="string">
            <text:p>음수 지수</text:p>
          </table:table-cell>
          <table:table-cell table:style-name="ce1" table:formula="of:=[$lang_fr.A58]" office:value-type="string" office:string-value="INDICE NÉGATIF" calcext:value-type="string">
            <text:p>INDICE NÉGATIF</text:p>
          </table:table-cell>
          <table:table-cell table:style-name="ce1" table:formula="of:=[$lang_de.A58]" office:value-type="string" office:string-value="NEGATIVER INDEX" calcext:value-type="string">
            <text:p>NEGATIVER INDEX</text:p>
          </table:table-cell>
          <table:table-cell table:style-name="ce1" table:formula="of:=[$lang_zh.A58]" office:value-type="string" office:string-value="负数" calcext:value-type="string">
            <text:p>负数</text:p>
          </table:table-cell>
          <table:table-cell table:style-name="ce1" table:formula="of:=[$lang_es.A58]" office:value-type="string" office:string-value="ÍNDICE NEGATIVO" calcext:value-type="string">
            <text:p>ÍNDICE NEGATIVO</text:p>
          </table:table-cell>
          <table:table-cell table:style-name="ce1" table:formula="of:=[$lang_ar.A58]" office:value-type="string" office:string-value="الفهرس السلبي" calcext:value-type="string">
            <text:p>الفهرس السلبي</text:p>
          </table:table-cell>
          <table:table-cell table:style-name="ce1" table:formula="of:=[$lang_ru.A58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8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8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8]" office:value-type="string" office:string-value="ÍNDICE NEGATIVO" calcext:value-type="string">
            <text:p>ÍNDICE NEGATIVO</text:p>
          </table:table-cell>
          <table:table-cell table:style-name="ce1" table:formula="of:=[$lang_in.A58]" office:value-type="string" office:string-value="INDEKS NEGATIF" calcext:value-type="string">
            <text:p>INDEKS NEGATIF</text:p>
          </table:table-cell>
          <table:table-cell table:style-name="ce1" table:formula="of:=[$lang_ja.A58]" office:value-type="string" office:string-value="負のインデックス" calcext:value-type="string">
            <text:p>負のインデックス</text:p>
          </table:table-cell>
          <table:table-cell table:style-name="ce1" table:formula="of:=[$lang_he.A58]" office:value-type="string" office:string-value="אינדקס שלילי" calcext:value-type="string">
            <text:p>אינדקס שלילי</text:p>
          </table:table-cell>
          <table:table-cell table:style-name="ce1" table:formula="of:=[$lang_eo.A58]" office:value-type="string" office:string-value="NEGATIVA INDEKSO" calcext:value-type="string">
            <text:p>NEGATIVA INDEKSO</text:p>
          </table:table-cell>
          <table:table-cell table:style-name="ce1" table:formula="of:=[$lang_sw.A58]" office:value-type="string" office:string-value="KIELELEZO HASI" calcext:value-type="string">
            <text:p>KIELELEZO HASI</text:p>
          </table:table-cell>
          <table:table-cell table:style-name="ce1" table:formula="of:=[$lang_tl.A58]" office:value-type="string" office:string-value="NEGATIBONG INDEX" calcext:value-type="string">
            <text:p>NEGATIBONG INDEX</text:p>
          </table:table-cell>
          <table:table-cell table:style-name="ce1" table:formula="of:=[$lang_ur.A58]" office:value-type="string" office:string-value="منفی انڈیکس" calcext:value-type="string">
            <text:p>منفی انڈیکس</text:p>
          </table:table-cell>
          <table:table-cell table:style-name="ce2" table:formula="of:=[$lang_la.A58]" office:value-type="string" office:string-value="NEGANS INDEX" calcext:value-type="string">
            <text:p>NEGANS INDEX</text:p>
          </table:table-cell>
          <table:table-cell table:style-name="ce1" table:formula="of:=[$lang_cy.A58]" office:value-type="string" office:string-value="MYNEGAI NEGYDDOL" calcext:value-type="string">
            <text:p>MYNEGAI NEGYDDOL</text:p>
          </table:table-cell>
          <table:table-cell table:style-name="ce1" table:formula="of:=[$lang_zu.A58]" office:value-type="string" office:string-value="INKOMBA ENGEMIHLE" calcext:value-type="string">
            <text:p>INKOMBA ENGEMIHLE</text:p>
          </table:table-cell>
          <table:table-cell table:style-name="ce1" table:formula="of:=[$lang_yi.A58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59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59]" office:value-type="string" office:string-value="다음은 문자열 변수로 루프를 위해 켜집니다" calcext:value-type="string">
            <text:p>다음은 문자열 변수로 루프를 위해 켜집니다</text:p>
          </table:table-cell>
          <table:table-cell table:style-name="ce1" table:formula="of:=[$lang_fr.A59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59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59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59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59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59]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1" table:formula="of:=[$lang_hi.A59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59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59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59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59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59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59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59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59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59]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2" table:formula="of:=[$lang_la.A59]" office:value-type="string" office:string-value="DEINDE IN PRO LOOP CUM FILUM VARIABILIS" calcext:value-type="string">
            <text:p>DEINDE IN PRO LOOP CUM FILUM VARIABILIS</text:p>
          </table:table-cell>
          <table:table-cell table:style-name="ce1" table:formula="of:=[$lang_cy.A59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59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59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 table:style-name="ce1" table:formula="of:=[$lang_en.A60]" office:value-type="string" office:string-value="OPERAND MISMATCH" calcext:value-type="string">
            <text:p>OPERAND MISMATCH</text:p>
          </table:table-cell>
          <table:table-cell table:style-name="ce1" table:formula="of:=[$lang_ko.A60]" office:value-type="string" office:string-value="피연산자 불일치" calcext:value-type="string">
            <text:p>피연산자 불일치</text:p>
          </table:table-cell>
          <table:table-cell table:style-name="ce1" table:formula="of:=[$lang_fr.A60]" office:value-type="string" office:string-value="DÉCALAGE DE L'OPÉRANDE" calcext:value-type="string">
            <text:p>DÉCALAGE DE L'OPÉRANDE</text:p>
          </table:table-cell>
          <table:table-cell table:style-name="ce1" table:formula="of:=[$lang_de.A60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60]" office:value-type="string" office:string-value="操作数不匹配" calcext:value-type="string">
            <text:p>操作数不匹配</text:p>
          </table:table-cell>
          <table:table-cell table:style-name="ce1" table:formula="of:=[$lang_es.A60]" office:value-type="string" office:string-value="DESAJUSTE DE OPERANDO" calcext:value-type="string">
            <text:p>DESAJUSTE DE OPERANDO</text:p>
          </table:table-cell>
          <table:table-cell table:style-name="ce1" table:formula="of:=[$lang_ar.A60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60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60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60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60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60]" office:value-type="string" office:string-value="KETIDAKCOCOKAN OPERAN" calcext:value-type="string">
            <text:p>KETIDAKCOCOKAN OPERAN</text:p>
          </table:table-cell>
          <table:table-cell table:style-name="ce1" table:formula="of:=[$lang_ja.A60]" office:value-type="string" office:string-value="オペランドの不一致" calcext:value-type="string">
            <text:p>オペランドの不一致</text:p>
          </table:table-cell>
          <table:table-cell table:style-name="ce1" table:formula="of:=[$lang_he.A60]" office:value-type="string" office:string-value="אי התאמה אופרנד" calcext:value-type="string">
            <text:p>אי התאמה אופרנד</text:p>
          </table:table-cell>
          <table:table-cell table:style-name="ce1" table:formula="of:=[$lang_eo.A60]" office:value-type="string" office:string-value="OPERANDA MISKOMPRENO" calcext:value-type="string">
            <text:p>OPERANDA MISKOMPRENO</text:p>
          </table:table-cell>
          <table:table-cell table:style-name="ce1" table:formula="of:=[$lang_sw.A60]" office:value-type="string" office:string-value="UENDESHAJI WA KAZI" calcext:value-type="string">
            <text:p>UENDESHAJI WA KAZI</text:p>
          </table:table-cell>
          <table:table-cell table:style-name="ce1" table:formula="of:=[$lang_tl.A60]" office:value-type="string" office:string-value="MISMATCH NG OPERAND" calcext:value-type="string">
            <text:p>MISMATCH NG OPERAND</text:p>
          </table:table-cell>
          <table:table-cell table:style-name="ce1" table:formula="of:=[$lang_ur.A60]" office:value-type="string" office:string-value="اوپیرینڈ مماثل" calcext:value-type="string">
            <text:p>اوپیرینڈ مماثل</text:p>
          </table:table-cell>
          <table:table-cell table:style-name="ce2" table:formula="of:=[$lang_la.A60]" office:value-type="string" office:string-value="OPERAND MISMATCH" calcext:value-type="string">
            <text:p>OPERAND MISMATCH</text:p>
          </table:table-cell>
          <table:table-cell table:style-name="ce1" table:formula="of:=[$lang_cy.A60]" office:value-type="string" office:string-value="CAMGYMHARIAD OPERAND" calcext:value-type="string">
            <text:p>CAMGYMHARIAD OPERAND</text:p>
          </table:table-cell>
          <table:table-cell table:style-name="ce1" table:formula="of:=[$lang_zu.A60]" office:value-type="string" office:string-value="I-OPERAND MISMATCH" calcext:value-type="string">
            <text:p>I-OPERAND MISMATCH</text:p>
          </table:table-cell>
          <table:table-cell table:style-name="ce1" table:formula="of:=[$lang_yi.A60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 table:style-name="ce1" table:formula="of:=[$lang_en.A61]" office:value-type="string" office:string-value="OPTION REQUIRES A LANGUAGE" calcext:value-type="string">
            <text:p>OPTION REQUIRES A LANGUAGE</text:p>
          </table:table-cell>
          <table:table-cell table:style-name="ce1" table:formula="of:=[$lang_ko.A61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1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1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1]" office:value-type="string" office:string-value="选项需要一种语言" calcext:value-type="string">
            <text:p>选项需要一种语言</text:p>
          </table:table-cell>
          <table:table-cell table:style-name="ce1" table:formula="of:=[$lang_es.A61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1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1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1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1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1]" office:value-type="string" office:string-value="A OPÇÃO REQUER UM IDIOMA" calcext:value-type="string">
            <text:p>A OPÇÃO REQUER UM IDIOMA</text:p>
          </table:table-cell>
          <table:table-cell table:style-name="ce1" table:formula="of:=[$lang_in.A61]" office:value-type="string" office:string-value="OPSI MEMBUTUHKAN BAHASA" calcext:value-type="string">
            <text:p>OPSI MEMBUTUHKAN BAHASA</text:p>
          </table:table-cell>
          <table:table-cell table:style-name="ce1" table:formula="of:=[$lang_ja.A61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1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1]" office:value-type="string" office:string-value="OPCIO POSTULAS LINGVON" calcext:value-type="string">
            <text:p>OPCIO POSTULAS LINGVON</text:p>
          </table:table-cell>
          <table:table-cell table:style-name="ce1" table:formula="of:=[$lang_sw.A61]" office:value-type="string" office:string-value="CHAGUO INAHITAJI LUGHA" calcext:value-type="string">
            <text:p>CHAGUO INAHITAJI LUGHA</text:p>
          </table:table-cell>
          <table:table-cell table:style-name="ce1" table:formula="of:=[$lang_tl.A61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1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1]" office:value-type="string" office:string-value="OPTIO POSTULAT A LINGUA" calcext:value-type="string">
            <text:p>OPTIO POSTULAT A LINGUA</text:p>
          </table:table-cell>
          <table:table-cell table:style-name="ce1" table:formula="of:=[$lang_cy.A61]" office:value-type="string" office:string-value="MAE ANGEN IAITH AR OPSIWN" calcext:value-type="string">
            <text:p>MAE ANGEN IAITH AR OPSIWN</text:p>
          </table:table-cell>
          <table:table-cell table:style-name="ce1" table:formula="of:=[$lang_zu.A61]" office:value-type="string" office:string-value="INKETHO IDINGA ULIMI" calcext:value-type="string">
            <text:p>INKETHO IDINGA ULIMI</text:p>
          </table:table-cell>
          <table:table-cell table:style-name="ce1" table:formula="of:=[$lang_yi.A61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2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2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2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2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2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2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2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2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2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2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2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2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2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2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2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2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2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2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2]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1" table:formula="of:=[$lang_cy.A62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2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2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 table:style-name="ce1" table:formula="of:=[$lang_en.A63]" office:value-type="string" office:string-value="STRING MATH LOGIC ERROR" calcext:value-type="string">
            <text:p>STRING MATH LOGIC ERROR</text:p>
          </table:table-cell>
          <table:table-cell table:style-name="ce1" table:formula="of:=[$lang_ko.A63]" office:value-type="string" office:string-value="문자열 수학 논리 오류" calcext:value-type="string">
            <text:p>문자열 수학 논리 오류</text:p>
          </table:table-cell>
          <table:table-cell table:style-name="ce1" table:formula="of:=[$lang_fr.A63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3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3]" office:value-type="string" office:string-value="字符串数学逻辑错误" calcext:value-type="string">
            <text:p>字符串数学逻辑错误</text:p>
          </table:table-cell>
          <table:table-cell table:style-name="ce1" table:formula="of:=[$lang_es.A63]" office:value-type="string" office:string-value="STRING MATH LOGIC ERROR" calcext:value-type="string">
            <text:p>STRING MATH LOGIC ERROR</text:p>
          </table:table-cell>
          <table:table-cell table:style-name="ce1" table:formula="of:=[$lang_ar.A63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3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3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3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3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3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3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3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3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3]" office:value-type="string" office:string-value="KOSA LA MANTIKI YA HESABU" calcext:value-type="string">
            <text:p>KOSA LA MANTIKI YA HESABU</text:p>
          </table:table-cell>
          <table:table-cell table:style-name="ce1" table:formula="of:=[$lang_tl.A63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3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3]" office:value-type="string" office:string-value="MATH MATH LOGICA ERROR" calcext:value-type="string">
            <text:p>MATH MATH LOGICA ERROR</text:p>
          </table:table-cell>
          <table:table-cell table:style-name="ce1" table:formula="of:=[$lang_cy.A63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3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3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SYNTAX ERROR" calcext:value-type="string">
            <text:p>SYNTAX ERROR</text:p>
          </table:table-cell>
          <table:table-cell table:style-name="ce1" table:formula="of:=[$lang_en.A64]" office:value-type="string" office:string-value="SYNTAX ERROR" calcext:value-type="string">
            <text:p>SYNTAX ERROR</text:p>
          </table:table-cell>
          <table:table-cell table:style-name="ce1" table:formula="of:=[$lang_ko.A64]" office:value-type="string" office:string-value="구문 오류" calcext:value-type="string">
            <text:p>구문 오류</text:p>
          </table:table-cell>
          <table:table-cell table:style-name="ce1" table:formula="of:=[$lang_fr.A64]" office:value-type="string" office:string-value="ERREUR DE SYNTAXE" calcext:value-type="string">
            <text:p>ERREUR DE SYNTAXE</text:p>
          </table:table-cell>
          <table:table-cell table:style-name="ce1" table:formula="of:=[$lang_de.A64]" office:value-type="string" office:string-value="SYNTAX-FEHLER" calcext:value-type="string">
            <text:p>SYNTAX-FEHLER</text:p>
          </table:table-cell>
          <table:table-cell table:style-name="ce1" table:formula="of:=[$lang_zh.A64]" office:value-type="string" office:string-value="语法错误" calcext:value-type="string">
            <text:p>语法错误</text:p>
          </table:table-cell>
          <table:table-cell table:style-name="ce1" table:formula="of:=[$lang_es.A64]" office:value-type="string" office:string-value="ERROR DE SINTAXIS" calcext:value-type="string">
            <text:p>ERROR DE SINTAXIS</text:p>
          </table:table-cell>
          <table:table-cell table:style-name="ce1" table:formula="of:=[$lang_ar.A64]" office:value-type="string" office:string-value="خطأ في بناء الجملة" calcext:value-type="string">
            <text:p>خطأ في بناء الجملة</text:p>
          </table:table-cell>
          <table:table-cell table:style-name="ce1" table:formula="of:=[$lang_ru.A64]" office:value-type="string" office:string-value="ОШИБКА СИНТАКСИСА" calcext:value-type="string">
            <text:p>ОШИБКА СИНТАКСИСА</text:p>
          </table:table-cell>
          <table:table-cell table:style-name="ce1" table:formula="of:=[$lang_hi.A64]" office:value-type="string" office:string-value="वक्य रचना त्रुटि" calcext:value-type="string">
            <text:p>वक्य रचना त्रुटि</text:p>
          </table:table-cell>
          <table:table-cell table:style-name="ce1" table:formula="of:=[$lang_bn.A64]" office:value-type="string" office:string-value="বাক্যগঠন ত্রুটি" calcext:value-type="string">
            <text:p>বাক্যগঠন ত্রুটি</text:p>
          </table:table-cell>
          <table:table-cell table:style-name="ce1" table:formula="of:=[$lang_pt.A64]" office:value-type="string" office:string-value="ERRO DE SINTAXE" calcext:value-type="string">
            <text:p>ERRO DE SINTAXE</text:p>
          </table:table-cell>
          <table:table-cell table:style-name="ce1" table:formula="of:=[$lang_in.A64]" office:value-type="string" office:string-value="KESALAHAN SINTAKS" calcext:value-type="string">
            <text:p>KESALAHAN SINTAKS</text:p>
          </table:table-cell>
          <table:table-cell table:style-name="ce1" table:formula="of:=[$lang_ja.A64]" office:value-type="string" office:string-value="構文エラー" calcext:value-type="string">
            <text:p>構文エラー</text:p>
          </table:table-cell>
          <table:table-cell table:style-name="ce1" table:formula="of:=[$lang_he.A64]" office:value-type="string" office:string-value="שגיאת תחביר" calcext:value-type="string">
            <text:p>שגיאת תחביר</text:p>
          </table:table-cell>
          <table:table-cell table:style-name="ce1" table:formula="of:=[$lang_eo.A64]" office:value-type="string" office:string-value="SINTAKSA ERARO" calcext:value-type="string">
            <text:p>SINTAKSA ERARO</text:p>
          </table:table-cell>
          <table:table-cell table:style-name="ce1" table:formula="of:=[$lang_sw.A64]" office:value-type="string" office:string-value="KOSA LA SYNTAX" calcext:value-type="string">
            <text:p>KOSA LA SYNTAX</text:p>
          </table:table-cell>
          <table:table-cell table:style-name="ce1" table:formula="of:=[$lang_tl.A64]" office:value-type="string" office:string-value="ERROR SA SYNTAX" calcext:value-type="string">
            <text:p>ERROR SA SYNTAX</text:p>
          </table:table-cell>
          <table:table-cell table:style-name="ce1" table:formula="of:=[$lang_ur.A64]" office:value-type="string" office:string-value="نحو کی خرابی" calcext:value-type="string">
            <text:p>نحو کی خرابی</text:p>
          </table:table-cell>
          <table:table-cell table:style-name="ce2" table:formula="of:=[$lang_la.A64]" office:value-type="string" office:string-value="SYNTAX ERROR" calcext:value-type="string">
            <text:p>SYNTAX ERROR</text:p>
          </table:table-cell>
          <table:table-cell table:style-name="ce1" table:formula="of:=[$lang_cy.A64]" office:value-type="string" office:string-value="GWALL CYSTRAWEN" calcext:value-type="string">
            <text:p>GWALL CYSTRAWEN</text:p>
          </table:table-cell>
          <table:table-cell table:style-name="ce1" table:formula="of:=[$lang_zu.A64]" office:value-type="string" office:string-value="IPHUTHA LE-SYNTAX" calcext:value-type="string">
            <text:p>IPHUTHA LE-SYNTAX</text:p>
          </table:table-cell>
          <table:table-cell table:style-name="ce1" table:formula="of:=[$lang_yi.A64]" office:value-type="string" office:string-value="סינטאַקס טעות" calcext:value-type="string">
            <text:p>סינטאַקס טעות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 table:style-name="ce1" table:formula="of:=[$lang_en.A65]" office:value-type="string" office:string-value="UNABLE TO OPEN FILE" calcext:value-type="string">
            <text:p>UNABLE TO OPEN FILE</text:p>
          </table:table-cell>
          <table:table-cell table:style-name="ce1" table:formula="of:=[$lang_ko.A65]" office:value-type="string" office:string-value="열 수없는 파일" calcext:value-type="string">
            <text:p>열 수없는 파일</text:p>
          </table:table-cell>
          <table:table-cell table:style-name="ce1" table:formula="of:=[$lang_fr.A65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5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5]" office:value-type="string" office:string-value="无法打开文件" calcext:value-type="string">
            <text:p>无法打开文件</text:p>
          </table:table-cell>
          <table:table-cell table:style-name="ce1" table:formula="of:=[$lang_es.A65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5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5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5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5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5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5]" office:value-type="string" office:string-value="TIDAK DAPAT MEMBUKA FILE" calcext:value-type="string">
            <text:p>TIDAK DAPAT MEMBUKA FILE</text:p>
          </table:table-cell>
          <table:table-cell table:style-name="ce1" table:formula="of:=[$lang_ja.A65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5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5]" office:value-type="string" office:string-value="NE EBLAS MALFERMI DOSIERON" calcext:value-type="string">
            <text:p>NE EBLAS MALFERMI DOSIERON</text:p>
          </table:table-cell>
          <table:table-cell table:style-name="ce1" table:formula="of:=[$lang_sw.A65]" office:value-type="string" office:string-value="HAIWEZI KUFUNGUA FAILI" calcext:value-type="string">
            <text:p>HAIWEZI KUFUNGUA FAILI</text:p>
          </table:table-cell>
          <table:table-cell table:style-name="ce1" table:formula="of:=[$lang_tl.A65]" office:value-type="string" office:string-value="HINDI MABUKSAN ANG FILE" calcext:value-type="string">
            <text:p>HINDI MABUKSAN ANG FILE</text:p>
          </table:table-cell>
          <table:table-cell table:style-name="ce1" table:formula="of:=[$lang_ur.A65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5]" office:value-type="string" office:string-value="'NON APERIRE FILE" calcext:value-type="string">
            <text:p>'NON APERIRE FILE</text:p>
          </table:table-cell>
          <table:table-cell table:style-name="ce1" table:formula="of:=[$lang_cy.A65]" office:value-type="string" office:string-value="METHU AGOR FFEIL" calcext:value-type="string">
            <text:p>METHU AGOR FFEIL</text:p>
          </table:table-cell>
          <table:table-cell table:style-name="ce1" table:formula="of:=[$lang_zu.A65]" office:value-type="string" office:string-value="AYIKWAZI UKUVULA IFAYELA" calcext:value-type="string">
            <text:p>AYIKWAZI UKUVULA IFAYELA</text:p>
          </table:table-cell>
          <table:table-cell table:style-name="ce1" table:formula="of:=[$lang_yi.A65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6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6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6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6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6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6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6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6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6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6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6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6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6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6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6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6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6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6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6]" office:value-type="string" office:string-value="'NON APERIRE APERIRE FILE AD LECTIO" calcext:value-type="string">
            <text:p>'NON APERIRE APERIRE FILE AD LECTIO</text:p>
          </table:table-cell>
          <table:table-cell table:style-name="ce1" table:formula="of:=[$lang_cy.A66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6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6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 table:style-name="ce1" table:formula="of:=[$lang_en.A67]" office:value-type="string" office:string-value="UNDEFINED LABEL" calcext:value-type="string">
            <text:p>UNDEFINED LABEL</text:p>
          </table:table-cell>
          <table:table-cell table:style-name="ce1" table:formula="of:=[$lang_ko.A67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7]" office:value-type="string" office:string-value="ÉTIQUETTE NON DÉFINIE" calcext:value-type="string">
            <text:p>ÉTIQUETTE NON DÉFINIE</text:p>
          </table:table-cell>
          <table:table-cell table:style-name="ce1" table:formula="of:=[$lang_de.A67]" office:value-type="string" office:string-value="UNDEFINED ETIKETT" calcext:value-type="string">
            <text:p>UNDEFINED ETIKETT</text:p>
          </table:table-cell>
          <table:table-cell table:style-name="ce1" table:formula="of:=[$lang_zh.A67]" office:value-type="string" office:string-value="未定义的标签" calcext:value-type="string">
            <text:p>未定义的标签</text:p>
          </table:table-cell>
          <table:table-cell table:style-name="ce1" table:formula="of:=[$lang_es.A67]" office:value-type="string" office:string-value="ETIQUETA INDEFINIDA" calcext:value-type="string">
            <text:p>ETIQUETA INDEFINIDA</text:p>
          </table:table-cell>
          <table:table-cell table:style-name="ce1" table:formula="of:=[$lang_ar.A67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7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7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7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7]" office:value-type="string" office:string-value="ETIQUETA INDEFINIDA" calcext:value-type="string">
            <text:p>ETIQUETA INDEFINIDA</text:p>
          </table:table-cell>
          <table:table-cell table:style-name="ce1" table:formula="of:=[$lang_in.A67]" office:value-type="string" office:string-value="LABEL YANG TIDAK DITENTUKAN" calcext:value-type="string">
            <text:p>LABEL YANG TIDAK DITENTUKAN</text:p>
          </table:table-cell>
          <table:table-cell table:style-name="ce1" table:formula="of:=[$lang_ja.A67]" office:value-type="string" office:string-value="未定義のラベル" calcext:value-type="string">
            <text:p>未定義のラベル</text:p>
          </table:table-cell>
          <table:table-cell table:style-name="ce1" table:formula="of:=[$lang_he.A67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7]" office:value-type="string" office:string-value="NEDIFINITA ETIKEDO" calcext:value-type="string">
            <text:p>NEDIFINITA ETIKEDO</text:p>
          </table:table-cell>
          <table:table-cell table:style-name="ce1" table:formula="of:=[$lang_sw.A67]" office:value-type="string" office:string-value="LEBO ISIYOELEZEWA" calcext:value-type="string">
            <text:p>LEBO ISIYOELEZEWA</text:p>
          </table:table-cell>
          <table:table-cell table:style-name="ce1" table:formula="of:=[$lang_tl.A67]" office:value-type="string" office:string-value="HINDI NATUKOY NA LABEL" calcext:value-type="string">
            <text:p>HINDI NATUKOY NA LABEL</text:p>
          </table:table-cell>
          <table:table-cell table:style-name="ce1" table:formula="of:=[$lang_ur.A67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7]" office:value-type="string" office:string-value="UNDEFINED LABEL" calcext:value-type="string">
            <text:p>UNDEFINED LABEL</text:p>
          </table:table-cell>
          <table:table-cell table:style-name="ce1" table:formula="of:=[$lang_cy.A67]" office:value-type="string" office:string-value="LABEL HEB EI DDIFFINIO" calcext:value-type="string">
            <text:p>LABEL HEB EI DDIFFINIO</text:p>
          </table:table-cell>
          <table:table-cell table:style-name="ce1" table:formula="of:=[$lang_zu.A67]" office:value-type="string" office:string-value="ILEBULA ELINGACHAZWANGA" calcext:value-type="string">
            <text:p>ILEBULA ELINGACHAZWANGA</text:p>
          </table:table-cell>
          <table:table-cell table:style-name="ce1" table:formula="of:=[$lang_yi.A67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 table:style-name="ce1" table:formula="of:=[$lang_en.A68]" office:value-type="string" office:string-value="UNHANDLED OPERATION" calcext:value-type="string">
            <text:p>UNHANDLED OPERATION</text:p>
          </table:table-cell>
          <table:table-cell table:style-name="ce1" table:formula="of:=[$lang_ko.A68]" office:value-type="string" office:string-value="처리되지 않은 작동" calcext:value-type="string">
            <text:p>처리되지 않은 작동</text:p>
          </table:table-cell>
          <table:table-cell table:style-name="ce1" table:formula="of:=[$lang_fr.A68]" office:value-type="string" office:string-value="OPÉRATION DE NON-GÉANDÉE" calcext:value-type="string">
            <text:p>OPÉRATION DE NON-GÉANDÉE</text:p>
          </table:table-cell>
          <table:table-cell table:style-name="ce1" table:formula="of:=[$lang_de.A68]" office:value-type="string" office:string-value="NICHT BEHANDELTER OPERATION" calcext:value-type="string">
            <text:p>NICHT BEHANDELTER OPERATION</text:p>
          </table:table-cell>
          <table:table-cell table:style-name="ce1" table:formula="of:=[$lang_zh.A68]" office:value-type="string" office:string-value="未经处理的操作" calcext:value-type="string">
            <text:p>未经处理的操作</text:p>
          </table:table-cell>
          <table:table-cell table:style-name="ce1" table:formula="of:=[$lang_es.A68]" office:value-type="string" office:string-value="OPERACIÓN NO CONTROLADA" calcext:value-type="string">
            <text:p>OPERACIÓN NO CONTROLADA</text:p>
          </table:table-cell>
          <table:table-cell table:style-name="ce1" table:formula="of:=[$lang_ar.A68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8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8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8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8]" office:value-type="string" office:string-value="OPERAÇÃO NÃO COMBINADA" calcext:value-type="string">
            <text:p>OPERAÇÃO NÃO COMBINADA</text:p>
          </table:table-cell>
          <table:table-cell table:style-name="ce1" table:formula="of:=[$lang_in.A68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8]" office:value-type="string" office:string-value="未処理の操作" calcext:value-type="string">
            <text:p>未処理の操作</text:p>
          </table:table-cell>
          <table:table-cell table:style-name="ce1" table:formula="of:=[$lang_he.A68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8]" office:value-type="string" office:string-value="MALKONATA OPERACIO" calcext:value-type="string">
            <text:p>MALKONATA OPERACIO</text:p>
          </table:table-cell>
          <table:table-cell table:style-name="ce1" table:formula="of:=[$lang_sw.A68]" office:value-type="string" office:string-value="OPERESHENI ISIYOZUILIWA" calcext:value-type="string">
            <text:p>OPERESHENI ISIYOZUILIWA</text:p>
          </table:table-cell>
          <table:table-cell table:style-name="ce1" table:formula="of:=[$lang_tl.A68]" office:value-type="string" office:string-value="HINDI NAG -IISANG OPERASYON" calcext:value-type="string">
            <text:p>HINDI NAG -IISANG OPERASYON</text:p>
          </table:table-cell>
          <table:table-cell table:style-name="ce1" table:formula="of:=[$lang_ur.A68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8]" office:value-type="string" office:string-value="UNHARLED OPERATIO" calcext:value-type="string">
            <text:p>UNHARLED OPERATIO</text:p>
          </table:table-cell>
          <table:table-cell table:style-name="ce1" table:formula="of:=[$lang_cy.A68]" office:value-type="string" office:string-value="GWEITHREDIAD HEB EI DRIN" calcext:value-type="string">
            <text:p>GWEITHREDIAD HEB EI DRIN</text:p>
          </table:table-cell>
          <table:table-cell table:style-name="ce1" table:formula="of:=[$lang_zu.A68]" office:value-type="string" office:string-value="UKUSEBENZA OKUNGENAMKHAWULO" calcext:value-type="string">
            <text:p>UKUSEBENZA OKUNGENAMKHAWULO</text:p>
          </table:table-cell>
          <table:table-cell table:style-name="ce1" table:formula="of:=[$lang_yi.A68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 table:style-name="ce1" table:formula="of:=[$lang_en.A69]" office:value-type="string" office:string-value="UNHANDLED OPERATION CODE" calcext:value-type="string">
            <text:p>UNHANDLED OPERATION CODE</text:p>
          </table:table-cell>
          <table:table-cell table:style-name="ce1" table:formula="of:=[$lang_ko.A69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69]" office:value-type="string" office:string-value="CODE D'OPÉRATION NON GÉRÉ" calcext:value-type="string">
            <text:p>CODE D'OPÉRATION NON GÉRÉ</text:p>
          </table:table-cell>
          <table:table-cell table:style-name="ce1" table:formula="of:=[$lang_de.A69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69]" office:value-type="string" office:string-value="未经处理的操作代码" calcext:value-type="string">
            <text:p>未经处理的操作代码</text:p>
          </table:table-cell>
          <table:table-cell table:style-name="ce1" table:formula="of:=[$lang_es.A69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69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69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69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69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69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69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69]" office:value-type="string" office:string-value="未処理の操作コード" calcext:value-type="string">
            <text:p>未処理の操作コード</text:p>
          </table:table-cell>
          <table:table-cell table:style-name="ce1" table:formula="of:=[$lang_he.A69]" office:value-type="string" office:string-value="קוד פעולה לא מטופל" calcext:value-type="string">
            <text:p>קוד פעולה לא מטופל</text:p>
          </table:table-cell>
          <table:table-cell table:style-name="ce1" table:formula="of:=[$lang_eo.A69]" office:value-type="string" office:string-value="MALKONATA OPERACIA KODO" calcext:value-type="string">
            <text:p>MALKONATA OPERACIA KODO</text:p>
          </table:table-cell>
          <table:table-cell table:style-name="ce1" table:formula="of:=[$lang_sw.A69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69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69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69]" office:value-type="string" office:string-value="UNHARED OPERATIO CODICE" calcext:value-type="string">
            <text:p>UNHARED OPERATIO CODICE</text:p>
          </table:table-cell>
          <table:table-cell table:style-name="ce1" table:formula="of:=[$lang_cy.A69]" office:value-type="string" office:string-value="COD GWEITHREDU HEB EI DRIN" calcext:value-type="string">
            <text:p>COD GWEITHREDU HEB EI DRIN</text:p>
          </table:table-cell>
          <table:table-cell table:style-name="ce1" table:formula="of:=[$lang_zu.A69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69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 table:style-name="ce1" table:formula="of:=[$lang_en.A70]" office:value-type="string" office:string-value="UNKNOWN IF LABEL" calcext:value-type="string">
            <text:p>UNKNOWN IF LABEL</text:p>
          </table:table-cell>
          <table:table-cell table:style-name="ce1" table:formula="of:=[$lang_ko.A70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70]" office:value-type="string" office:string-value="INCONNU SI L'ÉTIQUETTE" calcext:value-type="string">
            <text:p>INCONNU SI L'ÉTIQUETTE</text:p>
          </table:table-cell>
          <table:table-cell table:style-name="ce1" table:formula="of:=[$lang_de.A70]" office:value-type="string" office:string-value="UNBEKANNT, WENN ETIKETT" calcext:value-type="string">
            <text:p>UNBEKANNT, WENN ETIKETT</text:p>
          </table:table-cell>
          <table:table-cell table:style-name="ce1" table:formula="of:=[$lang_zh.A70]" office:value-type="string" office:string-value="未知是否标签" calcext:value-type="string">
            <text:p>未知是否标签</text:p>
          </table:table-cell>
          <table:table-cell table:style-name="ce1" table:formula="of:=[$lang_es.A70]" office:value-type="string" office:string-value="DESCONOCIDO SI LA ETIQUETA" calcext:value-type="string">
            <text:p>DESCONOCIDO SI LA ETIQUETA</text:p>
          </table:table-cell>
          <table:table-cell table:style-name="ce1" table:formula="of:=[$lang_ar.A70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70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70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70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70]" office:value-type="string" office:string-value="DESCONHECIDO SE RÓTULO" calcext:value-type="string">
            <text:p>DESCONHECIDO SE RÓTULO</text:p>
          </table:table-cell>
          <table:table-cell table:style-name="ce1" table:formula="of:=[$lang_in.A70]" office:value-type="string" office:string-value="TIDAK DIKETAHUI JIKA LABEL" calcext:value-type="string">
            <text:p>TIDAK DIKETAHUI JIKA LABEL</text:p>
          </table:table-cell>
          <table:table-cell table:style-name="ce1" table:formula="of:=[$lang_ja.A70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70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70]" office:value-type="string" office:string-value="NEKONATA SE ETIKEDO" calcext:value-type="string">
            <text:p>NEKONATA SE ETIKEDO</text:p>
          </table:table-cell>
          <table:table-cell table:style-name="ce1" table:formula="of:=[$lang_sw.A70]" office:value-type="string" office:string-value="HAIJULIKANI IKIWA LEBO" calcext:value-type="string">
            <text:p>HAIJULIKANI IKIWA LEBO</text:p>
          </table:table-cell>
          <table:table-cell table:style-name="ce1" table:formula="of:=[$lang_tl.A70]" office:value-type="string" office:string-value="HINDI ALAM KUNG LABEL" calcext:value-type="string">
            <text:p>HINDI ALAM KUNG LABEL</text:p>
          </table:table-cell>
          <table:table-cell table:style-name="ce1" table:formula="of:=[$lang_ur.A70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70]" office:value-type="string" office:string-value="IGNOTUM SI LABEL" calcext:value-type="string">
            <text:p>IGNOTUM SI LABEL</text:p>
          </table:table-cell>
          <table:table-cell table:style-name="ce1" table:formula="of:=[$lang_cy.A70]" office:value-type="string" office:string-value="ANHYSBYS OS LABEL" calcext:value-type="string">
            <text:p>ANHYSBYS OS LABEL</text:p>
          </table:table-cell>
          <table:table-cell table:style-name="ce1" table:formula="of:=[$lang_zu.A70]" office:value-type="string" office:string-value="AKWAZIWA UMA ILEBULA" calcext:value-type="string">
            <text:p>AKWAZIWA UMA ILEBULA</text:p>
          </table:table-cell>
          <table:table-cell table:style-name="ce1" table:formula="of:=[$lang_yi.A70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71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71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71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71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71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71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71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71]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1" table:formula="of:=[$lang_hi.A71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71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71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71]" office:value-type="string" office:string-value="OPERASI MATEMATIKA GANDA YANG TIDAK DIKENAL" calcext:value-type="string">
            <text:p>OPERASI MATEMATIKA GANDA YANG TIDAK DIKENAL</text:p>
          </table:table-cell>
          <table:table-cell table:style-name="ce1" table:formula="of:=[$lang_ja.A71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71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71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71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71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71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71]" office:value-type="string" office:string-value="DUPLEX DUPLICI MATH OPERANDI" calcext:value-type="string">
            <text:p>DUPLEX DUPLICI MATH OPERANDI</text:p>
          </table:table-cell>
          <table:table-cell table:style-name="ce1" table:formula="of:=[$lang_cy.A71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71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71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 table:style-name="ce1" table:formula="of:=[$lang_en.A72]" office:value-type="string" office:string-value="UNRECOGNIZED FUNCTION DEFINITION" calcext:value-type="string">
            <text:p>UNRECOGNIZED FUNCTION DEFINITION</text:p>
          </table:table-cell>
          <table:table-cell table:style-name="ce1" table:formula="of:=[$lang_ko.A72]" office:value-type="string" office:string-value="인식되지 않은 기능 정의" calcext:value-type="string">
            <text:p>인식되지 않은 기능 정의</text:p>
          </table:table-cell>
          <table:table-cell table:style-name="ce1" table:formula="of:=[$lang_fr.A72]" office:value-type="string" office:string-value="DÉFINITION DE FONCTION NON RECONNUE" calcext:value-type="string">
            <text:p>DÉFINITION DE FONCTION NON RECONNUE</text:p>
          </table:table-cell>
          <table:table-cell table:style-name="ce1" table:formula="of:=[$lang_de.A72]" office:value-type="string" office:string-value="UNERKANNTE FUNKTIONSDEFINITION" calcext:value-type="string">
            <text:p>UNERKANNTE FUNKTIONSDEFINITION</text:p>
          </table:table-cell>
          <table:table-cell table:style-name="ce1" table:formula="of:=[$lang_zh.A72]" office:value-type="string" office:string-value="无法识别的函数定义" calcext:value-type="string">
            <text:p>无法识别的函数定义</text:p>
          </table:table-cell>
          <table:table-cell table:style-name="ce1" table:formula="of:=[$lang_es.A72]" office:value-type="string" office:string-value="DEFINICIÓN DE FUNCIÓN NO RECONOCIDA" calcext:value-type="string">
            <text:p>DEFINICIÓN DE FUNCIÓN NO RECONOCIDA</text:p>
          </table:table-cell>
          <table:table-cell table:style-name="ce1" table:formula="of:=[$lang_ar.A72]" office:value-type="string" office:string-value="تعريف الوظيفة غير المعترف به" calcext:value-type="string">
            <text:p>تعريف الوظيفة غير المعترف به</text:p>
          </table:table-cell>
          <table:table-cell table:style-name="ce1" table:formula="of:=[$lang_ru.A72]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style-name="ce1" table:formula="of:=[$lang_hi.A72]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style-name="ce1" table:formula="of:=[$lang_bn.A72]" office:value-type="string" office:string-value="অচেনা ফাংশন সংজ্ঞা" calcext:value-type="string">
            <text:p>অচেনা ফাংশন সংজ্ঞা</text:p>
          </table:table-cell>
          <table:table-cell table:style-name="ce1" table:formula="of:=[$lang_pt.A72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2]" office:value-type="string" office:string-value="DEFINISI FUNGSI YANG TIDAK DIKENAL" calcext:value-type="string">
            <text:p>DEFINISI FUNGSI YANG TIDAK DIKENAL</text:p>
          </table:table-cell>
          <table:table-cell table:style-name="ce1" table:formula="of:=[$lang_ja.A72]" office:value-type="string" office:string-value="認識されていない関数定義" calcext:value-type="string">
            <text:p>認識されていない関数定義</text:p>
          </table:table-cell>
          <table:table-cell table:style-name="ce1" table:formula="of:=[$lang_he.A72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2]" office:value-type="string" office:string-value="NE REKONITA FUNKCIA DIFINO" calcext:value-type="string">
            <text:p>NE REKONITA FUNKCIA DIFINO</text:p>
          </table:table-cell>
          <table:table-cell table:style-name="ce1" table:formula="of:=[$lang_sw.A72]" office:value-type="string" office:string-value="UFAFANUZI WA KAZI ISIYOJULIKANA" calcext:value-type="string">
            <text:p>UFAFANUZI WA KAZI ISIYOJULIKANA</text:p>
          </table:table-cell>
          <table:table-cell table:style-name="ce1" table:formula="of:=[$lang_tl.A72]" office:value-type="string" office:string-value="HINDI NAKIKILALANG KAHULUGAN NG PAG -ANDAR" calcext:value-type="string">
            <text:p>HINDI NAKIKILALANG KAHULUGAN NG PAG -ANDAR</text:p>
          </table:table-cell>
          <table:table-cell table:style-name="ce1" table:formula="of:=[$lang_ur.A72]" office:value-type="string" office:string-value="غیر تسلیم شدہ فنکشن تعریف" calcext:value-type="string">
            <text:p>غیر تسلیم شدہ فنکشن تعریف</text:p>
          </table:table-cell>
          <table:table-cell table:style-name="ce2" table:formula="of:=[$lang_la.A72]" office:value-type="string" office:string-value="COGNITA FUNCTION DEFINITIO" calcext:value-type="string">
            <text:p>COGNITA FUNCTION DEFINITIO</text:p>
          </table:table-cell>
          <table:table-cell table:style-name="ce1" table:formula="of:=[$lang_cy.A72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2]" office:value-type="string" office:string-value="UKUCHAZWA OKUNGAZIWA UMSEBENZI" calcext:value-type="string">
            <text:p>UKUCHAZWA OKUNGAZIWA UMSEBENZI</text:p>
          </table:table-cell>
          <table:table-cell table:style-name="ce1" table:formula="of:=[$lang_yi.A72]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 table:style-name="ce1" table:formula="of:=[$lang_en.A73]" office:value-type="string" office:string-value="UNRECOGNIZED GOSUB LABEL" calcext:value-type="string">
            <text:p>UNRECOGNIZED GOSUB LABEL</text:p>
          </table:table-cell>
          <table:table-cell table:style-name="ce1" table:formula="of:=[$lang_ko.A73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3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3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3]" office:value-type="string" office:string-value="无法识别的GOSUB标签" calcext:value-type="string">
            <text:p>无法识别的GOSUB标签</text:p>
          </table:table-cell>
          <table:table-cell table:style-name="ce1" table:formula="of:=[$lang_es.A73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3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3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3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3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3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3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3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3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3]" office:value-type="string" office:string-value="NE REKONITA GOSUB -ETIKEDO" calcext:value-type="string">
            <text:p>NE REKONITA GOSUB -ETIKEDO</text:p>
          </table:table-cell>
          <table:table-cell table:style-name="ce1" table:formula="of:=[$lang_sw.A73]" office:value-type="string" office:string-value="LEBO ISIYOJULIKANA YA GOSUB" calcext:value-type="string">
            <text:p>LEBO ISIYOJULIKANA YA GOSUB</text:p>
          </table:table-cell>
          <table:table-cell table:style-name="ce1" table:formula="of:=[$lang_tl.A73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3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3]" office:value-type="string" office:string-value="COGNITA GOSOB LABEL" calcext:value-type="string">
            <text:p>COGNITA GOSOB LABEL</text:p>
          </table:table-cell>
          <table:table-cell table:style-name="ce1" table:formula="of:=[$lang_cy.A73]" office:value-type="string" office:string-value="LABEL GOSUB HEB EI GYDNABOD" calcext:value-type="string">
            <text:p>LABEL GOSUB HEB EI GYDNABOD</text:p>
          </table:table-cell>
          <table:table-cell table:style-name="ce1" table:formula="of:=[$lang_zu.A73]" office:value-type="string" office:string-value="ILEBULA YE-GOSUB ENGAZIWA" calcext:value-type="string">
            <text:p>ILEBULA YE-GOSUB ENGAZIWA</text:p>
          </table:table-cell>
          <table:table-cell table:style-name="ce1" table:formula="of:=[$lang_yi.A73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 table:style-name="ce1" table:formula="of:=[$lang_en.A74]" office:value-type="string" office:string-value="UNRECOGNIZED GOTO LABEL" calcext:value-type="string">
            <text:p>UNRECOGNIZED GOTO LABEL</text:p>
          </table:table-cell>
          <table:table-cell table:style-name="ce1" table:formula="of:=[$lang_ko.A74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4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4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4]" office:value-type="string" office:string-value="无法识别的GOTO标签" calcext:value-type="string">
            <text:p>无法识别的GOTO标签</text:p>
          </table:table-cell>
          <table:table-cell table:style-name="ce1" table:formula="of:=[$lang_es.A74]" office:value-type="string" office:string-value="ETIQUETA GOTO NO RECONOCIDA" calcext:value-type="string">
            <text:p>ETIQUETA GOTO NO RECONOCIDA</text:p>
          </table:table-cell>
          <table:table-cell table:style-name="ce1" table:formula="of:=[$lang_ar.A74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4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4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4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4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4]" office:value-type="string" office:string-value="LABEL GOTO YANG TIDAK DIAKUI" calcext:value-type="string">
            <text:p>LABEL GOTO YANG TIDAK DIAKUI</text:p>
          </table:table-cell>
          <table:table-cell table:style-name="ce1" table:formula="of:=[$lang_ja.A74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4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4]" office:value-type="string" office:string-value="NE REKONITA GOTO -ETIKEDO" calcext:value-type="string">
            <text:p>NE REKONITA GOTO -ETIKEDO</text:p>
          </table:table-cell>
          <table:table-cell table:style-name="ce1" table:formula="of:=[$lang_sw.A74]" office:value-type="string" office:string-value="LEBO ISIYOJULIKANA YA GOTO" calcext:value-type="string">
            <text:p>LEBO ISIYOJULIKANA YA GOTO</text:p>
          </table:table-cell>
          <table:table-cell table:style-name="ce1" table:formula="of:=[$lang_tl.A74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4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4]" office:value-type="string" office:string-value="COGNITA GATA LABEL" calcext:value-type="string">
            <text:p>COGNITA GATA LABEL</text:p>
          </table:table-cell>
          <table:table-cell table:style-name="ce1" table:formula="of:=[$lang_cy.A74]" office:value-type="string" office:string-value="LABEL GOTO HEB EI GYDNABOD" calcext:value-type="string">
            <text:p>LABEL GOTO HEB EI GYDNABOD</text:p>
          </table:table-cell>
          <table:table-cell table:style-name="ce1" table:formula="of:=[$lang_zu.A74]" office:value-type="string" office:string-value="ILEBULA YE-GOTO ENGAZIWA" calcext:value-type="string">
            <text:p>ILEBULA YE-GOTO ENGAZIWA</text:p>
          </table:table-cell>
          <table:table-cell table:style-name="ce1" table:formula="of:=[$lang_yi.A74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 table:style-name="ce1" table:formula="of:=[$lang_en.A75]" office:value-type="string" office:string-value="UNRECOGNIZED INPUT" calcext:value-type="string">
            <text:p>UNRECOGNIZED INPUT</text:p>
          </table:table-cell>
          <table:table-cell table:style-name="ce1" table:formula="of:=[$lang_ko.A75]" office:value-type="string" office:string-value="인식되지 않은 입력" calcext:value-type="string">
            <text:p>인식되지 않은 입력</text:p>
          </table:table-cell>
          <table:table-cell table:style-name="ce1" table:formula="of:=[$lang_fr.A75]" office:value-type="string" office:string-value="ENTRÉE NON RECONNUE" calcext:value-type="string">
            <text:p>ENTRÉE NON RECONNUE</text:p>
          </table:table-cell>
          <table:table-cell table:style-name="ce1" table:formula="of:=[$lang_de.A75]" office:value-type="string" office:string-value="UNERKANNTE EINGABE" calcext:value-type="string">
            <text:p>UNERKANNTE EINGABE</text:p>
          </table:table-cell>
          <table:table-cell table:style-name="ce1" table:formula="of:=[$lang_zh.A75]" office:value-type="string" office:string-value="未识别的输入" calcext:value-type="string">
            <text:p>未识别的输入</text:p>
          </table:table-cell>
          <table:table-cell table:style-name="ce1" table:formula="of:=[$lang_es.A75]" office:value-type="string" office:string-value="ENTRADA NO RECONOCIDA" calcext:value-type="string">
            <text:p>ENTRADA NO RECONOCIDA</text:p>
          </table:table-cell>
          <table:table-cell table:style-name="ce1" table:formula="of:=[$lang_ar.A75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5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5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5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5]" office:value-type="string" office:string-value="ENTRADA NÃO RECONHECIDA" calcext:value-type="string">
            <text:p>ENTRADA NÃO RECONHECIDA</text:p>
          </table:table-cell>
          <table:table-cell table:style-name="ce1" table:formula="of:=[$lang_in.A75]" office:value-type="string" office:string-value="INPUT YANG TIDAK DIAKUI" calcext:value-type="string">
            <text:p>INPUT YANG TIDAK DIAKUI</text:p>
          </table:table-cell>
          <table:table-cell table:style-name="ce1" table:formula="of:=[$lang_ja.A75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5]" office:value-type="string" office:string-value="קלט לא מוכר" calcext:value-type="string">
            <text:p>קלט לא מוכר</text:p>
          </table:table-cell>
          <table:table-cell table:style-name="ce1" table:formula="of:=[$lang_eo.A75]" office:value-type="string" office:string-value="NE REKONITA ENIGO" calcext:value-type="string">
            <text:p>NE REKONITA ENIGO</text:p>
          </table:table-cell>
          <table:table-cell table:style-name="ce1" table:formula="of:=[$lang_sw.A75]" office:value-type="string" office:string-value="PEMBEJEO ISIYOJULIKANA" calcext:value-type="string">
            <text:p>PEMBEJEO ISIYOJULIKANA</text:p>
          </table:table-cell>
          <table:table-cell table:style-name="ce1" table:formula="of:=[$lang_tl.A75]" office:value-type="string" office:string-value="HINDI NAKIKILALANG INPUT" calcext:value-type="string">
            <text:p>HINDI NAKIKILALANG INPUT</text:p>
          </table:table-cell>
          <table:table-cell table:style-name="ce1" table:formula="of:=[$lang_ur.A75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5]" office:value-type="string" office:string-value="INPUT" calcext:value-type="string">
            <text:p>INPUT</text:p>
          </table:table-cell>
          <table:table-cell table:style-name="ce1" table:formula="of:=[$lang_cy.A75]" office:value-type="string" office:string-value="MEWNBWN HEB EI GYDNABOD" calcext:value-type="string">
            <text:p>MEWNBWN HEB EI GYDNABOD</text:p>
          </table:table-cell>
          <table:table-cell table:style-name="ce1" table:formula="of:=[$lang_zu.A75]" office:value-type="string" office:string-value="OKOKUFAKA OKUNGAZIWA" calcext:value-type="string">
            <text:p>OKOKUFAKA OKUNGAZIWA</text:p>
          </table:table-cell>
          <table:table-cell table:style-name="ce1" table:formula="of:=[$lang_yi.A75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6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6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6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6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6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6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6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6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6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6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6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6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6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6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6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6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6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6]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2" table:formula="of:=[$lang_la.A76]" office:value-type="string" office:string-value="COGNITA INTEGER MATH OPERANDI" calcext:value-type="string">
            <text:p>COGNITA INTEGER MATH OPERANDI</text:p>
          </table:table-cell>
          <table:table-cell table:style-name="ce1" table:formula="of:=[$lang_cy.A76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6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6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 table:style-name="ce1" table:formula="of:=[$lang_en.A77]" office:value-type="string" office:string-value="UNRECOGNIZED MATH TYPE" calcext:value-type="string">
            <text:p>UNRECOGNIZED MATH TYPE</text:p>
          </table:table-cell>
          <table:table-cell table:style-name="ce1" table:formula="of:=[$lang_ko.A77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7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7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7]" office:value-type="string" office:string-value="无法识别的数学类型" calcext:value-type="string">
            <text:p>无法识别的数学类型</text:p>
          </table:table-cell>
          <table:table-cell table:style-name="ce1" table:formula="of:=[$lang_es.A77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7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7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7]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1" table:formula="of:=[$lang_bn.A77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7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7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7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7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7]" office:value-type="string" office:string-value="NE REKONITA MATEMATIKA TIPO" calcext:value-type="string">
            <text:p>NE REKONITA MATEMATIKA TIPO</text:p>
          </table:table-cell>
          <table:table-cell table:style-name="ce1" table:formula="of:=[$lang_sw.A77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7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7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7]" office:value-type="string" office:string-value="COGNITA MATH TYPE" calcext:value-type="string">
            <text:p>COGNITA MATH TYPE</text:p>
          </table:table-cell>
          <table:table-cell table:style-name="ce1" table:formula="of:=[$lang_cy.A77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7]" office:value-type="string" office:string-value="UHLOBO LWEZIBALO OLUNGAZIWA" calcext:value-type="string">
            <text:p>UHLOBO LWEZIBALO OLUNGAZIWA</text:p>
          </table:table-cell>
          <table:table-cell table:style-name="ce1" table:formula="of:=[$lang_yi.A77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 table:style-name="ce1" table:formula="of:=[$lang_en.A78]" office:value-type="string" office:string-value="UNRECOGNIZED NEXT VARIABLE" calcext:value-type="string">
            <text:p>UNRECOGNIZED NEXT VARIABLE</text:p>
          </table:table-cell>
          <table:table-cell table:style-name="ce1" table:formula="of:=[$lang_ko.A78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8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8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8]" office:value-type="string" office:string-value="未识别的下一个变量" calcext:value-type="string">
            <text:p>未识别的下一个变量</text:p>
          </table:table-cell>
          <table:table-cell table:style-name="ce1" table:formula="of:=[$lang_es.A78]" office:value-type="string" office:string-value="NEXT VARIABLE NO RECONOCIDA" calcext:value-type="string">
            <text:p>NEXT VARIABLE NO RECONOCIDA</text:p>
          </table:table-cell>
          <table:table-cell table:style-name="ce1" table:formula="of:=[$lang_ar.A78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8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8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8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8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8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8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8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8]" office:value-type="string" office:string-value="NE REKONITA SEKVA VARIABLO" calcext:value-type="string">
            <text:p>NE REKONITA SEKVA VARIABLO</text:p>
          </table:table-cell>
          <table:table-cell table:style-name="ce1" table:formula="of:=[$lang_sw.A78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8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8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8]" office:value-type="string" office:string-value="LATUIT NEXT VARIABILIS" calcext:value-type="string">
            <text:p>LATUIT NEXT VARIABILIS</text:p>
          </table:table-cell>
          <table:table-cell table:style-name="ce1" table:formula="of:=[$lang_cy.A78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8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8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 table:style-name="ce1" table:formula="of:=[$lang_en.A79]" office:value-type="string" office:string-value="UNRECOGNIZED OP IN PRINT" calcext:value-type="string">
            <text:p>UNRECOGNIZED OP IN PRINT</text:p>
          </table:table-cell>
          <table:table-cell table:style-name="ce1" table:formula="of:=[$lang_ko.A79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79]" office:value-type="string" office:string-value="OP NON RECONNU SUR PAPIER" calcext:value-type="string">
            <text:p>OP NON RECONNU SUR PAPIER</text:p>
          </table:table-cell>
          <table:table-cell table:style-name="ce1" table:formula="of:=[$lang_de.A79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79]" office:value-type="string" office:string-value="未识别的OP印刷" calcext:value-type="string">
            <text:p>未识别的OP印刷</text:p>
          </table:table-cell>
          <table:table-cell table:style-name="ce1" table:formula="of:=[$lang_es.A79]" office:value-type="string" office:string-value="OP NO RECONOCIDO IMPRESO" calcext:value-type="string">
            <text:p>OP NO RECONOCIDO IMPRESO</text:p>
          </table:table-cell>
          <table:table-cell table:style-name="ce1" table:formula="of:=[$lang_ar.A79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79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79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79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79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79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79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79]" office:value-type="string" office:string-value="OP לא מוכר בהדפס" calcext:value-type="string">
            <text:p>OP לא מוכר בהדפס</text:p>
          </table:table-cell>
          <table:table-cell table:style-name="ce1" table:formula="of:=[$lang_eo.A79]" office:value-type="string" office:string-value="NE REKONITA OP EN PRESAĴO" calcext:value-type="string">
            <text:p>NE REKONITA OP EN PRESAĴO</text:p>
          </table:table-cell>
          <table:table-cell table:style-name="ce1" table:formula="of:=[$lang_sw.A79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79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79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79]" office:value-type="string" office:string-value="COGNITA OP IN PRINT" calcext:value-type="string">
            <text:p>COGNITA OP IN PRINT</text:p>
          </table:table-cell>
          <table:table-cell table:style-name="ce1" table:formula="of:=[$lang_cy.A79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79]" office:value-type="string" office:string-value="I-OP ENGAZIWA" calcext:value-type="string">
            <text:p>I-OP ENGAZIWA</text:p>
          </table:table-cell>
          <table:table-cell table:style-name="ce1" table:formula="of:=[$lang_yi.A79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80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80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80]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style-name="ce1" table:formula="of:=[$lang_de.A80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80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80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80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80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80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80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80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80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80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80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80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80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80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80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80]" office:value-type="string" office:string-value="COGNITA RATIONALIS MATH OPERANDI" calcext:value-type="string">
            <text:p>COGNITA RATIONALIS MATH OPERANDI</text:p>
          </table:table-cell>
          <table:table-cell table:style-name="ce1" table:formula="of:=[$lang_cy.A80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80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80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 table:style-name="ce1" table:formula="of:=[$lang_en.A81]" office:value-type="string" office:string-value="UNRECOGNIZED VARIABLE TYPE" calcext:value-type="string">
            <text:p>UNRECOGNIZED VARIABLE TYPE</text:p>
          </table:table-cell>
          <table:table-cell table:style-name="ce1" table:formula="of:=[$lang_ko.A81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81]" office:value-type="string" office:string-value="TYPE VARIABLE NON RECONNU" calcext:value-type="string">
            <text:p>TYPE VARIABLE NON RECONNU</text:p>
          </table:table-cell>
          <table:table-cell table:style-name="ce1" table:formula="of:=[$lang_de.A81]" office:value-type="string" office:string-value="UNERKANNTER VARIABLER TYP" calcext:value-type="string">
            <text:p>UNERKANNTER VARIABLER TYP</text:p>
          </table:table-cell>
          <table:table-cell table:style-name="ce1" table:formula="of:=[$lang_zh.A81]" office:value-type="string" office:string-value="无法识别的变量类型" calcext:value-type="string">
            <text:p>无法识别的变量类型</text:p>
          </table:table-cell>
          <table:table-cell table:style-name="ce1" table:formula="of:=[$lang_es.A81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81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81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81]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1" table:formula="of:=[$lang_bn.A81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81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81]" office:value-type="string" office:string-value="JENIS VARIABEL YANG TIDAK DIKENAL" calcext:value-type="string">
            <text:p>JENIS VARIABEL YANG TIDAK DIKENAL</text:p>
          </table:table-cell>
          <table:table-cell table:style-name="ce1" table:formula="of:=[$lang_ja.A81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81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81]" office:value-type="string" office:string-value="NE REKONITA VARIABLA TIPO" calcext:value-type="string">
            <text:p>NE REKONITA VARIABLA TIPO</text:p>
          </table:table-cell>
          <table:table-cell table:style-name="ce1" table:formula="of:=[$lang_sw.A81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81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81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81]" office:value-type="string" office:string-value="COGNITA VARIABILIS TYPE" calcext:value-type="string">
            <text:p>COGNITA VARIABILIS TYPE</text:p>
          </table:table-cell>
          <table:table-cell table:style-name="ce1" table:formula="of:=[$lang_cy.A81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81]" office:value-type="string" office:string-value="UHLOBO OLUNGENAKUQHATHANISWA" calcext:value-type="string">
            <text:p>UHLOBO OLUNGENAKUQHATHANISWA</text:p>
          </table:table-cell>
          <table:table-cell table:style-name="ce1" table:formula="of:=[$lang_yi.A81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 table:style-name="ce1" table:formula="of:=[$lang_en.A82]" office:value-type="string" office:string-value="UNSET ENVIRONMENT VARIABLE" calcext:value-type="string">
            <text:p>UNSET ENVIRONMENT VARIABLE</text:p>
          </table:table-cell>
          <table:table-cell table:style-name="ce1" table:formula="of:=[$lang_ko.A82]" office:value-type="string" office:string-value="미세한 환경 변수" calcext:value-type="string">
            <text:p>미세한 환경 변수</text:p>
          </table:table-cell>
          <table:table-cell table:style-name="ce1" table:formula="of:=[$lang_fr.A82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2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2]" office:value-type="string" office:string-value="未设置的环境变量" calcext:value-type="string">
            <text:p>未设置的环境变量</text:p>
          </table:table-cell>
          <table:table-cell table:style-name="ce1" table:formula="of:=[$lang_es.A82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2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2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2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2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2]" office:value-type="string" office:string-value="VARIÁVEL DE AMBIENTE UNSET" calcext:value-type="string">
            <text:p>VARIÁVEL DE AMBIENTE UNSET</text:p>
          </table:table-cell>
          <table:table-cell table:style-name="ce1" table:formula="of:=[$lang_in.A82]" office:value-type="string" office:string-value="VARIABEL LINGKUNGAN UNSET" calcext:value-type="string">
            <text:p>VARIABEL LINGKUNGAN UNSET</text:p>
          </table:table-cell>
          <table:table-cell table:style-name="ce1" table:formula="of:=[$lang_ja.A82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2]" office:value-type="string" office:string-value="משתנה סביבת הסביבה" calcext:value-type="string">
            <text:p>משתנה סביבת הסביבה</text:p>
          </table:table-cell>
          <table:table-cell table:style-name="ce1" table:formula="of:=[$lang_eo.A82]" office:value-type="string" office:string-value="MALŜALTITA MEDIA VARIABLO" calcext:value-type="string">
            <text:p>MALŜALTITA MEDIA VARIABLO</text:p>
          </table:table-cell>
          <table:table-cell table:style-name="ce1" table:formula="of:=[$lang_sw.A82]" office:value-type="string" office:string-value="MAZINGIRA YA KUTOFAUTISHA" calcext:value-type="string">
            <text:p>MAZINGIRA YA KUTOFAUTISHA</text:p>
          </table:table-cell>
          <table:table-cell table:style-name="ce1" table:formula="of:=[$lang_tl.A82]" office:value-type="string" office:string-value="UNSET VARIABLE VARIABLE" calcext:value-type="string">
            <text:p>UNSET VARIABLE VARIABLE</text:p>
          </table:table-cell>
          <table:table-cell table:style-name="ce1" table:formula="of:=[$lang_ur.A82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2]" office:value-type="string" office:string-value="UNSET ENVIRONMENT VARIABILIS" calcext:value-type="string">
            <text:p>UNSET ENVIRONMENT VARIABILIS</text:p>
          </table:table-cell>
          <table:table-cell table:style-name="ce1" table:formula="of:=[$lang_cy.A82]" office:value-type="string" office:string-value="NEWIDYN AMGYLCHEDD DADOSOD" calcext:value-type="string">
            <text:p>NEWIDYN AMGYLCHEDD DADOSOD</text:p>
          </table:table-cell>
          <table:table-cell table:style-name="ce1" table:formula="of:=[$lang_zu.A82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2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3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3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3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3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3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3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3]" office:value-type="string" office:string-value="متغير / تعريف تعريف عدم تطابق" calcext:value-type="string">
            <text:p>متغير / تعريف تعريف عدم تطابق</text:p>
          </table:table-cell>
          <table:table-cell table:style-name="ce1" table:formula="of:=[$lang_ru.A83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3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3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3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3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3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3]" office:value-type="string" office:string-value="משתנה / מערך הגדרת חוסר התאמה" calcext:value-type="string">
            <text:p>משתנה / מערך הגדרת חוסר התאמה</text:p>
          </table:table-cell>
          <table:table-cell table:style-name="ce1" table:formula="of:=[$lang_eo.A83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3]" office:value-type="string" office:string-value="KUTOFAUTISHA / SAFU YA UFAFANUZI" calcext:value-type="string">
            <text:p>KUTOFAUTISHA / SAFU YA UFAFANUZI</text:p>
          </table:table-cell>
          <table:table-cell table:style-name="ce1" table:formula="of:=[$lang_tl.A83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3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3]" office:value-type="string" office:string-value="VARIABILIS / ORDINATA DEFINITIO MISMATCH" calcext:value-type="string">
            <text:p>VARIABILIS / ORDINATA DEFINITIO MISMATCH</text:p>
          </table:table-cell>
          <table:table-cell table:style-name="ce1" table:formula="of:=[$lang_cy.A83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3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3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 table:style-name="ce1" table:formula="of:=[$lang_en.A84]" office:value-type="string" office:string-value="VARIABLE DEFINED AS ARRAY" calcext:value-type="string">
            <text:p>VARIABLE DEFINED AS ARRAY</text:p>
          </table:table-cell>
          <table:table-cell table:style-name="ce1" table:formula="of:=[$lang_ko.A84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4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4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4]" office:value-type="string" office:string-value="定义为数组的变量" calcext:value-type="string">
            <text:p>定义为数组的变量</text:p>
          </table:table-cell>
          <table:table-cell table:style-name="ce1" table:formula="of:=[$lang_es.A84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4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4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4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4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4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4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4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4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4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4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4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4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4]" office:value-type="string" office:string-value="VARIABILIS DEFINED AS ORDINATA" calcext:value-type="string">
            <text:p>VARIABILIS DEFINED AS ORDINATA</text:p>
          </table:table-cell>
          <table:table-cell table:style-name="ce1" table:formula="of:=[$lang_cy.A84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4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4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5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5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5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5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5]" office:value-type="string" office:string-value="定义为非阵列的变量" calcext:value-type="string">
            <text:p>定义为非阵列的变量</text:p>
          </table:table-cell>
          <table:table-cell table:style-name="ce1" table:formula="of:=[$lang_es.A85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5]" office:value-type="string" office:string-value="متغير تعريف" calcext:value-type="string">
            <text:p>متغير تعريف</text:p>
          </table:table-cell>
          <table:table-cell table:style-name="ce1" table:formula="of:=[$lang_ru.A85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5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5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5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5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5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5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5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5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5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5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5]" office:value-type="string" office:string-value="VARIABILIS DEFINED UT NONARRAY" calcext:value-type="string">
            <text:p>VARIABILIS DEFINED UT NONARRAY</text:p>
          </table:table-cell>
          <table:table-cell table:style-name="ce1" table:formula="of:=[$lang_cy.A85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5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5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 table:style-name="ce1" table:formula="of:=[$lang_en.A86]" office:value-type="string" office:string-value="VARIABLE HAS NO VALUE" calcext:value-type="string">
            <text:p>VARIABLE HAS NO VALUE</text:p>
          </table:table-cell>
          <table:table-cell table:style-name="ce1" table:formula="of:=[$lang_ko.A86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6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6]" office:value-type="string" office:string-value="VARIABLE HAT KEINEN WERT" calcext:value-type="string">
            <text:p>VARIABLE HAT KEINEN WERT</text:p>
          </table:table-cell>
          <table:table-cell table:style-name="ce1" table:formula="of:=[$lang_zh.A86]" office:value-type="string" office:string-value="变量没有值" calcext:value-type="string">
            <text:p>变量没有值</text:p>
          </table:table-cell>
          <table:table-cell table:style-name="ce1" table:formula="of:=[$lang_es.A86]" office:value-type="string" office:string-value="LA VARIABLE NO TIENE VALOR" calcext:value-type="string">
            <text:p>LA VARIABLE NO TIENE VALOR</text:p>
          </table:table-cell>
          <table:table-cell table:style-name="ce1" table:formula="of:=[$lang_ar.A86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6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6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6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6]" office:value-type="string" office:string-value="A VARIÁVEL NÃO TEM VALOR" calcext:value-type="string">
            <text:p>A VARIÁVEL NÃO TEM VALOR</text:p>
          </table:table-cell>
          <table:table-cell table:style-name="ce1" table:formula="of:=[$lang_in.A86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6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6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6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6]" office:value-type="string" office:string-value="KUTOFAUTISHA HAINA THAMANI" calcext:value-type="string">
            <text:p>KUTOFAUTISHA HAINA THAMANI</text:p>
          </table:table-cell>
          <table:table-cell table:style-name="ce1" table:formula="of:=[$lang_tl.A86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6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6]" office:value-type="string" office:string-value="VARIABILIS HABET VALOREM" calcext:value-type="string">
            <text:p>VARIABILIS HABET VALOREM</text:p>
          </table:table-cell>
          <table:table-cell table:style-name="ce1" table:formula="of:=[$lang_cy.A86]" office:value-type="string" office:string-value="NID OES GWERTH I NEWIDYN" calcext:value-type="string">
            <text:p>NID OES GWERTH I NEWIDYN</text:p>
          </table:table-cell>
          <table:table-cell table:style-name="ce1" table:formula="of:=[$lang_zu.A86]" office:value-type="string" office:string-value="OKUGUQUKAYO AKUNANZUZO" calcext:value-type="string">
            <text:p>OKUGUQUKAYO AKUNANZUZO</text:p>
          </table:table-cell>
          <table:table-cell table:style-name="ce1" table:formula="of:=[$lang_yi.A86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 table:style-name="ce1" table:formula="of:=[$lang_en.A87]" office:value-type="string" office:string-value="VARIABLE IS NOT AN ARRAY" calcext:value-type="string">
            <text:p>VARIABLE IS NOT AN ARRAY</text:p>
          </table:table-cell>
          <table:table-cell table:style-name="ce1" table:formula="of:=[$lang_ko.A87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7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7]" office:value-type="string" office:string-value="VARIABLE IST KEIN ARRAY" calcext:value-type="string">
            <text:p>VARIABLE IST KEIN ARRAY</text:p>
          </table:table-cell>
          <table:table-cell table:style-name="ce1" table:formula="of:=[$lang_zh.A87]" office:value-type="string" office:string-value="变量不是数组" calcext:value-type="string">
            <text:p>变量不是数组</text:p>
          </table:table-cell>
          <table:table-cell table:style-name="ce1" table:formula="of:=[$lang_es.A87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7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7]" office:value-type="string" office:string-value="ПЕРЕМЕННАЯ НЕ МАССИВ" calcext:value-type="string">
            <text:p>ПЕРЕМЕННАЯ НЕ МАССИВ</text:p>
          </table:table-cell>
          <table:table-cell table:style-name="ce1" table:formula="of:=[$lang_hi.A87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7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7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7]" office:value-type="string" office:string-value="VARIABEL BUKAN ARRAY" calcext:value-type="string">
            <text:p>VARIABEL BUKAN ARRAY</text:p>
          </table:table-cell>
          <table:table-cell table:style-name="ce1" table:formula="of:=[$lang_ja.A87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7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7]" office:value-type="string" office:string-value="VARIAĴO NE ESTAS TABELO" calcext:value-type="string">
            <text:p>VARIAĴO NE ESTAS TABELO</text:p>
          </table:table-cell>
          <table:table-cell table:style-name="ce1" table:formula="of:=[$lang_sw.A87]" office:value-type="string" office:string-value="KUBADILIKA SIO SAFU" calcext:value-type="string">
            <text:p>KUBADILIKA SIO SAFU</text:p>
          </table:table-cell>
          <table:table-cell table:style-name="ce1" table:formula="of:=[$lang_tl.A87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7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7]" office:value-type="string" office:string-value="VARIABILIS NON EST ORDINATA" calcext:value-type="string">
            <text:p>VARIABILIS NON EST ORDINATA</text:p>
          </table:table-cell>
          <table:table-cell table:style-name="ce1" table:formula="of:=[$lang_cy.A87]" office:value-type="string" office:string-value="NID YW NEWIDYN YN ARAE" calcext:value-type="string">
            <text:p>NID YW NEWIDYN YN ARAE</text:p>
          </table:table-cell>
          <table:table-cell table:style-name="ce1" table:formula="of:=[$lang_zu.A87]" office:value-type="string" office:string-value="OKUGUQUKAYO AKUYONA I-ARRAY" calcext:value-type="string">
            <text:p>OKUGUQUKAYO AKUYONA I-ARRAY</text:p>
          </table:table-cell>
          <table:table-cell table:style-name="ce1" table:formula="of:=[$lang_yi.A87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ILU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NTAX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AILURE" calcext:value-type="string">
            <text:p>FAILURE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SYNTAX ERROR" calcext:value-type="string">
            <text:p>SYNTAX ERROR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FUNCTION DEFINITION" calcext:value-type="string">
            <text:p>UNRECOGNIZED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양수" calcext:value-type="string">
            <text:p>양수</text:p>
          </table:table-cell>
          <table:table-cell table:style-name="ce2" table:formula="of:=IFERROR(__xludf.dummyfunction(&quot;upper(googletranslate(A3,$A$1,&quot;&quot;en&quot;&quot;))&quot;);&quot;AMNESTY&quot;)" office:value-type="string" office:string-value="AMNESTY" calcext:value-type="string">
            <text:p>AMNESTY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style-name="ce1" office:value-type="string" calcext:value-type="string">
            <text:p>양수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이트" calcext:value-type="string">
            <text:p>아크 탕이트</text:p>
          </table:table-cell>
          <table:table-cell table:style-name="ce2" table:formula="of:=IFERROR(__xludf.dummyfunction(&quot;upper(googletranslate(A4,$A$1,&quot;&quot;en&quot;&quot;))&quot;);&quot;ARC TANGITE&quot;)" office:value-type="string" office:string-value="ARC TANGITE" calcext:value-type="string">
            <text:p>ARC TANGI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이트&quot;)" office:value-type="string" office:string-value="아크 탕이트" calcext:value-type="string">
            <text:p>아크 탕이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수" calcext:value-type="string">
            <text:p>수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style-name="ce1" office:value-type="string" calcext:value-type="string">
            <text:p>수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" calcext:value-type="string">
            <text:p>만약</text:p>
          </table:table-cell>
          <table:table-cell table:style-name="ce2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style-name="ce1" office:value-type="string" calcext:value-type="string">
            <text:p>만약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에게&quot;)" office:value-type="string" office:string-value="에게" calcext:value-type="string">
            <text:p>에게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1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2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6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7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실패" calcext:value-type="string">
            <text:p>실패</text:p>
          </table:table-cell>
          <table:table-cell table:style-name="ce2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실패&quot;)" office:value-type="string" office:string-value="실패" calcext:value-type="string">
            <text:p>실패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50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1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통화 스택 오버플로" calcext:value-type="string">
            <text:p>통화 스택 오버플로</text:p>
          </table:table-cell>
          <table:table-cell table:style-name="ce2" table:formula="of:=IFERROR(__xludf.dummyfunction(&quot;upper(googletranslate(A52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2) &gt; 0, D52, C52),&quot;&quot;en&quot;&quot;,$A$1))&quot;);&quot;통화 스택 오버플로&quot;)" office:value-type="string" office:string-value="통화 스택 오버플로" calcext:value-type="string">
            <text:p>통화 스택 오버플로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3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3) &gt; 0, D53, C53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스택 언더 플로" calcext:value-type="string">
            <text:p>GOSUB 스택 언더 플로</text:p>
          </table:table-cell>
          <table:table-cell table:style-name="ce2" table:formula="of:=IFERROR(__xludf.dummyfunction(&quot;upper(googletranslate(A54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스택 언더 플로&quot;)" office:value-type="string" office:string-value="GOSUB 스택 언더 플로" calcext:value-type="string">
            <text:p>GOSUB 스택 언더 플로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5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6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7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다음은 문자열 변수로 루프를 위해 켜집니다" calcext:value-type="string">
            <text:p>다음은 문자열 변수로 루프를 위해 켜집니다</text:p>
          </table:table-cell>
          <table:table-cell table:style-name="ce2" table:formula="of:=IFERROR(__xludf.dummyfunction(&quot;upper(googletranslate(A59,$A$1,&quot;&quot;en&quot;&quot;))&quot;);&quot;THE FOLLOWING IS TURNED ON FOR THE LOOP WITH A STRING VARIABLE.&quot;)" office:value-type="string" office:string-value="THE FOLLOWING IS TURNED ON FOR THE LOOP WITH A STRING VARIABLE." calcext:value-type="string">
            <text:p>THE FOLLOWING IS TURNED ON FOR THE LOOP WITH A STRING VARIABLE.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다음은 문자열 변수로 루프를 위해 켜집니다&quot;)" office:value-type="string" office:string-value="다음은 문자열 변수로 루프를 위해 켜집니다" calcext:value-type="string">
            <text:p>다음은 문자열 변수로 루프를 위해 켜집니다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60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1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2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문자열 수학 논리 오류" calcext:value-type="string">
            <text:p>문자열 수학 논리 오류</text:p>
          </table:table-cell>
          <table:table-cell table:style-name="ce2" table:formula="of:=IFERROR(__xludf.dummyfunction(&quot;upper(googletranslate(A63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문자열 수학 논리 오류&quot;)" office:value-type="string" office:string-value="문자열 수학 논리 오류" calcext:value-type="string">
            <text:p>문자열 수학 논리 오류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구문 오류" calcext:value-type="string">
            <text:p>구문 오류</text:p>
          </table:table-cell>
          <table:table-cell table:style-name="ce2" table:formula="of:=IFERROR(__xludf.dummyfunction(&quot;upper(googletranslate(A64,$A$1,&quot;&quot;en&quot;&quot;))&quot;);&quot;SYNTAX&quot;)" office:value-type="string" office:string-value="SYNTAX" calcext:value-type="string">
            <text:p>SYNTAX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구문 오류&quot;)" office:value-type="string" office:string-value="구문 오류" calcext:value-type="string">
            <text:p>구문 오류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5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6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7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8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69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70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71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기능 정의" calcext:value-type="string">
            <text:p>인식되지 않은 기능 정의</text:p>
          </table:table-cell>
          <table:table-cell table:style-name="ce2" table:formula="of:=IFERROR(__xludf.dummyfunction(&quot;upper(googletranslate(A72,$A$1,&quot;&quot;en&quot;&quot;))&quot;);&quot;DEFINITION OF UNNECESSARY FUNCTION&quot;)" office:value-type="string" office:string-value="DEFINITION OF UNNECESSARY FUNCTION" calcext:value-type="string">
            <text:p>DEFINITION OF UNNECESSARY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기능 정의&quot;)" office:value-type="string" office:string-value="인식되지 않은 기능 정의" calcext:value-type="string">
            <text:p>인식되지 않은 기능 정의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3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4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5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6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7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8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79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80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81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2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3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4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5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6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7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39">
            <calcext:condition calcext:apply-style-name="ConditionalStyle_1" calcext:value="formula-is(COUNTIF([.$A$3:.$A$39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39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39) &gt; 0, D39, C39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1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2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3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5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ONNÉES LUS SOUS-PLEIN" calcext:value-type="string">
            <text:p>DONNÉES LUS SOUS-PLEIN</text:p>
          </table:table-cell>
          <table:table-cell table:style-name="ce8" table:formula="of:=IFERROR(__xludf.dummyfunction(&quot;upper(googletranslate(A46,$A$1,&quot;&quot;en&quot;&quot;))&quot;);&quot;DATA READ SUB-FOLDS&quot;)" office:value-type="string" office:string-value="DATA READ SUB-FOLDS" calcext:value-type="string">
            <text:p>DATA READ SUB-FOLDS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ONNÉES LUS SOUS-PLEIN&quot;)" office:value-type="string" office:string-value="DONNÉES LUS SOUS-PLEIN" calcext:value-type="string">
            <text:p>DONNÉES LUS SOUS-PLEI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ÉCHEC" calcext:value-type="string">
            <text:p>ÉCHEC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ÉCHEC&quot;)" office:value-type="string" office:string-value="ÉCHEC" calcext:value-type="string">
            <text:p>ÉCHEC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POUR VARIABLE MULTIPLY DÉFINIE" calcext:value-type="string">
            <text:p>POUR VARIABLE MULTIPLY DÉFINIE</text:p>
          </table:table-cell>
          <table:table-cell table:style-name="ce8" table:formula="of:=IFERROR(__xludf.dummyfunction(&quot;upper(googletranslate(A50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POUR VARIABLE MULTIPLY DÉFINIE&quot;)" office:value-type="string" office:string-value="POUR VARIABLE MULTIPLY DÉFINIE" calcext:value-type="string">
            <text:p>POUR VARIABLE MULTIPLY DÉFINI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1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2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4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5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6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7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59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60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1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2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3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RREUR DE SYNTAXE" calcext:value-type="string">
            <text:p>ERREUR DE SYNTAXE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ERREUR DE SYNTAXE&quot;)" office:value-type="string" office:string-value="ERREUR DE SYNTAXE" calcext:value-type="string">
            <text:p>ERREUR DE SYNTAX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5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6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7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8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69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70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71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DÉFINITION DE FONCTION NON RECONNUE" calcext:value-type="string">
            <text:p>DÉFINITION DE FONCTION NON RECONNUE</text:p>
          </table:table-cell>
          <table:table-cell table:style-name="ce8" table:formula="of:=IFERROR(__xludf.dummyfunction(&quot;upper(googletranslate(A72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DÉFINITION DE FONCTION NON RECONNUE&quot;)" office:value-type="string" office:string-value="DÉFINITION DE FONCTION NON RECONNUE" calcext:value-type="string">
            <text:p>DÉFINI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3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4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5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6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7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8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79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style-name="ce8" table:formula="of:=IFERROR(__xludf.dummyfunction(&quot;upper(googletranslate(A80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OPÉRATION DE MATHÉMATIQUES RATIONNELLES NON RECONNUE&quot;)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81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2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3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4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5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6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7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39">
            <calcext:condition calcext:apply-style-name="ConditionalStyle_1" calcext:value="formula-is(COUNTIF([.$A$3:.$A$39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DÜSTER" calcext:value-type="string">
            <text:p>DÜSTER</text:p>
          </table:table-cell>
          <table:table-cell table:style-name="ce8" table:formula="of:=IFERROR(__xludf.dummyfunction(&quot;upper(googletranslate(A10,$A$1,&quot;&quot;en&quot;&quot;))&quot;);&quot;GRIM&quot;)" office:value-type="string" office:string-value="GRIM" calcext:value-type="string">
            <text:p>GR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ÜSTER&quot;)" office:value-type="string" office:string-value="DÜSTER" calcext:value-type="string">
            <text:p>DÜSTER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ZU" calcext:value-type="string">
            <text:p>ZU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1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3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4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5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VERSAGEN" calcext:value-type="string">
            <text:p>VERSAGEN</text:p>
          </table:table-cell>
          <table:table-cell table:style-name="ce8" table:formula="of:=IFERROR(__xludf.dummyfunction(&quot;upper(googletranslate(A49,$A$1,&quot;&quot;en&quot;&quot;))&quot;);&quot;FAIL&quot;)" office:value-type="string" office:string-value="FAIL" calcext:value-type="string">
            <text:p>FAIL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VERSAGEN&quot;)" office:value-type="string" office:string-value="VERSAGEN" calcext:value-type="string">
            <text:p>VERSAGE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50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1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2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4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5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6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8" table:formula="of:=IFERROR(__xludf.dummyfunction(&quot;upper(googletranslate(A57,$A$1,&quot;&quot;en&quot;&quot;))&quot;);&quot;NON -AGREEMENT ON THE LEFT / RIGHT OPERATION&quot;)" office:value-type="string" office:string-value="NON -AGREEMENT ON THE LEFT / RIGHT OPERATION" calcext:value-type="string">
            <text:p>NON -AGREEMENT ON THE LEFT / RIGHT OPERATION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59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60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1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2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3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SYNTAX-FEHLER" calcext:value-type="string">
            <text:p>SYNTAX-FEHLER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SYNTAX-FEHLER&quot;)" office:value-type="string" office:string-value="SYNTAX-FEHLER" calcext:value-type="string">
            <text:p>SYNTAX-FEHLER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5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6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7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8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69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70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71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UNERKANNTE FUNKTIONSDEFINITION" calcext:value-type="string">
            <text:p>UNERKANNTE FUNKTIONSDEFINITION</text:p>
          </table:table-cell>
          <table:table-cell table:style-name="ce8" table:formula="of:=IFERROR(__xludf.dummyfunction(&quot;upper(googletranslate(A72,$A$1,&quot;&quot;en&quot;&quot;))&quot;);&quot;UNDETECTED FUNCTION DEFINITION&quot;)" office:value-type="string" office:string-value="UNDETECTED FUNCTION DEFINITION" calcext:value-type="string">
            <text:p>UNDETECT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UNERKANNTE FUNKTIONSDEFINITION&quot;)" office:value-type="string" office:string-value="UNERKANNTE FUNKTIONSDEFINITION" calcext:value-type="string">
            <text:p>UNERKANNTE 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3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4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5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6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7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8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79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80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81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2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3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4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5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6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7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39">
            <calcext:condition calcext:apply-style-name="ConditionalStyle_1" calcext:value="formula-is(COUNTIF([.$A$3:.$A$39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到" calcext:value-type="string">
            <text:p>到</text:p>
          </table:table-cell>
          <table:table-cell table:style-name="ce8" table:formula="of:=IFERROR(__xludf.dummyfunction(&quot;upper(googletranslate(A39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1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2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3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5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6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7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失败" calcext:value-type="string">
            <text:p>失败</text:p>
          </table:table-cell>
          <table:table-cell table:style-name="ce8" table:formula="of:=IFERROR(__xludf.dummyfunction(&quot;upper(googletranslate(A49,$A$1,&quot;&quot;en&quot;&quot;))&quot;);&quot;FAIL&quot;)" office:value-type="string" office:string-value="FAIL" calcext:value-type="string">
            <text:p>FAIL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失败&quot;)" office:value-type="string" office:string-value="失败" calcext:value-type="string">
            <text:p>失败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50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1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2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4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5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6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7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8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59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60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1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2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3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语法错误" calcext:value-type="string">
            <text:p>语法错误</text:p>
          </table:table-cell>
          <table:table-cell table:style-name="ce8" table:formula="of:=IFERROR(__xludf.dummyfunction(&quot;upper(googletranslate(A64,$A$1,&quot;&quot;en&quot;&quot;))&quot;);&quot;GRAMMATICAL ERRORS&quot;)" office:value-type="string" office:string-value="GRAMMATICAL ERRORS" calcext:value-type="string">
            <text:p>GRAMMATICAL ERRORS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语法错误&quot;)" office:value-type="string" office:string-value="语法错误" calcext:value-type="string">
            <text:p>语法错误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5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6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7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8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69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70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71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无法识别的函数定义" calcext:value-type="string">
            <text:p>无法识别的函数定义</text:p>
          </table:table-cell>
          <table:table-cell table:style-name="ce8" table:formula="of:=IFERROR(__xludf.dummyfunction(&quot;upper(googletranslate(A72,$A$1,&quot;&quot;en&quot;&quot;))&quot;);&quot;UNRECOGNIZABLE FUNCTION DEFINITION&quot;)" office:value-type="string" office:string-value="UNRECOGNIZABLE FUNCTION DEFINITION" calcext:value-type="string">
            <text:p>UNRECOGNIZABLE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无法识别的函数定义&quot;)" office:value-type="string" office:string-value="无法识别的函数定义" calcext:value-type="string">
            <text:p>无法识别的函数定义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3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4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5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6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7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8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79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80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81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2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3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4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5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6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7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39">
            <calcext:condition calcext:apply-style-name="ConditionalStyle_1" calcext:value="formula-is(COUNTIF([.$A$3:.$A$39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A" calcext:value-type="string">
            <text:p>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1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2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3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4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5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6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ALLA" calcext:value-type="string">
            <text:p>FALLA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FALLA&quot;)" office:value-type="string" office:string-value="FALLA" calcext:value-type="string">
            <text:p>FALL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50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1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8" table:formula="of:=IFERROR(__xludf.dummyfunction(&quot;upper(googletranslate(A52,$A$1,&quot;&quot;en&quot;&quot;))&quot;);&quot;DISAGUS OF FUNCTION DEFINITION PARAMETERS&quot;)" office:value-type="string" office:string-value="DISAGUS OF FUNCTION DEFINITION PARAMETERS" calcext:value-type="string">
            <text:p>DISAGUS OF FUNCTION DEFINITION PARAMETERS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SUBSFLOW" calcext:value-type="string">
            <text:p>GOSUB STACK SUBSFLOW</text:p>
          </table:table-cell>
          <table:table-cell table:style-name="ce8" table:formula="of:=IFERROR(__xludf.dummyfunction(&quot;upper(googletranslate(A54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SUBSFLOW&quot;)" office:value-type="string" office:string-value="GOSUB STACK SUBSFLOW" calcext:value-type="string">
            <text:p>GOSUB STACK SUBS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5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6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7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59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60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1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2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3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RROR DE SINTAXIS" calcext:value-type="string">
            <text:p>ERROR DE SINTAXIS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ERROR DE SINTAXIS&quot;)" office:value-type="string" office:string-value="ERROR DE SINTAXIS" calcext:value-type="string">
            <text:p>ERROR DE SINTAXIS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5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6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7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8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69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70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71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DEFINICIÓN DE FUNCIÓN NO RECONOCIDA" calcext:value-type="string">
            <text:p>DEFINICIÓN DE FUNCIÓN NO RECONOCIDA</text:p>
          </table:table-cell>
          <table:table-cell table:style-name="ce8" table:formula="of:=IFERROR(__xludf.dummyfunction(&quot;upper(googletranslate(A72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DEFINICIÓN DE FUNCIÓN NO RECONOCIDA&quot;)" office:value-type="string" office:string-value="DEFINICIÓN DE FUNCIÓN NO RECONOCIDA" calcext:value-type="string">
            <text:p>DEFINI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3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4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5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6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7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8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79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80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81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2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3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4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5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6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7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39">
            <calcext:condition calcext:apply-style-name="ConditionalStyle_1" calcext:value="formula-is(COUNTIF([.$A$3:.$A$39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من" calcext:value-type="string">
            <text:p>من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من&quot;)" office:value-type="string" office:string-value="من" calcext:value-type="string">
            <text:p>من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ل" calcext:value-type="string">
            <text:p>ل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1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2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3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4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5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8" table:formula="of:=IFERROR(__xludf.dummyfunction(&quot;upper(googletranslate(A47,$A$1,&quot;&quot;en&quot;&quot;))&quot;);&quot;THE IDENTIFICATION COURSE WAS DISCOVERED&quot;)" office:value-type="string" office:string-value="THE IDENTIFICATION COURSE WAS DISCOVERED" calcext:value-type="string">
            <text:p>THE IDENTIFICATION COURS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دورة التعريف التي تم اكتشافها&quot;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فشل" calcext:value-type="string">
            <text:p>فشل</text:p>
          </table:table-cell>
          <table:table-cell table:style-name="ce8" table:formula="of:=IFERROR(__xludf.dummyfunction(&quot;upper(googletranslate(A49,$A$1,&quot;&quot;en&quot;&quot;))&quot;);&quot;TO FAIL&quot;)" office:value-type="string" office:string-value="TO FAIL" calcext:value-type="string">
            <text:p>TO FAIL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فشل&quot;)" office:value-type="string" office:string-value="فشل" calcext:value-type="string">
            <text:p>فشل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50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1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2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4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5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6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style-name="ce8" table:formula="of:=IFERROR(__xludf.dummyfunction(&quot;upper(googletranslate(A57,$A$1,&quot;&quot;en&quot;&quot;))&quot;);&quot;THE RIGHT / RIGHT -WING OPERATION MISMANAGEMENT&quot;)" office:value-type="string" office:string-value="THE RIGHT / RIGHT -WING OPERATION MISMANAGEMENT" calcext:value-type="string">
            <text:p>THE RIGHT / RIGHT -WING OPERATION MISMANAGEMENT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عدم تطابق العملية اليمنى / اليمنى&quot;)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59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60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1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2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3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خطأ في بناء الجملة" calcext:value-type="string">
            <text:p>خطأ في بناء الجملة</text:p>
          </table:table-cell>
          <table:table-cell table:style-name="ce8" table:formula="of:=IFERROR(__xludf.dummyfunction(&quot;upper(googletranslate(A64,$A$1,&quot;&quot;en&quot;&quot;))&quot;);&quot;A MISTAKE IN BUILDING A SENTENCE&quot;)" office:value-type="string" office:string-value="A MISTAKE IN BUILDING A SENTENCE" calcext:value-type="string">
            <text:p>A MISTAKE IN BUILDING A SENTENCE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خطأ في بناء الجملة&quot;)" office:value-type="string" office:string-value="خطأ في بناء الجملة" calcext:value-type="string">
            <text:p>خطأ في بناء الجملة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5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6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7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8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69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70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71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تعريف الوظيفة غير المعترف به" calcext:value-type="string">
            <text:p>تعريف الوظيفة غير المعترف به</text:p>
          </table:table-cell>
          <table:table-cell table:style-name="ce8" table:formula="of:=IFERROR(__xludf.dummyfunction(&quot;upper(googletranslate(A72,$A$1,&quot;&quot;en&quot;&quot;))&quot;);&quot;DEFINITION OF AN UNRECOGNIZED JOB&quot;)" office:value-type="string" office:string-value="DEFINITION OF AN UNRECOGNIZED JOB" calcext:value-type="string">
            <text:p>DEFINITION OF AN UNRECOGNIZED JOB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تعريف الوظيفة غير المعترف به&quot;)" office:value-type="string" office:string-value="تعريف الوظيفة غير المعترف به" calcext:value-type="string">
            <text:p>تعريف الوظيفة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3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4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5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6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7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8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79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80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81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2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ير / تعريف تعريف عدم تطابق" calcext:value-type="string">
            <text:p>متغير / تعريف تعريف عدم تطابق</text:p>
          </table:table-cell>
          <table:table-cell table:style-name="ce8" table:formula="of:=IFERROR(__xludf.dummyfunction(&quot;upper(googletranslate(A83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ير / تعريف تعريف عدم تطابق&quot;)" office:value-type="string" office:string-value="متغير / تعريف تعريف عدم تطابق" calcext:value-type="string">
            <text:p>متغير / تعريف 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4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5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6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7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39">
            <calcext:condition calcext:apply-style-name="ConditionalStyle_1" calcext:value="formula-is(COUNTIF([.$A$3:.$A$39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ПОСАДКА" calcext:value-type="string">
            <text:p>ПОСАДКА</text:p>
          </table:table-cell>
          <table:table-cell table:style-name="ce8" table:formula="of:=IFERROR(__xludf.dummyfunction(&quot;upper(googletranslate(A6,$A$1,&quot;&quot;en&quot;&quot;))&quot;);&quot;LANDING&quot;)" office:value-type="string" office:string-value="LANDING" calcext:value-type="string">
            <text:p>LANDING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ПОСАДКА&quot;)" office:value-type="string" office:string-value="ПОСАДКА" calcext:value-type="string">
            <text:p>ПОСАДКА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ЕКТ" calcext:value-type="string">
            <text:p>ДЕФЕКТ</text:p>
          </table:table-cell>
          <table:table-cell table:style-name="ce8" table:formula="of:=IFERROR(__xludf.dummyfunction(&quot;upper(googletranslate(A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ЕКТ&quot;)" office:value-type="string" office:string-value="ДЕФЕКТ" calcext:value-type="string">
            <text:p>ДЕФЕКТ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РЕМ" calcext:value-type="string">
            <text:p>РЕМ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РЕМ&quot;)" office:value-type="string" office:string-value="РЕМ" calcext:value-type="string">
            <text:p>РЕМ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К" calcext:value-type="string">
            <text:p>К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1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8" table:formula="of:=IFERROR(__xludf.dummyfunction(&quot;upper(googletranslate(A43,$A$1,&quot;&quot;en&quot;&quot;))&quot;);&quot;ARRAY INDEX OUTSIDE&quot;)" office:value-type="string" office:string-value="ARRAY INDEX OUTSIDE" calcext:value-type="string">
            <text:p>ARRAY INDEX OUTSIDE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4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8" table:formula="of:=IFERROR(__xludf.dummyfunction(&quot;upper(googletranslate(A45,$A$1,&quot;&quot;en&quot;&quot;))&quot;);&quot;INPUT DATA IN THE LOWER STREAM&quot;)" office:value-type="string" office:string-value="INPUT DATA IN THE LOWER STREAM" calcext:value-type="string">
            <text:p>INPUT DATA IN THE LOWER 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ВВОД ДАННЫХ В НИЖНЕМ ПОТОКЕ&quot;)" office:value-type="string" office:string-value="ВВОД ДАННЫХ В НИЖНЕМ ПОТОКЕ" calcext:value-type="string">
            <text:p>ВВОД ДАННЫХ В НИЖНЕМ ПОТОКЕ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6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7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ОТКАЗ" calcext:value-type="string">
            <text:p>ОТКАЗ</text:p>
          </table:table-cell>
          <table:table-cell table:style-name="ce8" table:formula="of:=IFERROR(__xludf.dummyfunction(&quot;upper(googletranslate(A49,$A$1,&quot;&quot;en&quot;&quot;))&quot;);&quot;REFUSAL&quot;)" office:value-type="string" office:string-value="REFUSAL" calcext:value-type="string">
            <text:p>REFUSAL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ОТКАЗ&quot;)" office:value-type="string" office:string-value="ОТКАЗ" calcext:value-type="string">
            <text:p>ОТКАЗ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8" table:formula="of:=IFERROR(__xludf.dummyfunction(&quot;upper(googletranslate(A50,$A$1,&quot;&quot;en&quot;&quot;))&quot;);&quot;FOR A VARIABLE MULTIPLIED CERTAIN&quot;)" office:value-type="string" office:string-value="FOR A VARIABLE MULTIPLIED CERTAIN" calcext:value-type="string">
            <text:p>FOR A VARIABLE MULTIPLIED CERTAI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ДЛЯ ПЕРЕМЕННОЙ УМНОЖЕННОЙ ОПРЕДЕЛЕННОЙ&quot;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8" table:formula="of:=IFERROR(__xludf.dummyfunction(&quot;upper(googletranslate(A51,$A$1,&quot;&quot;en&quot;&quot;))&quot;);&quot;DETERMINATION OF THE FUNCTION IS MULTIPLIED&quot;)" office:value-type="string" office:string-value="DETERMINATION OF THE FUNCTION IS MULTIPLIED" calcext:value-type="string">
            <text:p>DETERMINATION OF THE FUNCTION IS MULTIPLI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ОПРЕДЕЛЕНИЕ ФУНКЦИИ УМНОЖАЕТСЯ&quot;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2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3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4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5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6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7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8" table:formula="of:=IFERROR(__xludf.dummyfunction(&quot;upper(googletranslate(A59,$A$1,&quot;&quot;en&quot;&quot;))&quot;);&quot;FURTHER FOR A LOOP WITH A STRING VARIABLE&quot;)" office:value-type="string" office:string-value="FURTHER FOR A LOOP WITH A STRING VARIABLE" calcext:value-type="string">
            <text:p>FURTHER FOR A LOOP WITH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ДАЛЕЕ ДЛЯ ПЕТЛИ СО СТРОКОВОЙ ПЕРЕМЕННОЙ&quot;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60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1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2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3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ОШИБКА СИНТАКСИСА" calcext:value-type="string">
            <text:p>ОШИБКА СИНТАКСИСА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ОШИБКА СИНТАКСИСА&quot;)" office:value-type="string" office:string-value="ОШИБКА СИНТАКСИСА" calcext:value-type="string">
            <text:p>ОШИБКА СИНТАКСИСА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5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6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7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8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69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70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8" table:formula="of:=IFERROR(__xludf.dummyfunction(&quot;upper(googletranslate(A71,$A$1,&quot;&quot;en&quot;&quot;))&quot;);&quot;UNKNOWN DOUBLE MATHEMATICAL OPERATION&quot;)" office:value-type="string" office:string-value="UNKNOWN DOUBLE MATHEMATICAL OPERATION" calcext:value-type="string">
            <text:p>UNKNOWN DOUBLE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ПОЗНАННАЯ ДВОЙНАЯ МАТЕМАТИЧЕСКАЯ ОПЕРАЦИЯ&quot;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style-name="ce8" table:formula="of:=IFERROR(__xludf.dummyfunction(&quot;upper(googletranslate(A72,$A$1,&quot;&quot;en&quot;&quot;))&quot;);&quot;AN UNKNOWN DEFINITION OF A FUNCTION&quot;)" office:value-type="string" office:string-value="AN UNKNOWN DEFINITION OF A FUNCTION" calcext:value-type="string">
            <text:p>AN UNKNOWN DEFINITION OF A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НЕПОЗНАННОЕ ОПРЕДЕЛЕНИЕ ФУНКЦИИ&quot;)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3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4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5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6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7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8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79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80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81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2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3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4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5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6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ПЕРЕМЕННАЯ НЕ МАССИВ" calcext:value-type="string">
            <text:p>ПЕРЕМЕННАЯ НЕ МАССИВ</text:p>
          </table:table-cell>
          <table:table-cell table:style-name="ce8" table:formula="of:=IFERROR(__xludf.dummyfunction(&quot;upper(googletranslate(A87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39">
            <calcext:condition calcext:apply-style-name="ConditionalStyle_1" calcext:value="formula-is(COUNTIF([.$A$3:.$A$39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1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3,$A$1,&quot;&quot;en&quot;&quot;))&quot;);&quot;ARRAY INDEX OUTSIDE LIMITS&quot;)" office:value-type="string" office:string-value="ARRAY INDEX OUTSIDE LIMITS" calcext:value-type="string">
            <text:p>ARRAY INDEX OUTSID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8" table:formula="of:=IFERROR(__xludf.dummyfunction(&quot;upper(googletranslate(A44,$A$1,&quot;&quot;en&quot;&quot;))&quot;);&quot;CAN'T DO ACCESS DIRECTORY&quot;)" office:value-type="string" office:string-value="CAN'T DO ACCESS DIRECTORY" calcext:value-type="string">
            <text:p>CAN'T D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एक्सेस डायरेक्टरी नहीं कर सकते&quot;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असफलता" calcext:value-type="string">
            <text:p>असफलता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असफलता&quot;)" office:value-type="string" office:string-value="असफलता" calcext:value-type="string">
            <text:p>असफलत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50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1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2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4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5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6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style-name="ce8" table:formula="of:=IFERROR(__xludf.dummyfunction(&quot;upper(googletranslate(A57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बाएं / दाएं ऑपरेशन बेमेल&quot;)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59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60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1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2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3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वक्य रचना त्रुटि" calcext:value-type="string">
            <text:p>वक्य रचना त्रुटि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वक्य रचना त्रुटि&quot;)" office:value-type="string" office:string-value="वक्य रचना त्रुटि" calcext:value-type="string">
            <text:p>वक्य रचना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5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6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7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8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69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70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71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style-name="ce8" table:formula="of:=IFERROR(__xludf.dummyfunction(&quot;upper(googletranslate(A72,$A$1,&quot;&quot;en&quot;&quot;))&quot;);&quot;UNFAMILIAR WORK DEFINITION&quot;)" office:value-type="string" office:string-value="UNFAMILIAR WORK DEFINITION" calcext:value-type="string">
            <text:p>UNFAMILIAR WORK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अपरिचित कार्य परिभाषा&quot;)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3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4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5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6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8" table:formula="of:=IFERROR(__xludf.dummyfunction(&quot;upper(googletranslate(A77,$A$1,&quot;&quot;en&quot;&quot;))&quot;);&quot;UNFAMILIAR MATHEMATICS TYPE&quot;)" office:value-type="string" office:string-value="UNFAMILIAR MATHEMATICS TYPE" calcext:value-type="string">
            <text:p>UNFAMILIAR MATHEMATICS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अपरिचित गणित प्रकार&quot;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8,$A$1,&quot;&quot;en&quot;&quot;))&quot;);&quot;NEXT VARIABLE IDENTIFIED&quot;)" office:value-type="string" office:string-value="NEXT VARIABLE IDENTIFIED" calcext:value-type="string">
            <text:p>NEXT VARIABLE IDENTIFI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79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80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8" table:formula="of:=IFERROR(__xludf.dummyfunction(&quot;upper(googletranslate(A81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गैर -मान्यता प्राप्त चर प्रकार&quot;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2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3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4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5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6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7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39">
            <calcext:condition calcext:apply-style-name="ConditionalStyle_1" calcext:value="formula-is(COUNTIF([.$A$3:.$A$39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39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1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5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6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7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8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ব্যর্থতা" calcext:value-type="string">
            <text:p>ব্যর্থতা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ব্যর্থতা&quot;)" office:value-type="string" office:string-value="ব্যর্থতা" calcext:value-type="string">
            <text:p>ব্যর্থত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ভেরিয়েবল গুণিত জন্য সংজ্ঞায়িত" calcext:value-type="string">
            <text:p>ভেরিয়েবল গুণিত জন্য সংজ্ঞায়িত</text:p>
          </table:table-cell>
          <table:table-cell table:style-name="ce8" table:formula="of:=IFERROR(__xludf.dummyfunction(&quot;upper(googletranslate(A50,$A$1,&quot;&quot;en&quot;&quot;))&quot;);&quot;VARIABLES DEFINED FOR MULTIPLY&quot;)" office:value-type="string" office:string-value="VARIABLES DEFINED FOR MULTIPLY" calcext:value-type="string">
            <text:p>VARIABLES DEFINED FOR MULTIPLY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ভেরিয়েবল গুণিত জন্য সংজ্ঞায়িত&quot;)" office:value-type="string" office:string-value="ভেরিয়েবল গুণিত জন্য সংজ্ঞায়িত" calcext:value-type="string">
            <text:p>ভেরিয়েবল গুণিত জন্য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1,$A$1,&quot;&quot;en&quot;&quot;))&quot;);&quot;FUNCTION DEFINE MULTIPLYING DEFINITION&quot;)" office:value-type="string" office:string-value="FUNCTION DEFINE MULTIPLYING DEFINITION" calcext:value-type="string">
            <text:p>FUNCTION DEFINE MULTIPLYING DEFINI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2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3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4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5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6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7,$A$1,&quot;&quot;en&quot;&quot;))&quot;);&quot;LEFT / RIGHT OPERATION TO AMIL&quot;)" office:value-type="string" office:string-value="LEFT / RIGHT OPERATION TO AMIL" calcext:value-type="string">
            <text:p>LEFT / RIGHT OPERATION TO AMIL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59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60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1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2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3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বাক্যগঠন ত্রুটি" calcext:value-type="string">
            <text:p>বাক্যগঠন ত্রুটি</text:p>
          </table:table-cell>
          <table:table-cell table:style-name="ce8" table:formula="of:=IFERROR(__xludf.dummyfunction(&quot;upper(googletranslate(A64,$A$1,&quot;&quot;en&quot;&quot;))&quot;);&quot;SYMPATHETIC ERROR&quot;)" office:value-type="string" office:string-value="SYMPATHETIC ERROR" calcext:value-type="string">
            <text:p>SYMPATHETIC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বাক্যগঠন ত্রুটি&quot;)" office:value-type="string" office:string-value="বাক্যগঠন ত্রুটি" calcext:value-type="string">
            <text:p>বাক্যগঠন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5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6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7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8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69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70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71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চেনা ফাংশন সংজ্ঞা" calcext:value-type="string">
            <text:p>অচেনা ফাংশন সংজ্ঞা</text:p>
          </table:table-cell>
          <table:table-cell table:style-name="ce8" table:formula="of:=IFERROR(__xludf.dummyfunction(&quot;upper(googletranslate(A72,$A$1,&quot;&quot;en&quot;&quot;))&quot;);&quot;THE DEFINITION OF STRANGE FUNCTION&quot;)" office:value-type="string" office:string-value="THE DEFINITION OF STRANGE FUNCTION" calcext:value-type="string">
            <text:p>THE DEFINITION OF STRANGE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চেনা ফাংশন সংজ্ঞা&quot;)" office:value-type="string" office:string-value="অচেনা ফাংশন সংজ্ঞা" calcext:value-type="string">
            <text:p>অচেনা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3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4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5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6,$A$1,&quot;&quot;en&quot;&quot;))&quot;);&quot;THE MATH OPERATION OF THE UNKNOWN INTEGER&quot;)" office:value-type="string" office:string-value="THE MATH OPERATION OF THE UNKNOWN INTEGER" calcext:value-type="string">
            <text:p>THE MATH OPERATION OF THE UNKNOWN INTEGER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7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8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79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80,$A$1,&quot;&quot;en&quot;&quot;))&quot;);&quot;UNINTERESTING RATIONAL MATH OPERATION&quot;)" office:value-type="string" office:string-value="UNINTERESTING RATIONAL MATH OPERATION" calcext:value-type="string">
            <text:p>UNINTERESTING RATIONAL MATH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81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2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3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4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5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6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7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39">
            <calcext:condition calcext:apply-style-name="ConditionalStyle_1" calcext:value="formula-is(COUNTIF([.$A$3:.$A$39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ESCURECIDO" calcext:value-type="string">
            <text:p>ESCURECIDO</text:p>
          </table:table-cell>
          <table:table-cell table:style-name="ce8" table:formula="of:=IFERROR(__xludf.dummyfunction(&quot;upper(googletranslate(A10,$A$1,&quot;&quot;en&quot;&quot;))&quot;);&quot;DARKENED&quot;)" office:value-type="string" office:string-value="DARKENED" calcext:value-type="string">
            <text:p>DARKEN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ESCURECIDO&quot;)" office:value-type="string" office:string-value="ESCURECIDO" calcext:value-type="string">
            <text:p>ESCURECIDO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DE" calcext:value-type="string">
            <text:p>DE</text:p>
          </table:table-cell>
          <table:table-cell table:style-name="ce8" table:formula="of:=IFERROR(__xludf.dummyfunction(&quot;upper(googletranslate(A13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DE&quot;)" office:value-type="string" office:string-value="DE" calcext:value-type="string">
            <text:p>DE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39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1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3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4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5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6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7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ALHA" calcext:value-type="string">
            <text:p>FALHA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FALHA&quot;)" office:value-type="string" office:string-value="FALHA" calcext:value-type="string">
            <text:p>FALH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50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1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2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4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5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6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7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59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60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1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2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3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RRO DE SINTAXE" calcext:value-type="string">
            <text:p>ERRO DE SINTAXE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ERRO DE SINTAXE&quot;)" office:value-type="string" office:string-value="ERRO DE SINTAXE" calcext:value-type="string">
            <text:p>ERRO DE SINTAX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5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6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7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8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69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70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71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2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3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4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5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6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7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8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79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80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81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ÁVEL DE AMBIENTE UNSET" calcext:value-type="string">
            <text:p>VARIÁVEL DE AMBIENTE UNSET</text:p>
          </table:table-cell>
          <table:table-cell table:style-name="ce8" table:formula="of:=IFERROR(__xludf.dummyfunction(&quot;upper(googletranslate(A82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VARIÁVEL DE AMBIENTE UNSET&quot;)" office:value-type="string" office:string-value="VARIÁVEL DE AMBIENTE UNSET" calcext:value-type="string">
            <text:p>VARIÁVEL DE AMBIENTE UNSE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3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4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5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6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7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39">
            <calcext:condition calcext:apply-style-name="ConditionalStyle_1" calcext:value="formula-is(COUNTIF([.$A$3:.$A$39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" calcext:value-type="string">
            <text:p>KE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1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2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3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5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7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EGAGALAN" calcext:value-type="string">
            <text:p>KEGAGALAN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KEGAGALAN&quot;)" office:value-type="string" office:string-value="KEGAGALAN" calcext:value-type="string">
            <text:p>KEGAGAL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50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FINISI FUNGSI BERLIPAT GANDA DIDEFINISIKAN" calcext:value-type="string">
            <text:p>DEFINISI FUNGSI BERLIPAT GANDA DIDEFINISIKAN</text:p>
          </table:table-cell>
          <table:table-cell table:style-name="ce8" table:formula="of:=IFERROR(__xludf.dummyfunction(&quot;upper(googletranslate(A51,$A$1,&quot;&quot;en&quot;&quot;))&quot;);&quot;DEFINITION OF MULTIPLE MULTIPLE FUNCTIONS IS DEFINED&quot;)" office:value-type="string" office:string-value="DEFINITION OF MULTIPLE MULTIPLE FUNCTIONS IS DEFINED" calcext:value-type="string">
            <text:p>DEFINITION OF MULTIPLE MULTIPLE FUNCTIONS IS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DEFINISI FUNGSI BERLIPAT GANDA DIDEFINISIKAN&quot;)" office:value-type="string" office:string-value="DEFINISI FUNGSI BERLIPAT GANDA DIDEFINISIKAN" calcext:value-type="string">
            <text:p>DEFINISI FUNGSI BERLIPAT GANDA DIDEFINISIKA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2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4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5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6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7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59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60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1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2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3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KESALAHAN SINTAKS" calcext:value-type="string">
            <text:p>KESALAHAN SINTAKS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KESALAHAN SINTAKS&quot;)" office:value-type="string" office:string-value="KESALAHAN SINTAKS" calcext:value-type="string">
            <text:p>KESALAHAN SINTAKS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5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6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7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8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69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70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OPERASI MATEMATIKA GANDA YANG TIDAK DIKENAL" calcext:value-type="string">
            <text:p>OPERASI MATEMATIKA GANDA YANG TIDAK DIKENAL</text:p>
          </table:table-cell>
          <table:table-cell table:style-name="ce8" table:formula="of:=IFERROR(__xludf.dummyfunction(&quot;upper(googletranslate(A71,$A$1,&quot;&quot;en&quot;&quot;))&quot;);&quot;UNKNOWN MATHEMATICAL OPERATION&quot;)" office:value-type="string" office:string-value="UNKNOWN MATHEMATICAL OPERATION" calcext:value-type="string">
            <text:p>UNKNOWN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OPERASI MATEMATIKA GANDA YANG TIDAK DIKENAL&quot;)" office:value-type="string" office:string-value="OPERASI MATEMATIKA GANDA YANG TIDAK DIKENAL" calcext:value-type="string">
            <text:p>OPERASI MATEMATIKA GAND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DEFINISI FUNGSI YANG TIDAK DIKENAL" calcext:value-type="string">
            <text:p>DEFINISI FUNGSI YANG TIDAK DIKENAL</text:p>
          </table:table-cell>
          <table:table-cell table:style-name="ce8" table:formula="of:=IFERROR(__xludf.dummyfunction(&quot;upper(googletranslate(A72,$A$1,&quot;&quot;en&quot;&quot;))&quot;);&quot;DEFINITION OF UNKNOWN FUNCTION&quot;)" office:value-type="string" office:string-value="DEFINITION OF UNKNOWN FUNCTION" calcext:value-type="string">
            <text:p>DEFINITION OF UNKNOWN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DEFINISI FUNGSI YANG TIDAK DIKENAL&quot;)" office:value-type="string" office:string-value="DEFINISI FUNGSI YANG TIDAK DIKENAL" calcext:value-type="string">
            <text:p>DEFINI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3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ABEL GOTO YANG TIDAK DIAKUI" calcext:value-type="string">
            <text:p>LABEL GOTO YANG TIDAK DIAKUI</text:p>
          </table:table-cell>
          <table:table-cell table:style-name="ce8" table:formula="of:=IFERROR(__xludf.dummyfunction(&quot;upper(googletranslate(A74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LABEL GOTO YANG TIDAK DIAKUI&quot;)" office:value-type="string" office:string-value="LABEL GOTO YANG TIDAK DIAKUI" calcext:value-type="string">
            <text:p>LABEL GOTO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5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6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7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8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79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80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JENIS VARIABEL YANG TIDAK DIKENAL" calcext:value-type="string">
            <text:p>JENIS VARIABEL YANG TIDAK DIKENAL</text:p>
          </table:table-cell>
          <table:table-cell table:style-name="ce8" table:formula="of:=IFERROR(__xludf.dummyfunction(&quot;upper(googletranslate(A81,$A$1,&quot;&quot;en&quot;&quot;))&quot;);&quot;TYPE OF UNKNOWN VARIABLE&quot;)" office:value-type="string" office:string-value="TYPE OF UNKNOWN VARIABLE" calcext:value-type="string">
            <text:p>TYPE OF UNKNOWN VARIABL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JENIS VARIABEL YANG TIDAK DIKENAL&quot;)" office:value-type="string" office:string-value="JENIS VARIABEL YANG TIDAK DIKENAL" calcext:value-type="string">
            <text:p>JENIS VARIABE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EL LINGKUNGAN UNSET" calcext:value-type="string">
            <text:p>VARIABEL LINGKUNGAN UNSET</text:p>
          </table:table-cell>
          <table:table-cell table:style-name="ce8" table:formula="of:=IFERROR(__xludf.dummyfunction(&quot;upper(googletranslate(A82,$A$1,&quot;&quot;en&quot;&quot;))&quot;);&quot;UNSET ENVIRONMENTAL VARIABLE&quot;)" office:value-type="string" office:string-value="UNSET ENVIRONMENTAL VARIABLE" calcext:value-type="string">
            <text:p>UNSET ENVIRONMENTAL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EL LINGKUNGAN UNSET&quot;)" office:value-type="string" office:string-value="VARIABEL LINGKUNGAN UNSET" calcext:value-type="string">
            <text:p>VARIABEL LINGKUNGAN UNSE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3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4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5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6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7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39">
            <calcext:condition calcext:apply-style-name="ConditionalStyle_1" calcext:value="formula-is(COUNTIF([.$A$3:.$A$39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に" calcext:value-type="string">
            <text:p>に</text:p>
          </table:table-cell>
          <table:table-cell table:style-name="ce8" table:formula="of:=IFERROR(__xludf.dummyfunction(&quot;upper(googletranslate(A39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1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2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3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5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8" table:formula="of:=IFERROR(__xludf.dummyfunction(&quot;upper(googletranslate(A46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はアンダーフローを読みます&quot;)" office:value-type="string" office:string-value="データはアンダーフローを読みます" calcext:value-type="string">
            <text:p>データはアンダーフローを読みます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7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失敗" calcext:value-type="string">
            <text:p>失敗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失敗&quot;)" office:value-type="string" office:string-value="失敗" calcext:value-type="string">
            <text:p>失敗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50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1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2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4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5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6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7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59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60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1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2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3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構文エラー" calcext:value-type="string">
            <text:p>構文エラー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構文エラー&quot;)" office:value-type="string" office:string-value="構文エラー" calcext:value-type="string">
            <text:p>構文エラー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5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6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7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8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69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70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71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関数定義" calcext:value-type="string">
            <text:p>認識されていない関数定義</text:p>
          </table:table-cell>
          <table:table-cell table:style-name="ce8" table:formula="of:=IFERROR(__xludf.dummyfunction(&quot;upper(googletranslate(A72,$A$1,&quot;&quot;en&quot;&quot;))&quot;);&quot;UNRELATED FUNCTION DEFINITION&quot;)" office:value-type="string" office:string-value="UNRELATED FUNCTION DEFINITION" calcext:value-type="string">
            <text:p>UNRELAT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関数定義&quot;)" office:value-type="string" office:string-value="認識されていない関数定義" calcext:value-type="string">
            <text:p>認識されていない関数定義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3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4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5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6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7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8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79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80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81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2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3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4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5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6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7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39">
            <calcext:condition calcext:apply-style-name="ConditionalStyle_1" calcext:value="formula-is(COUNTIF([.$A$3:.$A$39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מ" calcext:value-type="string">
            <text:p>מ</text:p>
          </table:table-cell>
          <table:table-cell table:style-name="ce8" table:formula="of:=IFERROR(__xludf.dummyfunction(&quot;upper(googletranslate(A13,$A$1,&quot;&quot;en&quot;&quot;))&quot;);&quot;M&quot;)" office:value-type="string" office:string-value="M" calcext:value-type="string">
            <text:p>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מ&quot;)" office:value-type="string" office:string-value="מ" calcext:value-type="string">
            <text:p>מ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" calcext:value-type="string">
            <text:p>ל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1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2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3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4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5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6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7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כישלון" calcext:value-type="string">
            <text:p>כישלון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כישלון&quot;)" office:value-type="string" office:string-value="כישלון" calcext:value-type="string">
            <text:p>כישלון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50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1,$A$1,&quot;&quot;en&quot;&quot;))&quot;);&quot;SETTING UP A SPECIFIED DUAL FUNCTION&quot;)" office:value-type="string" office:string-value="SETTING UP A SPECIFIED DUAL FUNCTION" calcext:value-type="string">
            <text:p>SETTING UP A SPECIFIED DUAL FUNC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2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3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4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5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6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7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59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י התאמה אופרנד" calcext:value-type="string">
            <text:p>אי התאמה אופרנד</text:p>
          </table:table-cell>
          <table:table-cell table:style-name="ce8" table:formula="of:=IFERROR(__xludf.dummyfunction(&quot;upper(googletranslate(A60,$A$1,&quot;&quot;en&quot;&quot;))&quot;);&quot;OPERAND FAILURE TO MATCH&quot;)" office:value-type="string" office:string-value="OPERAND FAILURE TO MATCH" calcext:value-type="string">
            <text:p>OPERAND FAILURE TO 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אי התאמה אופרנד&quot;)" office:value-type="string" office:string-value="אי התאמה אופרנד" calcext:value-type="string">
            <text:p>אי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1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2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3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שגיאת תחביר" calcext:value-type="string">
            <text:p>שגיאת תחביר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שגיאת תחביר&quot;)" office:value-type="string" office:string-value="שגיאת תחביר" calcext:value-type="string">
            <text:p>שגיאת תחביר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5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6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7,$A$1,&quot;&quot;en&quot;&quot;))&quot;);&quot;NOT DEFINED LABEL&quot;)" office:value-type="string" office:string-value="NOT DEFINED LABEL" calcext:value-type="string">
            <text:p>NOT 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8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קוד פעולה לא מטופל" calcext:value-type="string">
            <text:p>קוד פעולה לא מטופל</text:p>
          </table:table-cell>
          <table:table-cell table:style-name="ce8" table:formula="of:=IFERROR(__xludf.dummyfunction(&quot;upper(googletranslate(A69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קוד פעולה לא מטופל&quot;)" office:value-type="string" office:string-value="קוד פעולה לא מטופל" calcext:value-type="string">
            <text:p>קוד פעולה לא מטופ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70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71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2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3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4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5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6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7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8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79,$A$1,&quot;&quot;en&quot;&quot;))&quot;);&quot;OP IS NOT RECOGNIZED IN PRINT&quot;)" office:value-type="string" office:string-value="OP IS NOT RECOGNIZED IN PRINT" calcext:value-type="string">
            <text:p>OP IS NOT RECOGNIZED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80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81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משתנה סביבת הסביבה" calcext:value-type="string">
            <text:p>משתנה סביבת הסביבה</text:p>
          </table:table-cell>
          <table:table-cell table:style-name="ce8" table:formula="of:=IFERROR(__xludf.dummyfunction(&quot;upper(googletranslate(A82,$A$1,&quot;&quot;en&quot;&quot;))&quot;);&quot;VARYING ENVIRONMENTAL ENVIRONMENT&quot;)" office:value-type="string" office:string-value="VARYING ENVIRONMENTAL ENVIRONMENT" calcext:value-type="string">
            <text:p>VARYING ENVIRONMENTAL ENVIRONMENT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משתנה סביבת הסביבה&quot;)" office:value-type="string" office:string-value="משתנה סביבת הסביבה" calcext:value-type="string">
            <text:p>משתנה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משתנה / מערך הגדרת חוסר התאמה" calcext:value-type="string">
            <text:p>משתנה / מערך הגדרת חוסר התאמה</text:p>
          </table:table-cell>
          <table:table-cell table:style-name="ce8" table:formula="of:=IFERROR(__xludf.dummyfunction(&quot;upper(googletranslate(A83,$A$1,&quot;&quot;en&quot;&quot;))&quot;);&quot;VARIABLE / SYSTEM DEFINING SYSTEM&quot;)" office:value-type="string" office:string-value="VARIABLE / SYSTEM DEFINING SYSTEM" calcext:value-type="string">
            <text:p>VARIABLE / SYSTEM DEFINING SYSTEM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משתנה / מערך הגדרת חוסר התאמה&quot;)" office:value-type="string" office:string-value="משתנה / מערך הגדרת חוסר התאמה" calcext:value-type="string">
            <text:p>משתנה / מערך הגדרת חוסר התאמה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4,$A$1,&quot;&quot;en&quot;&quot;))&quot;);&quot;VARIABLE DEFINED AS A SET&quot;)" office:value-type="string" office:string-value="VARIABLE DEFINED AS A SET" calcext:value-type="string">
            <text:p>VARIABLE DEFINED AS A SET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5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6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7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39">
            <calcext:condition calcext:apply-style-name="ConditionalStyle_1" calcext:value="formula-is(COUNTIF([.$A$3:.$A$39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AFTERWARDS&quot;)" office:value-type="string" office:string-value="AFTERWARDS" calcext:value-type="string">
            <text:p>AFTERWARDS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AL" calcext:value-type="string">
            <text:p>AL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1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2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3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4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7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MALSUKCESO" calcext:value-type="string">
            <text:p>MALSUKCESO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MALSUKCESO&quot;)" office:value-type="string" office:string-value="MALSUKCESO" calcext:value-type="string">
            <text:p>MALSUKCES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50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1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2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3,$A$1,&quot;&quot;en&quot;&quot;))&quot;);&quot;GOSUB STACK OVERFLOWS&quot;)" office:value-type="string" office:string-value="GOSUB STACK OVERFLOWS" calcext:value-type="string">
            <text:p>GOSUB STACK OVERFLOWS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4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5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6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7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59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60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1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2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3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SINTAKSA ERARO" calcext:value-type="string">
            <text:p>SINTAKSA ERARO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SINTAKSA ERARO&quot;)" office:value-type="string" office:string-value="SINTAKSA ERARO" calcext:value-type="string">
            <text:p>SINTAKSA ERAR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5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6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7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MALKONATA OPERACIO" calcext:value-type="string">
            <text:p>MALKONATA OPERACIO</text:p>
          </table:table-cell>
          <table:table-cell table:style-name="ce8" table:formula="of:=IFERROR(__xludf.dummyfunction(&quot;upper(googletranslate(A68,$A$1,&quot;&quot;en&quot;&quot;))&quot;);&quot;UNKNOWN OPERATION&quot;)" office:value-type="string" office:string-value="UNKNOWN OPERATION" calcext:value-type="string">
            <text:p>UNKNOWN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MALKONATA OPERACIO&quot;)" office:value-type="string" office:string-value="MALKONATA OPERACIO" calcext:value-type="string">
            <text:p>MALKONATA OPERACI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69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70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71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FUNKCIA DIFINO" calcext:value-type="string">
            <text:p>NE REKONITA FUNKCIA DIFINO</text:p>
          </table:table-cell>
          <table:table-cell table:style-name="ce8" table:formula="of:=IFERROR(__xludf.dummyfunction(&quot;upper(googletranslate(A72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FUNKCIA DIFINO&quot;)" office:value-type="string" office:string-value="NE REKONITA FUNKCIA DIFINO" calcext:value-type="string">
            <text:p>NE REKONIT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3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4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5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6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7,$A$1,&quot;&quot;en&quot;&quot;))&quot;);&quot;NOT RECOGNIZED MATH TYPE&quot;)" office:value-type="string" office:string-value="NOT RECOGNIZED MATH TYPE" calcext:value-type="string">
            <text:p>NOT RECOGNIZED MATH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8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79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80,$A$1,&quot;&quot;en&quot;&quot;))&quot;);&quot;NOT RECOGNIZED RATIONAL MATHEMATICAL OPERATION&quot;)" office:value-type="string" office:string-value="NOT RECOGNIZED RATIONAL MATHEMATICAL OPERATION" calcext:value-type="string">
            <text:p>NOT RECOGNIZED RATIONAL MATHEMATICAL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NE REKONITA VARIABLA TIPO" calcext:value-type="string">
            <text:p>NE REKONITA VARIABLA TIPO</text:p>
          </table:table-cell>
          <table:table-cell table:style-name="ce8" table:formula="of:=IFERROR(__xludf.dummyfunction(&quot;upper(googletranslate(A81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NE REKONITA VARIABLA TIPO&quot;)" office:value-type="string" office:string-value="NE REKONITA VARIABLA TIPO" calcext:value-type="string">
            <text:p>NE REKONITA VARIABLA TIPO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2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3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4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5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6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7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39">
            <calcext:condition calcext:apply-style-name="ConditionalStyle_1" calcext:value="formula-is(COUNTIF([.$A$3:.$A$39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UTOKA" calcext:value-type="string">
            <text:p>KUTOKA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KUTOKA&quot;)" office:value-type="string" office:string-value="KUTOKA" calcext:value-type="string">
            <text:p>KUTOK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RUHUSU" calcext:value-type="string">
            <text:p>RUHUSU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 table:style-name="ce1" office:value-type="string" calcext:value-type="string">
            <text:p>ALLOW</text:p>
          </table:table-cell>
          <table:table-cell table:style-name="ce2" table:formula="of:=IFERROR(__xludf.dummyfunction(&quot;UPPER(GOOGLETRANSLATE(if(len(D19) &gt; 0, D19, C19),&quot;&quot;en&quot;&quot;,$A$1))&quot;);&quot;RUHUSU&quot;)" office:value-type="string" office:string-value="RUHUSU" calcext:value-type="string">
            <text:p>RUHUSU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NDLY&quot;)" office:value-type="string" office:string-value="ENDLY" calcext:value-type="string">
            <text:p>END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KWA" calcext:value-type="string">
            <text:p>KW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1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2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3,$A$1,&quot;&quot;en&quot;&quot;))&quot;);&quot;A LAYER OF ROWS OUT OF BOUNDARIES&quot;)" office:value-type="string" office:string-value="A LAYER OF ROWS OUT OF BOUNDARIES" calcext:value-type="string">
            <text:p>A LAYER OF ROWS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INGIZAJI WA DATA UNAFURIKA" calcext:value-type="string">
            <text:p>UINGIZAJI WA DATA UNAFURIKA</text:p>
          </table:table-cell>
          <table:table-cell table:style-name="ce8" table:formula="of:=IFERROR(__xludf.dummyfunction(&quot;upper(googletranslate(A45,$A$1,&quot;&quot;en&quot;&quot;))&quot;);&quot;DATA INPUT OVERFLOWS&quot;)" office:value-type="string" office:string-value="DATA INPUT OVERFLOWS" calcext:value-type="string">
            <text:p>DATA INPUT OVERFLOWS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INGIZAJI WA DATA UNAFURIKA&quot;)" office:value-type="string" office:string-value="UINGIZAJI WA DATA UNAFURIKA" calcext:value-type="string">
            <text:p>UINGIZAJI WA DATA UNAFURIK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6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7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USHINDWA" calcext:value-type="string">
            <text:p>KUSHINDWA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KUSHINDWA&quot;)" office:value-type="string" office:string-value="KUSHINDWA" calcext:value-type="string">
            <text:p>KUSHINDW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50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1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2,$A$1,&quot;&quot;en&quot;&quot;))&quot;);&quot;DEFINITION OF PARAM'S FUNCTION&quot;)" office:value-type="string" office:string-value="DEFINITION OF PARAM'S FUNCTION" calcext:value-type="string">
            <text:p>DEFINITION OF PARAM'S FUNCTION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4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5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6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7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8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59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60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1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2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3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KOSA LA SYNTAX" calcext:value-type="string">
            <text:p>KOSA LA SYNTAX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KOSA LA SYNTAX&quot;)" office:value-type="string" office:string-value="KOSA LA SYNTAX" calcext:value-type="string">
            <text:p>KOSA LA SYNTAX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5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6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7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OPERESHENI ISIYOZUILIWA" calcext:value-type="string">
            <text:p>OPERESHENI ISIYOZUILIWA</text:p>
          </table:table-cell>
          <table:table-cell table:style-name="ce8" table:formula="of:=IFERROR(__xludf.dummyfunction(&quot;upper(googletranslate(A68,$A$1,&quot;&quot;en&quot;&quot;))&quot;);&quot;UNPROTECTED OPERATION&quot;)" office:value-type="string" office:string-value="UNPROTECTED OPERATION" calcext:value-type="string">
            <text:p>UNPROTEC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OPERESHENI ISIYOZUILIWA&quot;)" office:value-type="string" office:string-value="OPERESHENI ISIYOZUILIWA" calcext:value-type="string">
            <text:p>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69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70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71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UFAFANUZI WA KAZI ISIYOJULIKANA" calcext:value-type="string">
            <text:p>UFAFANUZI WA KAZI ISIYOJULIKANA</text:p>
          </table:table-cell>
          <table:table-cell table:style-name="ce8" table:formula="of:=IFERROR(__xludf.dummyfunction(&quot;upper(googletranslate(A72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UFAFANUZI WA KAZI ISIYOJULIKANA&quot;)" office:value-type="string" office:string-value="UFAFANUZI WA KAZI ISIYOJULIKANA" calcext:value-type="string">
            <text:p>UFAFANUZI W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3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4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5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6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7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8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79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80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81,$A$1,&quot;&quot;en&quot;&quot;))&quot;);&quot;A VARIETY OF DISTINGUISHED UNKNOWN&quot;)" office:value-type="string" office:string-value="A VARIETY OF DISTINGUISHED UNKNOWN" calcext:value-type="string">
            <text:p>A VARIETY OF DISTINGUISHED UNKNOWN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2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KUTOFAUTISHA / SAFU YA UFAFANUZI" calcext:value-type="string">
            <text:p>KUTOFAUTISHA / SAFU YA UFAFANUZI</text:p>
          </table:table-cell>
          <table:table-cell table:style-name="ce8" table:formula="of:=IFERROR(__xludf.dummyfunction(&quot;upper(googletranslate(A83,$A$1,&quot;&quot;en&quot;&quot;))&quot;);&quot;DISTINGUISH / CLAUSE OF DEFINITION&quot;)" office:value-type="string" office:string-value="DISTINGUISH / CLAUSE OF DEFINITION" calcext:value-type="string">
            <text:p>DISTINGUISH / CLAUSE OF DEFINITION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4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5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6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7,$A$1,&quot;&quot;en&quot;&quot;))&quot;);&quot;FLEXIBILITY IS NOT A COLUMN&quot;)" office:value-type="string" office:string-value="FLEXIBILITY IS NOT A COLUMN" calcext:value-type="string">
            <text:p>FLEXIBILITY IS NOT A COLUMN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39">
            <calcext:condition calcext:apply-style-name="ConditionalStyle_1" calcext:value="formula-is(COUNTIF([.$A$3:.$A$39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KAILAN" calcext:value-type="string">
            <text:p>KAILAN</text:p>
          </table:table-cell>
          <table:table-cell table:style-name="ce8" table:formula="of:=IFERROR(__xludf.dummyfunction(&quot;upper(googletranslate(A22,$A$1,&quot;&quot;en&quot;&quot;))&quot;);&quot;WHEN&quot;)" office:value-type="string" office:string-value="WHEN" calcext:value-type="string">
            <text:p>WHE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WHEN</text:p>
          </table:table-cell>
          <table:table-cell table:style-name="ce2" table:formula="of:=IFERROR(__xludf.dummyfunction(&quot;UPPER(GOOGLETRANSLATE(if(len(D22) &gt; 0, D22, C22),&quot;&quot;en&quot;&quot;,$A$1))&quot;);&quot;KAILAN&quot;)" office:value-type="string" office:string-value="KAILAN" calcext:value-type="string">
            <text:p>KAILAN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SA" calcext:value-type="string">
            <text:p>SA</text:p>
          </table:table-cell>
          <table:table-cell table:style-name="ce8" table:formula="of:=IFERROR(__xludf.dummyfunction(&quot;upper(googletranslate(A39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1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2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3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7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GKABIGO" calcext:value-type="string">
            <text:p>PAGKABIGO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PAGKABIGO&quot;)" office:value-type="string" office:string-value="PAGKABIGO" calcext:value-type="string">
            <text:p>PAGKABIG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50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1,$A$1,&quot;&quot;en&quot;&quot;))&quot;);&quot;THE DEFINITION OF FUNCTIONING IS INCREASINGLY DEFINED&quot;)" office:value-type="string" office:string-value="THE DEFINITION OF FUNCTIONING IS INCREASINGLY DEFINED" calcext:value-type="string">
            <text:p>THE DEFINITION OF FUNCTIONING IS INCREASINGLY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2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4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5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6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7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59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MISMATCH NG OPERAND" calcext:value-type="string">
            <text:p>MISMATCH NG OPERAND</text:p>
          </table:table-cell>
          <table:table-cell table:style-name="ce8" table:formula="of:=IFERROR(__xludf.dummyfunction(&quot;upper(googletranslate(A60,$A$1,&quot;&quot;en&quot;&quot;))&quot;);&quot;MISMATCH OF OPERAND&quot;)" office:value-type="string" office:string-value="MISMATCH OF OPERAND" calcext:value-type="string">
            <text:p>MISMATCH OF OPERAND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MISMATCH NG OPERAND&quot;)" office:value-type="string" office:string-value="MISMATCH NG OPERAND" calcext:value-type="string">
            <text:p>MISMATCH NG OPERAND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1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2,$A$1,&quot;&quot;en&quot;&quot;))&quot;);&quot;PLEASE CHECK THE LANGUAGE SETTINGS OR VARIABLES OF THE ENVIRONMENT&quot;)" office:value-type="string" office:string-value="PLEASE CHECK THE LANGUAGE SETTINGS OR VARIABLES OF THE ENVIRONMENT" calcext:value-type="string">
            <text:p>PLEASE CHECK THE LANGUAGE SETTINGS OR VARIABLES OF THE ENVIRONMENT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3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RROR SA SYNTAX" calcext:value-type="string">
            <text:p>ERROR SA SYNTAX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ERROR SA SYNTAX&quot;)" office:value-type="string" office:string-value="ERROR SA SYNTAX" calcext:value-type="string">
            <text:p>ERROR SA SYNTAX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5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6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7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8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69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70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71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KAHULUGAN NG PAG -ANDAR" calcext:value-type="string">
            <text:p>HINDI NAKIKILALANG KAHULUGAN NG PAG -ANDAR</text:p>
          </table:table-cell>
          <table:table-cell table:style-name="ce8" table:formula="of:=IFERROR(__xludf.dummyfunction(&quot;upper(googletranslate(A72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KAHULUGAN NG PAG -ANDAR&quot;)" office:value-type="string" office:string-value="HINDI NAKIKILALANG KAHULUGAN NG PAG -ANDAR" calcext:value-type="string">
            <text:p>HINDI NAKIKILALANG KAHULUGAN NG PAG -ANDAR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3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4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5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6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7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8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79,$A$1,&quot;&quot;en&quot;&quot;))&quot;);&quot;UNDERSTANDING OP IN PRINT&quot;)" office:value-type="string" office:string-value="UNDERSTANDING OP IN PRINT" calcext:value-type="string">
            <text:p>UNDERSTANDING O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80,$A$1,&quot;&quot;en&quot;&quot;))&quot;);&quot;ANONYMOUS OPERATION OF FAIR MATH&quot;)" office:value-type="string" office:string-value="ANONYMOUS OPERATION OF FAIR MATH" calcext:value-type="string">
            <text:p>ANONYMOUS OPERATION OF FAIR MATH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81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2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3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4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5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6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7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39">
            <calcext:condition calcext:apply-style-name="ConditionalStyle_1" calcext:value="formula-is(COUNTIF([.$A$3:.$A$39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E&quot;)" office:value-type="string" office:string-value="INFINITE" calcext:value-type="string">
            <text:p>INFINI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FUMP&quot;)" office:value-type="string" office:string-value="FUMP" calcext:value-type="string">
            <text:p>FUMP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P&quot;)" office:value-type="string" office:string-value="STRAP" calcext:value-type="string">
            <text:p>STRA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TO" calcext:value-type="string">
            <text:p>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1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2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3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5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ڈر فلو کو پڑھتا ہے" calcext:value-type="string">
            <text:p>ڈیٹا انڈر فلو کو پڑھتا ہے</text:p>
          </table:table-cell>
          <table:table-cell table:style-name="ce8" table:formula="of:=IFERROR(__xludf.dummyfunction(&quot;upper(googletranslate(A46,$A$1,&quot;&quot;en&quot;&quot;))&quot;);&quot;DATA READS UNDER -FLU&quot;)" office:value-type="string" office:string-value="DATA READS UNDER -FLU" calcext:value-type="string">
            <text:p>DATA READS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ڈر فلو کو پڑھتا ہے&quot;)" office:value-type="string" office:string-value="ڈیٹا انڈر فلو کو پڑھتا ہے" calcext:value-type="string">
            <text:p>ڈیٹا انڈر فلو ک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7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8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ناکامی" calcext:value-type="string">
            <text:p>ناکامی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ناکامی&quot;)" office:value-type="string" office:string-value="ناکامی" calcext:value-type="string">
            <text:p>ناکامی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50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1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2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3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گوسوب اسٹیک انڈر فلو" calcext:value-type="string">
            <text:p>گوسوب اسٹیک انڈر فلو</text:p>
          </table:table-cell>
          <table:table-cell table:style-name="ce8" table:formula="of:=IFERROR(__xludf.dummyfunction(&quot;upper(googletranslate(A54,$A$1,&quot;&quot;en&quot;&quot;))&quot;);&quot;GOSHUB STACK UNDER FLU&quot;)" office:value-type="string" office:string-value="GOSHUB STACK UNDER FLU" calcext:value-type="string">
            <text:p>GOSHUB STACK UNDER FLU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گوسوب اسٹیک انڈر فلو&quot;)" office:value-type="string" office:string-value="گوسوب اسٹیک انڈر فلو" calcext:value-type="string">
            <text:p>گوسو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انڈیکس رینج سے باہر" calcext:value-type="string">
            <text:p>انڈیکس رینج سے باہر</text:p>
          </table:table-cell>
          <table:table-cell table:style-name="ce8" table:formula="of:=IFERROR(__xludf.dummyfunction(&quot;upper(googletranslate(A55,$A$1,&quot;&quot;en&quot;&quot;))&quot;);&quot;OUT OF THE INDEX RANGE&quot;)" office:value-type="string" office:string-value="OUT OF THE INDEX RANGE" calcext:value-type="string">
            <text:p>OUT OF THE INDEX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انڈیکس رینج سے باہر&quot;)" office:value-type="string" office:string-value="انڈیکس رینج سے باہر" calcext:value-type="string">
            <text:p>انڈیکس رینج سے باہر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6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7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8" table:formula="of:=IFERROR(__xludf.dummyfunction(&quot;upper(googletranslate(A59,$A$1,&quot;&quot;en&quot;&quot;))&quot;);&quot;NEXT FOR A LOOP WITH STRING VARIABLES&quot;)" office:value-type="string" office:string-value="NEXT FOR A LOOP WITH STRING VARIABLES" calcext:value-type="string">
            <text:p>NEXT FOR A LOOP WITH STRING VARIABLES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سٹرنگ متغیر کے ساتھ لوپ کے لئے اگلا&quot;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وپیرینڈ مماثل" calcext:value-type="string">
            <text:p>اوپیرینڈ مماثل</text:p>
          </table:table-cell>
          <table:table-cell table:style-name="ce8" table:formula="of:=IFERROR(__xludf.dummyfunction(&quot;upper(googletranslate(A60,$A$1,&quot;&quot;en&quot;&quot;))&quot;);&quot;OPEN MATCHING&quot;)" office:value-type="string" office:string-value="OPEN MATCHING" calcext:value-type="string">
            <text:p>OPEN MATCHING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اوپیرینڈ مماثل&quot;)" office:value-type="string" office:string-value="اوپیرینڈ مماثل" calcext:value-type="string">
            <text:p>اوپیر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1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2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3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نحو کی خرابی" calcext:value-type="string">
            <text:p>نحو کی خرابی</text:p>
          </table:table-cell>
          <table:table-cell table:style-name="ce8" table:formula="of:=IFERROR(__xludf.dummyfunction(&quot;upper(googletranslate(A64,$A$1,&quot;&quot;en&quot;&quot;))&quot;);&quot;SYNTAX&quot;)" office:value-type="string" office:string-value="SYNTAX" calcext:value-type="string">
            <text:p>SYNTAX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نحو کی خرابی&quot;)" office:value-type="string" office:string-value="نحو کی خرابی" calcext:value-type="string">
            <text:p>نحو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5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6,$A$1,&quot;&quot;en&quot;&quot;))&quot;);&quot;UNABLE TO OPEN THE FILE TO READ&quot;)" office:value-type="string" office:string-value="UNABLE TO OPEN THE FILE TO READ" calcext:value-type="string">
            <text:p>UNABLE TO OPEN THE FILE TO READ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7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8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69,$A$1,&quot;&quot;en&quot;&quot;))&quot;);&quot;UNMANAGED OPERATION CODE&quot;)" office:value-type="string" office:string-value="UNMANAGED OPERATION CODE" calcext:value-type="string">
            <text:p>UNMANAG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70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71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فنکشن تعریف" calcext:value-type="string">
            <text:p>غیر تسلیم شدہ فنکشن تعریف</text:p>
          </table:table-cell>
          <table:table-cell table:style-name="ce8" table:formula="of:=IFERROR(__xludf.dummyfunction(&quot;upper(googletranslate(A72,$A$1,&quot;&quot;en&quot;&quot;))&quot;);&quot;NON -RECOGNIZED FUNCTION DEFINITION&quot;)" office:value-type="string" office:string-value="NON -RECOGNIZED FUNCTION DEFINITION" calcext:value-type="string">
            <text:p>NON -RECOGNIZ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فنکشن تعریف&quot;)" office:value-type="string" office:string-value="غیر تسلیم شدہ فنکشن تعریف" calcext:value-type="string">
            <text:p>غیر تسلیم شدہ فنکشن تعریف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3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4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5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8" table:formula="of:=IFERROR(__xludf.dummyfunction(&quot;upper(googletranslate(A76,$A$1,&quot;&quot;en&quot;&quot;))&quot;);&quot;UNCLAIMED INTEVER MATH OPERATION&quot;)" office:value-type="string" office:string-value="UNCLAIMED INTEVER MATH OPERATION" calcext:value-type="string">
            <text:p>UNCLAIMED INTEVER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نٹیجر ریاضی آپریشن&quot;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7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8,$A$1,&quot;&quot;en&quot;&quot;))&quot;);&quot;NON -RECOGNIZED NEXT VARIABLE&quot;)" office:value-type="string" office:string-value="NON -RECOGNIZED NEXT VARIABLE" calcext:value-type="string">
            <text:p>NON -RECOGNIZ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79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80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81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2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3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4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5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6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7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39">
            <calcext:condition calcext:apply-style-name="ConditionalStyle_1" calcext:value="formula-is(COUNTIF([.$A$3:.$A$39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IS&quot;)" office:value-type="string" office:string-value="BASIS" calcext:value-type="string">
            <text:p>BASIS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NOTITIA" calcext:value-type="string">
            <text:p>NOTITIA</text:p>
          </table:table-cell>
          <table:table-cell table:style-name="ce8" table:formula="of:=IFERROR(__xludf.dummyfunction(&quot;upper(googletranslate(A7,$A$1,&quot;&quot;en&quot;&quot;))&quot;);&quot;INFORMATION&quot;)" office:value-type="string" office:string-value="INFORMATION" calcext:value-type="string">
            <text:p>INFORMATION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NOTITIA&quot;)" office:value-type="string" office:string-value="NOTITIA" calcext:value-type="string">
            <text:p>NOTITIA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C" calcext:value-type="string">
            <text:p>C</text:p>
          </table:table-cell>
          <table:table-cell table:style-name="ce8" table:formula="of:=IFERROR(__xludf.dummyfunction(&quot;upper(googletranslate(A9,$A$1,&quot;&quot;en&quot;&quot;))&quot;);&quot;C&quot;)" office:value-type="string" office:string-value="C" calcext:value-type="string">
            <text:p>C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C&quot;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CALIGO" calcext:value-type="string">
            <text:p>CALIGO</text:p>
          </table:table-cell>
          <table:table-cell table:style-name="ce8" table:formula="of:=IFERROR(__xludf.dummyfunction(&quot;upper(googletranslate(A10,$A$1,&quot;&quot;en&quot;&quot;))&quot;);&quot;FOG&quot;)" office:value-type="string" office:string-value="FOG" calcext:value-type="string">
            <text:p>FOG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CALIGO&quot;)" office:value-type="string" office:string-value="CALIGO" calcext:value-type="string">
            <text:p>CALIGO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FINIS" calcext:value-type="string">
            <text:p>FINI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IS&quot;)" office:value-type="string" office:string-value="FINIS" calcext:value-type="string">
            <text:p>FINIS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OPSTO" calcext:value-type="string">
            <text:p>OPSTO</text:p>
          </table:table-cell>
          <table:table-cell table:style-name="ce8" table:formula="of:=IFERROR(__xludf.dummyfunction(&quot;upper(googletranslate(A12,$A$1,&quot;&quot;en&quot;&quot;))&quot;);&quot;PASTE&quot;)" office:value-type="string" office:string-value="PASTE" calcext:value-type="string">
            <text:p>PAST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OPSTO&quot;)" office:value-type="string" office:string-value="OPSTO" calcext:value-type="string">
            <text:p>OPSTO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ENIM" calcext:value-type="string">
            <text:p>ENIM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ENIM&quot;)" office:value-type="string" office:string-value="ENIM" calcext:value-type="string">
            <text:p>ENIM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CAESIM" calcext:value-type="string">
            <text:p>CAESIM</text:p>
          </table:table-cell>
          <table:table-cell table:style-name="ce8" table:formula="of:=IFERROR(__xludf.dummyfunction(&quot;upper(googletranslate(A15,$A$1,&quot;&quot;en&quot;&quot;))&quot;);&quot;HACKING&quot;)" office:value-type="string" office:string-value="HACKING" calcext:value-type="string">
            <text:p>HACKING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CAESIM&quot;)" office:value-type="string" office:string-value="CAESIM" calcext:value-type="string">
            <text:p>CAESIM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FIAT" calcext:value-type="string">
            <text:p>FIAT</text:p>
          </table:table-cell>
          <table:table-cell table:style-name="ce8" table:formula="of:=IFERROR(__xludf.dummyfunction(&quot;upper(googletranslate(A19,$A$1,&quot;&quot;en&quot;&quot;))&quot;);&quot;BE&quot;)" office:value-type="string" office:string-value="BE" calcext:value-type="string">
            <text:p>B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FIAT&quot;)" office:value-type="string" office:string-value="FIAT" calcext:value-type="string">
            <text:p>FIAT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GUS" calcext:value-type="string">
            <text:p>LOGUS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US&quot;)" office:value-type="string" office:string-value="LOGUS" calcext:value-type="string">
            <text:p>LOGUS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DEINDE" calcext:value-type="string">
            <text:p>DEIND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DEINDE&quot;)" office:value-type="string" office:string-value="DEINDE" calcext:value-type="string">
            <text:p>DEINDE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IN" calcext:value-type="string">
            <text:p>I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IN&quot;)" office:value-type="string" office:string-value="IN" calcext:value-type="string">
            <text:p>IN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OPTIO" calcext:value-type="string">
            <text:p>OPTIO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&quot;)" office:value-type="string" office:string-value="OPTIO" calcext:value-type="string">
            <text:p>OPTIO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PRINT" calcext:value-type="string">
            <text:p>PRINT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INT&quot;)" office:value-type="string" office:string-value="PRINT" calcext:value-type="string">
            <text:p>PRINT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RAT" calcext:value-type="string">
            <text:p>RAT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&quot;)" office:value-type="string" office:string-value="RAT" calcext:value-type="string">
            <text:p>RAT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EGERE" calcext:value-type="string">
            <text:p>LEGE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ERE&quot;)" office:value-type="string" office:string-value="LEGERE" calcext:value-type="string">
            <text:p>LEGERE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USINESS&quot;)" office:value-type="string" office:string-value="BUSINESS" calcext:value-type="string">
            <text:p>BUSINES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RESTITUO" calcext:value-type="string">
            <text:p>RESTITUO</text:p>
          </table:table-cell>
          <table:table-cell table:style-name="ce8" table:formula="of:=IFERROR(__xludf.dummyfunction(&quot;upper(googletranslate(A29,$A$1,&quot;&quot;en&quot;&quot;))&quot;);&quot;RENOVATE&quot;)" office:value-type="string" office:string-value="RENOVATE" calcext:value-type="string">
            <text:p>RENOVAT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ITUO&quot;)" office:value-type="string" office:string-value="RESTITUO" calcext:value-type="string">
            <text:p>RESTITUO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REDITUS" calcext:value-type="string">
            <text:p>REDITUS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DITUS&quot;)" office:value-type="string" office:string-value="REDITUS" calcext:value-type="string">
            <text:p>REDITUS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PECCATUM" calcext:value-type="string">
            <text:p>PECCATUM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CATUM&quot;)" office:value-type="string" office:string-value="PECCATUM" calcext:value-type="string">
            <text:p>PECCATUM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GRADUS" calcext:value-type="string">
            <text:p>GRADUS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RADUS&quot;)" office:value-type="string" office:string-value="GRADUS" calcext:value-type="string">
            <text:p>GRADUS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PROHIBERE" calcext:value-type="string">
            <text:p>PROHIBERE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ROHIBERE&quot;)" office:value-type="string" office:string-value="PROHIBERE" calcext:value-type="string">
            <text:p>PROHIBERE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STRO" calcext:value-type="string">
            <text:p>STRO</text:p>
          </table:table-cell>
          <table:table-cell table:style-name="ce8" table:formula="of:=IFERROR(__xludf.dummyfunction(&quot;upper(googletranslate(A37,$A$1,&quot;&quot;en&quot;&quot;))&quot;);&quot;STRIP&quot;)" office:value-type="string" office:string-value="STRIP" calcext:value-type="string">
            <text:p>STRI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O&quot;)" office:value-type="string" office:string-value="STRO" calcext:value-type="string">
            <text:p>STRO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UT" calcext:value-type="string">
            <text:p>UT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UT&quot;)" office:value-type="string" office:string-value="UT" calcext:value-type="string">
            <text:p>UT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NON LINGUAM DEDIT IN ORDER VERSUS. EXIVIT." calcext:value-type="string">
            <text:p>ET NON LINGUAM DEDIT IN ORDER VERSUS. EXIVIT.</text:p>
          </table:table-cell>
          <table:table-cell table:style-name="ce8" table:formula="of:=IFERROR(__xludf.dummyfunction(&quot;upper(googletranslate(A41,$A$1,&quot;&quot;en&quot;&quot;))&quot;);&quot;I HAVE A LANGUAGE GIVEN IN THE COMMAND LINE. WENT OUT.&quot;)" office:value-type="string" office:string-value="I HAVE A LANGUAGE GIVEN IN THE COMMAND LINE. WENT OUT." calcext:value-type="string">
            <text:p>I HAVE A LANGUAGE GIVEN IN THE COMMAND LINE. WENT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NON LINGUAM DEDIT IN ORDER VERSUS. EXIVIT.&quot;)" office:value-type="string" office:string-value="ET NON LINGUAM DEDIT IN ORDER VERSUS. EXIVIT." calcext:value-type="string">
            <text:p>ET NON LINGUAM DEDIT IN ORDER VERSUS. EXIVI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ORDINATA IAM DEFINED" calcext:value-type="string">
            <text:p>ORDINATA IAM DEFINED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ORDINATA IAM DEFINED&quot;)" office:value-type="string" office:string-value="ORDINATA IAM DEFINED" calcext:value-type="string">
            <text:p>ORDINATA IAM DEFINED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ORDINATA INDEX EXTRA TERMINOS" calcext:value-type="string">
            <text:p>ORDINATA INDEX EXTRA TERMINOS</text:p>
          </table:table-cell>
          <table:table-cell table:style-name="ce8" table:formula="of:=IFERROR(__xludf.dummyfunction(&quot;upper(googletranslate(A43,$A$1,&quot;&quot;en&quot;&quot;))&quot;);&quot;ARRAY INDEX OUTSIDE OF THE BOUNDARIES&quot;)" office:value-type="string" office:string-value="ARRAY INDEX OUTSIDE OF THE BOUNDARIES" calcext:value-type="string">
            <text:p>ARRAY INDEX OUTSIDE OF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ORDINATA INDEX EXTRA TERMINOS&quot;)" office:value-type="string" office:string-value="ORDINATA INDEX EXTRA TERMINOS" calcext:value-type="string">
            <text:p>ORDINATA INDEX EXTRA TERMINO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POTEST OBVIUS DIRECTORY" calcext:value-type="string">
            <text:p>POTEST OBVIUS DIRECTORY</text:p>
          </table:table-cell>
          <table:table-cell table:style-name="ce8" table:formula="of:=IFERROR(__xludf.dummyfunction(&quot;upper(googletranslate(A44,$A$1,&quot;&quot;en&quot;&quot;))&quot;);&quot;CAN ACCESS DIRECTORY&quot;)" office:value-type="string" office:string-value="CAN ACCESS DIRECTORY" calcext:value-type="string">
            <text:p>CAN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POTEST OBVIUS DIRECTORY&quot;)" office:value-type="string" office:string-value="POTEST OBVIUS DIRECTORY" calcext:value-type="string">
            <text:p>POTEST OBVIUS DIRECTORY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READ UNDERFLOW" calcext:value-type="string">
            <text:p>DATA READ UNDERFLOW</text:p>
          </table:table-cell>
          <table:table-cell table:style-name="ce8" table:formula="of:=IFERROR(__xludf.dummyfunction(&quot;upper(googletranslate(A46,$A$1,&quot;&quot;en&quot;&quot;))&quot;);&quot;READ THE DATA UNDERFLOW&quot;)" office:value-type="string" office:string-value="READ THE DATA UNDERFLOW" calcext:value-type="string">
            <text:p>READ THE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READ UNDERFLOW&quot;)" office:value-type="string" office:string-value="DATA READ UNDERFLOW" calcext:value-type="string">
            <text:p>DATA READ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 EXOLVUNTUR INVENTA" calcext:value-type="string">
            <text:p>DEFINITIO EXOLVUNTUR INVENTA</text:p>
          </table:table-cell>
          <table:table-cell table:style-name="ce8" table:formula="of:=IFERROR(__xludf.dummyfunction(&quot;upper(googletranslate(A47,$A$1,&quot;&quot;en&quot;&quot;))&quot;);&quot;DEFINITION CYCLE WAS FOUND&quot;)" office:value-type="string" office:string-value="DEFINITION CYCLE WAS FOUND" calcext:value-type="string">
            <text:p>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 EXOLVUNTUR INVENTA&quot;)" office:value-type="string" office:string-value="DEFINITIO EXOLVUNTUR INVENTA" calcext:value-type="string">
            <text:p>DEFINITIO EXOLVUNTUR INVEN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DEFECTUM" calcext:value-type="string">
            <text:p>DEFECTUM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DEFECTUM&quot;)" office:value-type="string" office:string-value="DEFECTUM" calcext:value-type="string">
            <text:p>DEFECTUM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NAM VARIABILIS MULTIPLICENTUR DEFINED" calcext:value-type="string">
            <text:p>NAM VARIABILIS MULTIPLICENTUR DEFINED</text:p>
          </table:table-cell>
          <table:table-cell table:style-name="ce8" table:formula="of:=IFERROR(__xludf.dummyfunction(&quot;upper(googletranslate(A50,$A$1,&quot;&quot;en&quot;&quot;))&quot;);&quot;FOR VARIABLE MULTIPLIED DEFINED&quot;)" office:value-type="string" office:string-value="FOR VARIABLE MULTIPLIED DEFINED" calcext:value-type="string">
            <text:p>FOR VARIABLE MULTIPLIED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NAM VARIABILIS MULTIPLICENTUR DEFINED&quot;)" office:value-type="string" office:string-value="NAM VARIABILIS MULTIPLICENTUR DEFINED" calcext:value-type="string">
            <text:p>NAM VARIABILIS MULTIPLICENTUR DEFINED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CTION DEFINITIONE DEFINITUR" calcext:value-type="string">
            <text:p>FUNCTION DEFINITIONE DEFINITUR</text:p>
          </table:table-cell>
          <table:table-cell table:style-name="ce8" table:formula="of:=IFERROR(__xludf.dummyfunction(&quot;upper(googletranslate(A51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FUNCTION DEFINITIONE DEFINITUR&quot;)" office:value-type="string" office:string-value="FUNCTION DEFINITIONE DEFINITUR" calcext:value-type="string">
            <text:p>FUNCTION DEFINITIONE DEFINITUR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FUNCTION DEFINITIO PARAMETCH MISMATCH" calcext:value-type="string">
            <text:p>FUNCTION DEFINITIO PARAMETCH MISMATCH</text:p>
          </table:table-cell>
          <table:table-cell table:style-name="ce8" table:formula="of:=IFERROR(__xludf.dummyfunction(&quot;upper(googletranslate(A52,$A$1,&quot;&quot;en&quot;&quot;))&quot;);&quot;FUNCTION DEFINITION PARAMETCH MISMATCH&quot;)" office:value-type="string" office:string-value="FUNCTION DEFINITION PARAMETCH MISMATCH" calcext:value-type="string">
            <text:p>FUNCTION DEFINITION PARAMETCH MIS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FUNCTION DEFINITIO PARAMETCH MISMATCH&quot;)" office:value-type="string" office:string-value="FUNCTION DEFINITIO PARAMETCH MISMATCH" calcext:value-type="string">
            <text:p>FUNCTION DEFINITIO PARAMETCH MISMATCH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ESSECTUS AMCFERO" calcext:value-type="string">
            <text:p>GESSECTUS AMCFERO</text:p>
          </table:table-cell>
          <table:table-cell table:style-name="ce8" table:formula="of:=IFERROR(__xludf.dummyfunction(&quot;upper(googletranslate(A53,$A$1,&quot;&quot;en&quot;&quot;))&quot;);&quot;AMCFERO GESSECTUS&quot;)" office:value-type="string" office:string-value="AMCFERO GESSECTUS" calcext:value-type="string">
            <text:p>AMCFERO GESSECTUS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ESSECTUS AMCFERO&quot;)" office:value-type="string" office:string-value="GESSECTUS AMCFERO" calcext:value-type="string">
            <text:p>GESSECTUS AMCFERO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ESSUB ACERVUS UNDERFLOW" calcext:value-type="string">
            <text:p>GESSUB ACERVUS UNDERFLOW</text:p>
          </table:table-cell>
          <table:table-cell table:style-name="ce8" table:formula="of:=IFERROR(__xludf.dummyfunction(&quot;upper(googletranslate(A54,$A$1,&quot;&quot;en&quot;&quot;))&quot;);&quot;GESSUB STACK UNDERFLOW&quot;)" office:value-type="string" office:string-value="GESSUB STACK UNDERFLOW" calcext:value-type="string">
            <text:p>GES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ESSUB ACERVUS UNDERFLOW&quot;)" office:value-type="string" office:string-value="GESSUB ACERVUS UNDERFLOW" calcext:value-type="string">
            <text:p>GESSUB ACERVUS UND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NDEX DE RANGE" calcext:value-type="string">
            <text:p>INDEX DE RANGE</text:p>
          </table:table-cell>
          <table:table-cell table:style-name="ce8" table:formula="of:=IFERROR(__xludf.dummyfunction(&quot;upper(googletranslate(A55,$A$1,&quot;&quot;en&quot;&quot;))&quot;);&quot;INDEX OF RANGE&quot;)" office:value-type="string" office:string-value="INDEX OF RANGE" calcext:value-type="string">
            <text:p>INDEX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INDEX DE RANGE&quot;)" office:value-type="string" office:string-value="INDEX DE RANGE" calcext:value-type="string">
            <text:p>INDEX DE RANG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PITTACIUM IAM DEFINED" calcext:value-type="string">
            <text:p>PITTACIUM IAM DEFINED</text:p>
          </table:table-cell>
          <table:table-cell table:style-name="ce8" table:formula="of:=IFERROR(__xludf.dummyfunction(&quot;upper(googletranslate(A56,$A$1,&quot;&quot;en&quot;&quot;))&quot;);&quot;LABEL HAS BEEN DEFINED&quot;)" office:value-type="string" office:string-value="LABEL HAS BEEN DEFINED" calcext:value-type="string">
            <text:p>LABEL HAS BEEN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PITTACIUM IAM DEFINED&quot;)" office:value-type="string" office:string-value="PITTACIUM IAM DEFINED" calcext:value-type="string">
            <text:p>PITTACIUM IAM DEFINED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SINISTRAM / IUS OPERATIONEM MISMATCH" calcext:value-type="string">
            <text:p>SINISTRAM / IUS OPERATIONEM MISMATCH</text:p>
          </table:table-cell>
          <table:table-cell table:style-name="ce8" table:formula="of:=IFERROR(__xludf.dummyfunction(&quot;upper(googletranslate(A57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SINISTRAM / IUS OPERATIONEM MISMATCH&quot;)" office:value-type="string" office:string-value="SINISTRAM / IUS OPERATIONEM MISMATCH" calcext:value-type="string">
            <text:p>SINISTRAM / IUS OPERATIONEM MISMATCH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GANS INDEX" calcext:value-type="string">
            <text:p>NEGANS INDEX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NEGANS INDEX&quot;)" office:value-type="string" office:string-value="NEGANS INDEX" calcext:value-type="string">
            <text:p>NEGANS INDEX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EINDE IN PRO LOOP CUM FILUM VARIABILIS" calcext:value-type="string">
            <text:p>DEINDE IN PRO LOOP CUM FILUM VARIABILIS</text:p>
          </table:table-cell>
          <table:table-cell table:style-name="ce8" table:formula="of:=IFERROR(__xludf.dummyfunction(&quot;upper(googletranslate(A59,$A$1,&quot;&quot;en&quot;&quot;))&quot;);&quot;THEN IN FOR A LOOP WITH A STRING VARIABLE&quot;)" office:value-type="string" office:string-value="THEN IN FOR A LOOP WITH A STRING VARIABLE" calcext:value-type="string">
            <text:p>THEN IN FOR A LOOP WITH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DEINDE IN PRO LOOP CUM FILUM VARIABILIS&quot;)" office:value-type="string" office:string-value="DEINDE IN PRO LOOP CUM FILUM VARIABILIS" calcext:value-type="string">
            <text:p>DEINDE IN PRO LOOP CUM FILUM VARIABILIS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60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OPTIO POSTULAT A LINGUA" calcext:value-type="string">
            <text:p>OPTIO POSTULAT A LINGUA</text:p>
          </table:table-cell>
          <table:table-cell table:style-name="ce8" table:formula="of:=IFERROR(__xludf.dummyfunction(&quot;upper(googletranslate(A61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OPTIO POSTULAT A LINGUA&quot;)" office:value-type="string" office:string-value="OPTIO POSTULAT A LINGUA" calcext:value-type="string">
            <text:p>OPTIO POSTULAT A LINGU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8" table:formula="of:=IFERROR(__xludf.dummyfunction(&quot;upper(googletranslate(A62,$A$1,&quot;&quot;en&quot;&quot;))&quot;);&quot;PLEASE CHECK THE LANGUAGE SETTINGS OR ENVIRONMENT VARIABLE&quot;)" office:value-type="string" office:string-value="PLEASE CHECK THE LANGUAGE SETTINGS OR ENVIRONMENT VARIABLE" calcext:value-type="string">
            <text:p>PLEASE CHECK THE LANGUAGE SETTINGS OR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PLACERE REPREHENDO LINGUA OCCASUS VEL ENVIRONMENT VARIABILIS&quot;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ATH MATH LOGICA ERROR" calcext:value-type="string">
            <text:p>MATH MATH LOGICA ERROR</text:p>
          </table:table-cell>
          <table:table-cell table:style-name="ce8" table:formula="of:=IFERROR(__xludf.dummyfunction(&quot;upper(googletranslate(A63,$A$1,&quot;&quot;en&quot;&quot;))&quot;);&quot;MATH MATH LOGIC ERROR&quot;)" office:value-type="string" office:string-value="MATH MATH LOGIC ERROR" calcext:value-type="string">
            <text:p>MATH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MATH MATH LOGICA ERROR&quot;)" office:value-type="string" office:string-value="MATH MATH LOGICA ERROR" calcext:value-type="string">
            <text:p>MATH MATH LOGICA ERRO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SYNTAX ERROR" calcext:value-type="string">
            <text:p>SYNTAX ERROR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SYNTAX ERROR&quot;)" office:value-type="string" office:string-value="SYNTAX ERROR" calcext:value-type="string">
            <text:p>SYNTAX ERROR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'NON APERIRE FILE" calcext:value-type="string">
            <text:p>'NON APERIRE FILE</text:p>
          </table:table-cell>
          <table:table-cell table:style-name="ce8" table:formula="of:=IFERROR(__xludf.dummyfunction(&quot;upper(googletranslate(A65,$A$1,&quot;&quot;en&quot;&quot;))&quot;);&quot;&quot;&quot;DON'T OPEN A FILE&quot;)" office:value-type="string" office:string-value="&quot;DON'T OPEN A FILE" calcext:value-type="string">
            <text:p>"DON'T OPEN A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'NON APERIRE FILE&quot;)" office:value-type="string" office:string-value="'NON APERIRE FILE" calcext:value-type="string">
            <text:p>'NON APERIRE FIL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'NON APERIRE APERIRE FILE AD LECTIO" calcext:value-type="string">
            <text:p>'NON APERIRE APERIRE FILE AD LECTIO</text:p>
          </table:table-cell>
          <table:table-cell table:style-name="ce8" table:formula="of:=IFERROR(__xludf.dummyfunction(&quot;upper(googletranslate(A66,$A$1,&quot;&quot;en&quot;&quot;))&quot;);&quot;UNABLE TO OPEN A FILE TO OPENING&quot;)" office:value-type="string" office:string-value="UNABLE TO OPEN A FILE TO OPENING" calcext:value-type="string">
            <text:p>UNABLE TO OPEN A FILE TO OPEN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'NON APERIRE APERIRE FILE AD LECTIO&quot;)" office:value-type="string" office:string-value="'NON APERIRE APERIRE FILE AD LECTIO" calcext:value-type="string">
            <text:p>'NON APERIRE APERIRE FILE AD LECT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DEFINED LABEL" calcext:value-type="string">
            <text:p>UNDEFINED LABEL</text:p>
          </table:table-cell>
          <table:table-cell table:style-name="ce8" table:formula="of:=IFERROR(__xludf.dummyfunction(&quot;upper(googletranslate(A67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UNDEFINED LABEL&quot;)" office:value-type="string" office:string-value="UNDEFINED LABEL" calcext:value-type="string">
            <text:p>UNDEFINED LABEL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HARLED OPERATIO" calcext:value-type="string">
            <text:p>UNHARLED OPERATIO</text:p>
          </table:table-cell>
          <table:table-cell table:style-name="ce8" table:formula="of:=IFERROR(__xludf.dummyfunction(&quot;upper(googletranslate(A68,$A$1,&quot;&quot;en&quot;&quot;))&quot;);&quot;UNHARLED OPERATION&quot;)" office:value-type="string" office:string-value="UNHARLED OPERATION" calcext:value-type="string">
            <text:p>UNHARL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UNHARLED OPERATIO&quot;)" office:value-type="string" office:string-value="UNHARLED OPERATIO" calcext:value-type="string">
            <text:p>UNHARLED OPERATI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HARED OPERATIO CODICE" calcext:value-type="string">
            <text:p>UNHARED OPERATIO CODICE</text:p>
          </table:table-cell>
          <table:table-cell table:style-name="ce8" table:formula="of:=IFERROR(__xludf.dummyfunction(&quot;upper(googletranslate(A69,$A$1,&quot;&quot;en&quot;&quot;))&quot;);&quot;UNHARED ACTIVITY CODE&quot;)" office:value-type="string" office:string-value="UNHARED ACTIVITY CODE" calcext:value-type="string">
            <text:p>UNHARED ACTIVITY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UNHARED OPERATIO CODICE&quot;)" office:value-type="string" office:string-value="UNHARED OPERATIO CODICE" calcext:value-type="string">
            <text:p>UNHARED OPERATIO CODIC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IGNOTUM SI LABEL" calcext:value-type="string">
            <text:p>IGNOTUM SI LABEL</text:p>
          </table:table-cell>
          <table:table-cell table:style-name="ce8" table:formula="of:=IFERROR(__xludf.dummyfunction(&quot;upper(googletranslate(A70,$A$1,&quot;&quot;en&quot;&quot;))&quot;);&quot;IF THE UNKNOWN LABEL&quot;)" office:value-type="string" office:string-value="IF THE UNKNOWN LABEL" calcext:value-type="string">
            <text:p>IF THE UNKNOWN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IGNOTUM SI LABEL&quot;)" office:value-type="string" office:string-value="IGNOTUM SI LABEL" calcext:value-type="string">
            <text:p>IGNOTUM SI LABE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DUPLEX DUPLICI MATH OPERANDI" calcext:value-type="string">
            <text:p>DUPLEX DUPLICI MATH OPERANDI</text:p>
          </table:table-cell>
          <table:table-cell table:style-name="ce8" table:formula="of:=IFERROR(__xludf.dummyfunction(&quot;upper(googletranslate(A71,$A$1,&quot;&quot;en&quot;&quot;))&quot;);&quot;DOUBLE MATH OPERATION&quot;)" office:value-type="string" office:string-value="DOUBLE MATH OPERATION" calcext:value-type="string">
            <text:p>DOUBLE MATH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DUPLEX DUPLICI MATH OPERANDI&quot;)" office:value-type="string" office:string-value="DUPLEX DUPLICI MATH OPERANDI" calcext:value-type="string">
            <text:p>DUPLEX DUPLICI MATH OPERANDI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COGNITA FUNCTION DEFINITIO" calcext:value-type="string">
            <text:p>COGNITA FUNCTION DEFINITIO</text:p>
          </table:table-cell>
          <table:table-cell table:style-name="ce8" table:formula="of:=IFERROR(__xludf.dummyfunction(&quot;upper(googletranslate(A72,$A$1,&quot;&quot;en&quot;&quot;))&quot;);&quot;LEARNING FUNCTION DEFINITION&quot;)" office:value-type="string" office:string-value="LEARNING FUNCTION DEFINITION" calcext:value-type="string">
            <text:p>LEARNING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COGNITA FUNCTION DEFINITIO&quot;)" office:value-type="string" office:string-value="COGNITA FUNCTION DEFINITIO" calcext:value-type="string">
            <text:p>COGNITA FUNCTION DEFINITI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COGNITA GOSOB LABEL" calcext:value-type="string">
            <text:p>COGNITA GOSOB LABEL</text:p>
          </table:table-cell>
          <table:table-cell table:style-name="ce8" table:formula="of:=IFERROR(__xludf.dummyfunction(&quot;upper(googletranslate(A73,$A$1,&quot;&quot;en&quot;&quot;))&quot;);&quot;LEARNING GOSOB LABEL&quot;)" office:value-type="string" office:string-value="LEARNING GOSOB LABEL" calcext:value-type="string">
            <text:p>LEARNING GOSO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COGNITA GOSOB LABEL&quot;)" office:value-type="string" office:string-value="COGNITA GOSOB LABEL" calcext:value-type="string">
            <text:p>COGNITA GOSOB LABEL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COGNITA GATA LABEL" calcext:value-type="string">
            <text:p>COGNITA GATA LABEL</text:p>
          </table:table-cell>
          <table:table-cell table:style-name="ce8" table:formula="of:=IFERROR(__xludf.dummyfunction(&quot;upper(googletranslate(A74,$A$1,&quot;&quot;en&quot;&quot;))&quot;);&quot;LEARNING GATE LABEL&quot;)" office:value-type="string" office:string-value="LEARNING GATE LABEL" calcext:value-type="string">
            <text:p>LEARNING GATE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COGNITA GATA LABEL&quot;)" office:value-type="string" office:string-value="COGNITA GATA LABEL" calcext:value-type="string">
            <text:p>COGNITA GATA LABE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75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COGNITA INTEGER MATH OPERANDI" calcext:value-type="string">
            <text:p>COGNITA INTEGER MATH OPERANDI</text:p>
          </table:table-cell>
          <table:table-cell table:style-name="ce8" table:formula="of:=IFERROR(__xludf.dummyfunction(&quot;upper(googletranslate(A76,$A$1,&quot;&quot;en&quot;&quot;))&quot;);&quot;LEARNING AN ENTIRE MATH OPERATION&quot;)" office:value-type="string" office:string-value="LEARNING AN ENTIRE MATH OPERATION" calcext:value-type="string">
            <text:p>LEARNING AN ENTIRE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COGNITA INTEGER MATH OPERANDI&quot;)" office:value-type="string" office:string-value="COGNITA INTEGER MATH OPERANDI" calcext:value-type="string">
            <text:p>COGNITA INTEGER MATH OPERAND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COGNITA MATH TYPE" calcext:value-type="string">
            <text:p>COGNITA MATH TYPE</text:p>
          </table:table-cell>
          <table:table-cell table:style-name="ce8" table:formula="of:=IFERROR(__xludf.dummyfunction(&quot;upper(googletranslate(A77,$A$1,&quot;&quot;en&quot;&quot;))&quot;);&quot;LEARNING MATH TYPE&quot;)" office:value-type="string" office:string-value="LEARNING MATH TYPE" calcext:value-type="string">
            <text:p>LEARNING MATH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COGNITA MATH TYPE&quot;)" office:value-type="string" office:string-value="COGNITA MATH TYPE" calcext:value-type="string">
            <text:p>COGNITA MATH TYPE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LATUIT NEXT VARIABILIS" calcext:value-type="string">
            <text:p>LATUIT NEXT VARIABILIS</text:p>
          </table:table-cell>
          <table:table-cell table:style-name="ce8" table:formula="of:=IFERROR(__xludf.dummyfunction(&quot;upper(googletranslate(A78,$A$1,&quot;&quot;en&quot;&quot;))&quot;);&quot;LONELY NON VARIABLE&quot;)" office:value-type="string" office:string-value="LONELY NON VARIABLE" calcext:value-type="string">
            <text:p>LONELY NON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LATUIT NEXT VARIABILIS&quot;)" office:value-type="string" office:string-value="LATUIT NEXT VARIABILIS" calcext:value-type="string">
            <text:p>LATUIT NEXT VARIABILIS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COGNITA OP IN PRINT" calcext:value-type="string">
            <text:p>COGNITA OP IN PRINT</text:p>
          </table:table-cell>
          <table:table-cell table:style-name="ce8" table:formula="of:=IFERROR(__xludf.dummyfunction(&quot;upper(googletranslate(A79,$A$1,&quot;&quot;en&quot;&quot;))&quot;);&quot;LEARNING OP IN PRINT&quot;)" office:value-type="string" office:string-value="LEARNING OP IN PRINT" calcext:value-type="string">
            <text:p>LEARNING O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COGNITA OP IN PRINT&quot;)" office:value-type="string" office:string-value="COGNITA OP IN PRINT" calcext:value-type="string">
            <text:p>COGNITA OP IN PRINT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COGNITA RATIONALIS MATH OPERANDI" calcext:value-type="string">
            <text:p>COGNITA RATIONALIS MATH OPERANDI</text:p>
          </table:table-cell>
          <table:table-cell table:style-name="ce8" table:formula="of:=IFERROR(__xludf.dummyfunction(&quot;upper(googletranslate(A80,$A$1,&quot;&quot;en&quot;&quot;))&quot;);&quot;LEARNING THE RATIONAL MATH OPERATION&quot;)" office:value-type="string" office:string-value="LEARNING THE RATIONAL MATH OPERATION" calcext:value-type="string">
            <text:p>LEARNING THE RATIONAL MATH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COGNITA RATIONALIS MATH OPERANDI&quot;)" office:value-type="string" office:string-value="COGNITA RATIONALIS MATH OPERANDI" calcext:value-type="string">
            <text:p>COGNITA RATIONALIS MATH OPERANDI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OGNITA VARIABILIS TYPE" calcext:value-type="string">
            <text:p>COGNITA VARIABILIS TYPE</text:p>
          </table:table-cell>
          <table:table-cell table:style-name="ce8" table:formula="of:=IFERROR(__xludf.dummyfunction(&quot;upper(googletranslate(A81,$A$1,&quot;&quot;en&quot;&quot;))&quot;);&quot;LEARNING VARIABLE TYPE&quot;)" office:value-type="string" office:string-value="LEARNING VARIABLE TYPE" calcext:value-type="string">
            <text:p>LEARNING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COGNITA VARIABILIS TYPE&quot;)" office:value-type="string" office:string-value="COGNITA VARIABILIS TYPE" calcext:value-type="string">
            <text:p>COGNITA VARIABILIS TYP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UNSET ENVIRONMENT VARIABILIS" calcext:value-type="string">
            <text:p>UNSET ENVIRONMENT VARIABILIS</text:p>
          </table:table-cell>
          <table:table-cell table:style-name="ce8" table:formula="of:=IFERROR(__xludf.dummyfunction(&quot;upper(googletranslate(A82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UNSET ENVIRONMENT VARIABILIS&quot;)" office:value-type="string" office:string-value="UNSET ENVIRONMENT VARIABILIS" calcext:value-type="string">
            <text:p>UNSET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ILIS / ORDINATA DEFINITIO MISMATCH" calcext:value-type="string">
            <text:p>VARIABILIS / ORDINATA DEFINITIO MISMATCH</text:p>
          </table:table-cell>
          <table:table-cell table:style-name="ce8" table:formula="of:=IFERROR(__xludf.dummyfunction(&quot;upper(googletranslate(A83,$A$1,&quot;&quot;en&quot;&quot;))&quot;);&quot;VARIABLE / ORDAINED DEFINITION MISMATCH&quot;)" office:value-type="string" office:string-value="VARIABLE / ORDAINED DEFINITION MISMATCH" calcext:value-type="string">
            <text:p>VARIABLE / ORDAINED DEFINITION MIS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ILIS / ORDINATA DEFINITIO MISMATCH&quot;)" office:value-type="string" office:string-value="VARIABILIS / ORDINATA DEFINITIO MISMATCH" calcext:value-type="string">
            <text:p>VARIABILIS / ORDINATA DEFINITIO MISMATCH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ILIS DEFINED AS ORDINATA" calcext:value-type="string">
            <text:p>VARIABILIS DEFINED AS ORDINATA</text:p>
          </table:table-cell>
          <table:table-cell table:style-name="ce8" table:formula="of:=IFERROR(__xludf.dummyfunction(&quot;upper(googletranslate(A84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ILIS DEFINED AS ORDINATA&quot;)" office:value-type="string" office:string-value="VARIABILIS DEFINED AS ORDINATA" calcext:value-type="string">
            <text:p>VARIABILIS DEFINED AS ORDINAT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ILIS DEFINED UT NONARRAY" calcext:value-type="string">
            <text:p>VARIABILIS DEFINED UT NONARRAY</text:p>
          </table:table-cell>
          <table:table-cell table:style-name="ce8" table:formula="of:=IFERROR(__xludf.dummyfunction(&quot;upper(googletranslate(A85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ILIS DEFINED UT NONARRAY&quot;)" office:value-type="string" office:string-value="VARIABILIS DEFINED UT NONARRAY" calcext:value-type="string">
            <text:p>VARIABILIS DEFINED UT NON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ILIS HABET VALOREM" calcext:value-type="string">
            <text:p>VARIABILIS HABET VALOREM</text:p>
          </table:table-cell>
          <table:table-cell table:style-name="ce8" table:formula="of:=IFERROR(__xludf.dummyfunction(&quot;upper(googletranslate(A86,$A$1,&quot;&quot;en&quot;&quot;))&quot;);&quot;VARIABLE HAS A VALUE&quot;)" office:value-type="string" office:string-value="VARIABLE HAS A VALUE" calcext:value-type="string">
            <text:p>VARIABLE HAS A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ILIS HABET VALOREM&quot;)" office:value-type="string" office:string-value="VARIABILIS HABET VALOREM" calcext:value-type="string">
            <text:p>VARIABILIS HABET VALOREM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VARIABILIS NON EST ORDINATA" calcext:value-type="string">
            <text:p>VARIABILIS NON EST ORDINATA</text:p>
          </table:table-cell>
          <table:table-cell table:style-name="ce8" table:formula="of:=IFERROR(__xludf.dummyfunction(&quot;upper(googletranslate(A87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VARIABILIS NON EST ORDINATA&quot;)" office:value-type="string" office:string-value="VARIABILIS NON EST ORDINATA" calcext:value-type="string">
            <text:p>VARIABILIS NON EST ORDINATA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39">
            <calcext:condition calcext:apply-style-name="ConditionalStyle_1" calcext:value="formula-is(COUNTIF([.$A$3:.$A$39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BYLANT" calcext:value-type="string">
            <text:p>BYLANT</text:p>
          </table:table-cell>
          <table:table-cell table:style-name="ce8" table:formula="of:=IFERROR(__xludf.dummyfunction(&quot;upper(googletranslate(A10,$A$1,&quot;&quot;en&quot;&quot;))&quot;);&quot;TARNISH&quot;)" office:value-type="string" office:string-value="TARNISH" calcext:value-type="string">
            <text:p>TARNISH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BYLANT&quot;)" office:value-type="string" office:string-value="BYLANT" calcext:value-type="string">
            <text:p>BYLANT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ADAWEN" calcext:value-type="string">
            <text:p>ADAWE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ADAWEN&quot;)" office:value-type="string" office:string-value="ADAWEN" calcext:value-type="string">
            <text:p>ADAWE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ARKABLE&quot;)" office:value-type="string" office:string-value="REMARKABLE" calcext:value-type="string">
            <text:p>REMARKABL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FARCIED" calcext:value-type="string">
            <text:p>FARCIED</text:p>
          </table:table-cell>
          <table:table-cell table:style-name="ce8" table:formula="of:=IFERROR(__xludf.dummyfunction(&quot;upper(googletranslate(A38,$A$1,&quot;&quot;en&quot;&quot;))&quot;);&quot;MARK&quot;)" office:value-type="string" office:string-value="MARK" calcext:value-type="string">
            <text:p>M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FARCIED&quot;)" office:value-type="string" office:string-value="FARCIED" calcext:value-type="string">
            <text:p>FARCIED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ATO" calcext:value-type="string">
            <text:p>A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TO&quot;)" office:value-type="string" office:string-value="ATO" calcext:value-type="string">
            <text:p>A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1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2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3,$A$1,&quot;&quot;en&quot;&quot;))&quot;);&quot;ARAE INDEX OUTSIDE BORDERS&quot;)" office:value-type="string" office:string-value="ARAE INDEX OUTSIDE BORDERS" calcext:value-type="string">
            <text:p>ARAE INDEX OUTSID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5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6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LCH DIFFINIAD WEDI'I DDARGANFOD" calcext:value-type="string">
            <text:p>CYLCH DIFFINIAD WEDI'I DDARGANFOD</text:p>
          </table:table-cell>
          <table:table-cell table:style-name="ce8" table:formula="of:=IFERROR(__xludf.dummyfunction(&quot;upper(googletranslate(A47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WALLAU" calcext:value-type="string">
            <text:p>WALLAU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WALLAU&quot;)" office:value-type="string" office:string-value="WALLAU" calcext:value-type="string">
            <text:p>WALLAU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METHIANNAU" calcext:value-type="string">
            <text:p>METHIANNAU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METHIANNAU&quot;)" office:value-type="string" office:string-value="METHIANNAU" calcext:value-type="string">
            <text:p>METHIANNAU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50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1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2,$A$1,&quot;&quot;en&quot;&quot;))&quot;);&quot;MISCELLANEOUS PARAMETER DEFINITION FUNCTION&quot;)" office:value-type="string" office:string-value="MISCELLANEOUS PARAMETER DEFINITION FUNCTION" calcext:value-type="string">
            <text:p>MISCELLANEOUS PARAMETER DEFINITION FUNCTION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3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4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5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6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7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8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59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60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AE ANGEN IAITH AR OPSIWN" calcext:value-type="string">
            <text:p>MAE ANGEN IAITH AR OPSIWN</text:p>
          </table:table-cell>
          <table:table-cell table:style-name="ce8" table:formula="of:=IFERROR(__xludf.dummyfunction(&quot;upper(googletranslate(A61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MAE ANGEN IAITH AR OPSIWN&quot;)" office:value-type="string" office:string-value="MAE ANGEN IAITH AR OPSIWN" calcext:value-type="string">
            <text:p>MAE ANGEN IAITH AR OPSIW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2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3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GWALL CYSTRAWEN" calcext:value-type="string">
            <text:p>GWALL CYSTRAWEN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GWALL CYSTRAWEN&quot;)" office:value-type="string" office:string-value="GWALL CYSTRAWEN" calcext:value-type="string">
            <text:p>GWALL CYSTRAW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5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6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7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8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69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70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71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2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3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4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5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6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7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8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79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80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81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2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3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4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5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6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7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39">
            <calcext:condition calcext:apply-style-name="ConditionalStyle_1" calcext:value="formula-is(COUNTIF([.$A$3:.$A$39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SEKELA" calcext:value-type="string">
            <text:p>ISISEKELA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SEKELA&quot;)" office:value-type="string" office:string-value="ISISEKELA" calcext:value-type="string">
            <text:p>ISISEKEL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GELA" calcext:value-type="string">
            <text:p>UKUKHANGELA</text:p>
          </table:table-cell>
          <table:table-cell table:style-name="ce8" table:formula="of:=IFERROR(__xludf.dummyfunction(&quot;upper(googletranslate(A9,$A$1,&quot;&quot;en&quot;&quot;))&quot;);&quot;LOOK&quot;)" office:value-type="string" office:string-value="LOOK" calcext:value-type="string">
            <text:p>LOOK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GELA&quot;)" office:value-type="string" office:string-value="UKUKHANGELA" calcext:value-type="string">
            <text:p>UKUKHANGEL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STALL&quot;)" office:value-type="string" office:string-value="INSTALL" calcext:value-type="string">
            <text:p>INSTALL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WAIT&quot;)" office:value-type="string" office:string-value="WAIT" calcext:value-type="string">
            <text:p>WAI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39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1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2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3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4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5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6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7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HAPHALAZA" calcext:value-type="string">
            <text:p>PHAPHALAZA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PHAPHALAZA&quot;)" office:value-type="string" office:string-value="PHAPHALAZA" calcext:value-type="string">
            <text:p>PHAPHALAZ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50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1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2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3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4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5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6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7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8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59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60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1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2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3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PHUTHA LE-SYNTAX" calcext:value-type="string">
            <text:p>IPHUTHA LE-SYNTAX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IPHUTHA LE-SYNTAX&quot;)" office:value-type="string" office:string-value="IPHUTHA LE-SYNTAX" calcext:value-type="string">
            <text:p>IPHUTHA LE-SYNTAX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5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6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7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8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69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70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71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UKUCHAZWA OKUNGAZIWA UMSEBENZI" calcext:value-type="string">
            <text:p>UKUCHAZWA OKUNGAZIWA UMSEBENZI</text:p>
          </table:table-cell>
          <table:table-cell table:style-name="ce8" table:formula="of:=IFERROR(__xludf.dummyfunction(&quot;upper(googletranslate(A72,$A$1,&quot;&quot;en&quot;&quot;))&quot;);&quot;AN UNKNOWN DESCRIPTION WORK&quot;)" office:value-type="string" office:string-value="AN UNKNOWN DESCRIPTION WORK" calcext:value-type="string">
            <text:p>AN UNKNOWN DESCRIPTION WORK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UKUCHAZWA OKUNGAZIWA UMSEBENZI&quot;)" office:value-type="string" office:string-value="UKUCHAZWA OKUNGAZIWA UMSEBENZI" calcext:value-type="string">
            <text:p>UKUCHAZWA OKUNGAZIWA UMSEBENZ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3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4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5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6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7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8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79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80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81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2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3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4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5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6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7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39">
            <calcext:condition calcext:apply-style-name="ConditionalStyle_1" calcext:value="formula-is(COUNTIF([.$A$3:.$A$39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פון" calcext:value-type="string">
            <text:p>פון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פון&quot;)" office:value-type="string" office:string-value="פון" calcext:value-type="string">
            <text:p>פון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ריוויינד" calcext:value-type="string">
            <text:p>ריוויינד</text:p>
          </table:table-cell>
          <table:table-cell table:style-name="ce8" table:formula="of:=IFERROR(__xludf.dummyfunction(&quot;upper(googletranslate(A29,$A$1,&quot;&quot;en&quot;&quot;))&quot;);&quot;REWIND&quot;)" office:value-type="string" office:string-value="REWIND" calcext:value-type="string">
            <text:p>REWIND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 table:style-name="ce1" office:value-type="string" calcext:value-type="string">
            <text:p>REWIND</text:p>
          </table:table-cell>
          <table:table-cell table:style-name="ce2" table:formula="of:=IFERROR(__xludf.dummyfunction(&quot;UPPER(GOOGLETRANSLATE(if(len(D29) &gt; 0, D29, C29),&quot;&quot;en&quot;&quot;,$A$1))&quot;);&quot;ריוויינד&quot;)" office:value-type="string" office:string-value="ריוויינד" calcext:value-type="string">
            <text:p>ריוויינד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1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3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4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דורכפאַל" calcext:value-type="string">
            <text:p>דורכפאַל</text:p>
          </table:table-cell>
          <table:table-cell table:style-name="ce8" table:formula="of:=IFERROR(__xludf.dummyfunction(&quot;upper(googletranslate(A49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49) &gt; 0, D49, C49),&quot;&quot;en&quot;&quot;,$A$1))&quot;);&quot;דורכפאַל&quot;)" office:value-type="string" office:string-value="דורכפאַל" calcext:value-type="string">
            <text:p>דורכפאַל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50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1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2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2) &gt; 0, D52, C52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3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4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5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5) &gt; 0, D55, C55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6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6) &gt; 0, D56, C56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7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7) &gt; 0, D57, C57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8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8) &gt; 0, D58, C58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59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9) &gt; 0, D59, C59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60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0) &gt; 0, D60, C60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1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1) &gt; 0, D61, C61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2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2) &gt; 0, D62, C62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3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3) &gt; 0, D63, C63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סינטאַקס טעות" calcext:value-type="string">
            <text:p>סינטאַקס טעות</text:p>
          </table:table-cell>
          <table:table-cell table:style-name="ce8" table:formula="of:=IFERROR(__xludf.dummyfunction(&quot;upper(googletranslate(A64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סינטאַקס טעות&quot;)" office:value-type="string" office:string-value="סינטאַקס טעות" calcext:value-type="string">
            <text:p>סינטאַקס טעות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5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5) &gt; 0, D65, C65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6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6) &gt; 0, D66, C66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7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7) &gt; 0, D67, C67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8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8) &gt; 0, D68, C68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69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9) &gt; 0, D69, C69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70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0) &gt; 0, D70, C70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71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1) &gt; 0, D71, C71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style-name="ce8" table:formula="of:=IFERROR(__xludf.dummyfunction(&quot;upper(googletranslate(A72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פונקציע דעפֿיניציע&quot;)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3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4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5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6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7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8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79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80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0) &gt; 0, D80, C80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81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1) &gt; 0, D81, C81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2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2) &gt; 0, D82, C82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3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3) &gt; 0, D83, C83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4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5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6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6) &gt; 0, D86, C86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7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7) &gt; 0, D87, C87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39">
            <calcext:condition calcext:apply-style-name="ConditionalStyle_1" calcext:value="formula-is(COUNTIF([.$A$3:.$A$39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480" meta:object-count="0"/>
    <meta:generator>LibreOfficeDev/6.0.5.2$Linux_X86_64 LibreOffice_project/</meta:generator>
  </office:meta>
</office:document-meta>
</file>